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6.3125in" fo:margin-left="-0.0417in" fo:margin-top="0in" fo:margin-bottom="0in" table:align="left"/>
    </style:style>
    <style:style style:name="Table1.A" style:family="table-column">
      <style:table-column-properties style:column-width="0.8563in"/>
    </style:style>
    <style:style style:name="Table1.B" style:family="table-column">
      <style:table-column-properties style:column-width="5.4563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6.1458in" fo:margin-left="-0.0417in" fo:margin-top="0in" fo:margin-bottom="0in" table:align="left"/>
    </style:style>
    <style:style style:name="Table2.A" style:family="table-column">
      <style:table-column-properties style:column-width="0.8035in"/>
    </style:style>
    <style:style style:name="Table2.B" style:family="table-column">
      <style:table-column-properties style:column-width="5.3424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5.375in" fo:margin-left="-0.0417in" fo:margin-top="0in" fo:margin-bottom="0in" table:align="left"/>
    </style:style>
    <style:style style:name="Table3.A" style:family="table-column">
      <style:table-column-properties style:column-width="0.8569in"/>
    </style:style>
    <style:style style:name="Table3.B" style:family="table-column">
      <style:table-column-properties style:column-width="4.5181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3"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4"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5"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6" style:family="paragraph" style:parent-style-name="Heading_20_2">
      <loext:graphic-properties draw:fill-gradient-name="gradient" draw:fill-hatch-name="hatch"/>
      <style:paragraph-properties fo:margin-top="0in" fo:margin-bottom="0in" style:contextual-spacing="true"/>
    </style:style>
    <style:style style:name="P7"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8" style:family="paragraph" style:parent-style-name="Standard">
      <loext:graphic-properties draw:fill-gradient-name="gradient" draw:fill-hatch-name="hatch"/>
      <style:paragraph-properties fo:margin-top="0in" fo:margin-bottom="0in" style:contextual-spacing="true" style:writing-mode="lr-tb"/>
      <style:text-properties fo:font-size="12pt" style:font-size-asian="12pt" style:font-size-complex="12pt"/>
    </style:style>
    <style:style style:name="P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0" style:family="paragraph" style:parent-style-name="Standard">
      <style:paragraph-properties fo:text-align="end" style:justify-single-word="false">
        <style:tab-stops/>
      </style:paragraph-properties>
    </style:style>
    <style:style style:name="P11"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2" style:family="paragraph" style:parent-style-name="Standard">
      <style:paragraph-properties fo:text-align="start" style:justify-single-word="false">
        <style:tab-stops/>
      </style:paragraph-properties>
    </style:style>
    <style:style style:name="P13"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1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1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9" style:family="paragraph" style:parent-style-name="Standard">
      <loext:graphic-properties draw:fill-gradient-name="gradient" draw:fill-hatch-name="hatch"/>
      <style:paragraph-properties fo:margin-top="0in" fo:margin-bottom="0in" style:contextual-spacing="true"/>
    </style:style>
    <style:style style:name="P2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size="13pt" officeooo:paragraph-rsid="00123c53" style:font-size-asian="13pt" style:font-size-complex="13pt"/>
    </style:style>
    <style:style style:name="P21"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22"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3"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24"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P2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23c53"/>
    </style:style>
    <style:style style:name="P27" style:family="paragraph" style:parent-style-name="Text_20_body">
      <loext:graphic-properties draw:fill-gradient-name="gradient" draw:fill-hatch-name="hatch"/>
      <style:paragraph-properties fo:margin-top="0in" fo:margin-bottom="0in" style:contextual-spacing="true"/>
      <style:text-properties officeooo:rsid="00123c53" officeooo:paragraph-rsid="00123c53"/>
    </style:style>
    <style:style style:name="P28" style:family="paragraph" style:parent-style-name="Text_20_body">
      <loext:graphic-properties draw:fill-gradient-name="gradient" draw:fill-hatch-name="hatch"/>
      <style:paragraph-properties fo:margin-top="0in" fo:margin-bottom="0in" style:contextual-spacing="true"/>
      <style:text-properties officeooo:paragraph-rsid="001434a4"/>
    </style:style>
    <style:style style:name="P29" style:family="paragraph" style:parent-style-name="Title">
      <loext:graphic-properties draw:fill-gradient-name="gradient" draw:fill-hatch-name="hatch"/>
      <style:paragraph-properties fo:margin-top="0in" fo:margin-bottom="0in" style:contextual-spacing="true"/>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fo:font-weight="normal" fo:background-color="transparent" loext:char-shading-value="0" style:font-weight-asian="normal" style:font-weight-complex="normal" loext:padding="0in" loext:border="none"/>
    </style:style>
    <style:style style:name="T3" style:family="text">
      <style:text-properties fo:font-variant="normal" fo:text-transform="none" fo:color="#0f0f0f" loext:opacity="100%" style:font-name="Roboto" fo:font-size="10.5pt" fo:letter-spacing="normal" fo:font-style="normal" fo:font-weight="normal"/>
    </style:style>
    <style:style style:name="T4" style:family="text">
      <style:text-properties fo:font-variant="normal" fo:text-transform="none" fo:color="#0f0f0f" loext:opacity="100%" style:font-name="Roboto" fo:font-size="10.5pt" fo:letter-spacing="normal" fo:font-style="normal" fo:font-weight="normal" officeooo:rsid="0023e46a"/>
    </style:style>
    <style:style style:name="T5" style:family="text">
      <style:text-properties fo:font-variant="normal" fo:text-transform="none" fo:color="#0f0f0f" loext:opacity="100%" style:font-name="Roboto" fo:font-size="10.5pt" fo:letter-spacing="normal" fo:font-style="normal" fo:font-weight="normal" officeooo:rsid="0010d860"/>
    </style:style>
    <style:style style:name="T6" style:family="text">
      <style:text-properties fo:font-variant="normal" fo:text-transform="none" fo:color="#0f0f0f" loext:opacity="100%" style:font-name="Roboto" fo:font-size="10.5pt" fo:letter-spacing="normal" fo:font-style="normal" fo:font-weight="normal" officeooo:rsid="0019a978"/>
    </style:style>
    <style:style style:name="T7" style:family="text">
      <style:text-properties fo:font-variant="normal" fo:text-transform="none" fo:color="#0f0f0f" loext:opacity="100%" style:font-name="Roboto" fo:font-size="10.5pt" fo:letter-spacing="normal" fo:font-style="normal" fo:font-weight="normal" officeooo:rsid="00123c53"/>
    </style:style>
    <style:style style:name="T8" style:family="text">
      <style:text-properties fo:font-variant="normal" fo:text-transform="none" fo:color="#0f0f0f" loext:opacity="100%" style:font-name="Roboto" fo:font-size="13pt" fo:letter-spacing="normal" fo:font-style="normal" fo:font-weight="normal" officeooo:rsid="0019a978" fo:background-color="transparent" loext:char-shading-value="0" style:font-size-asian="13pt" style:font-size-complex="13pt" loext:padding="0in" loext:border="none"/>
    </style:style>
    <style:style style:name="T9" style:family="text">
      <style:text-properties fo:font-variant="normal" fo:text-transform="none" fo:color="#0f0f0f" loext:opacity="100%" style:font-name="Roboto" fo:font-size="13pt" fo:letter-spacing="normal" fo:font-style="normal" fo:font-weight="normal" officeooo:rsid="0019a978" style:font-size-asian="13pt" style:font-size-complex="13pt"/>
    </style:style>
    <style:style style:name="T10" style:family="text">
      <style:text-properties fo:font-variant="normal" fo:text-transform="none" fo:color="#0f0f0f" loext:opacity="100%" style:font-name="Roboto" fo:font-size="13pt" fo:letter-spacing="normal" fo:font-style="normal" fo:font-weight="normal" officeooo:rsid="00123c53" style:font-size-asian="13pt" style:font-size-complex="13pt"/>
    </style:style>
    <style:style style:name="T11" style:family="text">
      <style:text-properties fo:font-variant="normal" fo:text-transform="none" fo:color="#0f0f0f" loext:opacity="100%" style:font-name="Roboto" fo:letter-spacing="normal" fo:font-style="normal" fo:font-weight="normal"/>
    </style:style>
    <style:style style:name="T12" style:family="text">
      <style:text-properties fo:font-variant="normal" fo:text-transform="none" fo:color="#0f0f0f" loext:opacity="100%" style:font-name="Roboto" fo:letter-spacing="normal" fo:font-style="normal" fo:font-weight="normal" officeooo:rsid="0019a978"/>
    </style:style>
    <style:style style:name="T13" style:family="text">
      <style:text-properties fo:font-variant="normal" fo:text-transform="none" fo:color="#0f0f0f" loext:opacity="100%" style:font-name="Roboto" fo:letter-spacing="normal" fo:font-style="normal" fo:font-weight="normal" officeooo:rsid="0019a978" fo:background-color="transparent" loext:char-shading-value="0" loext:padding="0in" loext:border="none"/>
    </style:style>
    <style:style style:name="T14" style:family="text">
      <style:text-properties fo:font-variant="normal" fo:text-transform="none" fo:color="#0f0f0f" loext:opacity="100%" style:font-name="Roboto" fo:letter-spacing="normal" fo:font-style="normal" fo:font-weight="normal" officeooo:rsid="00123c53"/>
    </style:style>
    <style:style style:name="T15" style:family="text">
      <style:text-properties fo:font-variant="normal" fo:text-transform="none" fo:color="#0f0f0f" loext:opacity="100%" style:font-name="Roboto" fo:letter-spacing="normal" fo:font-style="normal" fo:font-weight="normal" officeooo:rsid="0010d860"/>
    </style:style>
    <style:style style:name="T16" style:family="text">
      <style:text-properties officeooo:rsid="001a63e3"/>
    </style:style>
    <style:style style:name="T17" style:family="text">
      <style:text-properties officeooo:rsid="0010d860"/>
    </style:style>
    <style:style style:name="T18" style:family="text">
      <style:text-properties officeooo:rsid="00123c53"/>
    </style:style>
    <style:style style:name="T19"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0" style:family="text">
      <style:text-properties style:text-outline="false" style:text-line-through-style="none" style:text-line-through-type="none" style:font-name="Liberation Serif" fo:font-style="normal" fo:text-shadow="none" style:text-underline-style="none" fo:font-weight="normal" officeooo:rsid="00123c53" style:font-style-asian="normal" style:font-weight-asian="normal" style:text-emphasize="none"/>
    </style:style>
    <style:style style:name="T21" style:family="text">
      <style:text-properties officeooo:rsid="001434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ActInf Livestream 042 ~ “Robot navigation as hierarchical active inference”</text:span></text:p>
      <text:p text:style-name="P24"/>
      <text:p text:style-name="P23"><text:span text:style-name="T1"/></text:p>
      <text:p text:style-name="P14">Discussion of the 2021 paper by "Robot navigation as hierarchical active inference" by Ozan Çatal, Tim Verbelen, Toon Van de Maele, Bart Dhoedt, &amp; Adam Safron.</text:p>
      <text:p text:style-name="P14"/>
      <text:p text:style-name="P23"><text:a xlink:type="simple" xlink:href="https://www.sciencedirect.com/science/article/abs/pii/S0893608021002021" text:style-name="Internet_20_link" text:visited-style-name="Visited_20_Internet_20_Link"><text:span text:style-name="T2">https://www.sciencedirect.com/science/article/abs/pii/S0893608021002021</text:span></text:a></text:p>
      <text:p text:style-name="P24"/>
      <text:p text:style-name="P24"/>
      <text:p text:style-name="P3">Presented by Active Inference Institute in 2022</text:p>
      <text:p text:style-name="P19"/>
      <text:h text:style-name="P1" text:outline-level="1"><text:span text:style-name="T16">Session </text:span>0<text:span text:style-name="T18">42</text:span>.0, <text:span text:style-name="T18">April 16</text:span><text:span text:style-name="T16">, 2022</text:span></text:h>
      <text:p text:style-name="P21"><text:a xlink:type="simple" xlink:href="https://www.youtube.com/watch?v=Dl6v-3COgCo" text:style-name="Internet_20_link" text:visited-style-name="Visited_20_Internet_20_Link">https://www.youtube.com/watch?v=Dl6v-3COgCo</text:a></text:p>
      <text:p text:style-name="P21"/>
      <text:p text:style-name="P9"><text:span text:style-name="T5"/></text:p>
      <text:p text:style-name="P9"><text:span text:style-name="T5">This video is a</text:span><text:span text:style-name="T3">n introduction for some of the ideas </text:span><text:span text:style-name="T4">in the paper.</text:span></text:p>
      <text:p text:style-name="P15"/>
      <text:p text:style-name="P9"/>
      <text:p text:style-name="P19"/>
      <text:h text:style-name="P6" text:outline-level="2"><text:span text:style-name="T17">SESSION SPEAKER</text:span>S</text:h>
      <text:p text:style-name="P8"><text:span text:style-name="T19">Siddhant Shrivastava</text:span><text:span text:style-name="T20">, </text:span>Daniel Friedman</text:p>
      <text:p text:style-name="P7"/>
      <text:p text:style-name="P7"/>
      <text:h text:style-name="P4" text:outline-level="2">CONTENTS</text:h>
      <table:table table:name="Table1" table:style-name="Table1">
        <table:table-column table:style-name="Table1.A"/>
        <table:table-column table:style-name="Table1.B"/>
        <table:table-row table:style-name="Table1.1">
          <table:table-cell table:style-name="Table1.A1" office:value-type="string">
            <text:p text:style-name="P11">00:27</text:p>
          </table:table-cell>
          <table:table-cell table:style-name="Table1.A1" office:value-type="string">
            <text:p text:style-name="P13">Actinf Lab Livestream</text:p>
          </table:table-cell>
        </table:table-row>
        <table:table-row table:style-name="Table1.1">
          <table:table-cell table:style-name="Table1.A1" office:value-type="string">
            <text:p text:style-name="P11">01:12</text:p>
          </table:table-cell>
          <table:table-cell table:style-name="Table1.A1" office:value-type="string">
            <text:p text:style-name="P13">Introduction to Robot Navigation as Hierarchical Active Inference</text:p>
          </table:table-cell>
        </table:table-row>
        <table:table-row table:style-name="Table1.1">
          <table:table-cell table:style-name="Table1.A1" office:value-type="string">
            <text:p text:style-name="P11">02:43</text:p>
          </table:table-cell>
          <table:table-cell table:style-name="Table1.A1" office:value-type="string">
            <text:p text:style-name="P13">Active Inference: The Future of Networks</text:p>
          </table:table-cell>
        </table:table-row>
        <table:table-row table:style-name="Table1.1">
          <table:table-cell table:style-name="Table1.A1" office:value-type="string">
            <text:p text:style-name="P11">05:47</text:p>
          </table:table-cell>
          <table:table-cell table:style-name="Table1.A1" office:value-type="string">
            <text:p text:style-name="P13">Multi-robot teams</text:p>
          </table:table-cell>
        </table:table-row>
        <table:table-row table:style-name="Table1.1">
          <table:table-cell table:style-name="Table1.A1" office:value-type="string">
            <text:p text:style-name="P11">15:42</text:p>
          </table:table-cell>
          <table:table-cell table:style-name="Table1.A1" office:value-type="string">
            <text:p text:style-name="P13">Adaptive navigation in a complex,</text:p>
          </table:table-cell>
        </table:table-row>
        <table:table-row table:style-name="Table1.1">
          <table:table-cell table:style-name="Table1.A1" office:value-type="string">
            <text:p text:style-name="P11">22:59</text:p>
          </table:table-cell>
          <table:table-cell table:style-name="Table1.A1" office:value-type="string">
            <text:p text:style-name="P13">Robot Navigation as HISTORICAL Inference</text:p>
          </table:table-cell>
        </table:table-row>
        <table:table-row table:style-name="Table1.1">
          <table:table-cell table:style-name="Table1.A1" office:value-type="string">
            <text:p text:style-name="P11">24:15</text:p>
          </table:table-cell>
          <table:table-cell table:style-name="Table1.A1" office:value-type="string">
            <text:p text:style-name="P13">The authors of the psychedelic science paper</text:p>
          </table:table-cell>
        </table:table-row>
        <table:table-row table:style-name="Table1.1">
          <table:table-cell table:style-name="Table1.A1" office:value-type="string">
            <text:p text:style-name="P11">25:34</text:p>
          </table:table-cell>
          <table:table-cell table:style-name="Table1.A1" office:value-type="string">
            <text:p text:style-name="P13">Inferring maps for autonomous navigation</text:p>
          </table:table-cell>
        </table:table-row>
        <table:table-row table:style-name="Table1.1">
          <table:table-cell table:style-name="Table1.A1" office:value-type="string">
            <text:p text:style-name="P11">30:48</text:p>
          </table:table-cell>
          <table:table-cell table:style-name="Table1.A1" office:value-type="string">
            <text:p text:style-name="P13">Active Inference in Robotics and Deep Learning</text:p>
          </table:table-cell>
        </table:table-row>
        <table:table-row table:style-name="Table1.1">
          <table:table-cell table:style-name="Table1.A1" office:value-type="string">
            <text:p text:style-name="P11">32:13</text:p>
          </table:table-cell>
          <table:table-cell table:style-name="Table1.A1" office:value-type="string">
            <text:p text:style-name="P13">The Active Inference Meme</text:p>
          </table:table-cell>
        </table:table-row>
        <table:table-row table:style-name="Table1.1">
          <table:table-cell table:style-name="Table1.A1" office:value-type="string">
            <text:p text:style-name="P11">34:52</text:p>
          </table:table-cell>
          <table:table-cell table:style-name="Table1.A1" office:value-type="string">
            <text:p text:style-name="P13"><text:s/><text:span text:style-name="T18">M</text:span>eme analysis</text:p>
          </table:table-cell>
        </table:table-row>
        <table:table-row table:style-name="Table1.1">
          <table:table-cell table:style-name="Table1.A1" office:value-type="string">
            <text:p text:style-name="P11">39:01</text:p>
          </table:table-cell>
          <table:table-cell table:style-name="Table1.A1" office:value-type="string">
            <text:p text:style-name="P13">Are we Ready for Service Robots?</text:p>
          </table:table-cell>
        </table:table-row>
        <table:table-row table:style-name="Table1.1">
          <table:table-cell table:style-name="Table1.A1" office:value-type="string">
            <text:p text:style-name="P11">42:36</text:p>
          </table:table-cell>
          <table:table-cell table:style-name="Table1.A1" office:value-type="string">
            <text:p text:style-name="P13">The neuroscience of rat Slam</text:p>
          </table:table-cell>
        </table:table-row>
        <table:table-row table:style-name="Table1.1">
          <table:table-cell table:style-name="Table1.A1" office:value-type="string">
            <text:p text:style-name="P11">43:44</text:p>
          </table:table-cell>
          <table:table-cell table:style-name="Table1.A1" office:value-type="string">
            <text:p text:style-name="P13">Mapping the Earth's terrains with RAD Slam</text:p>
          </table:table-cell>
        </table:table-row>
        <table:table-row table:style-name="Table1.1">
          <table:table-cell table:style-name="Table1.A1" office:value-type="string">
            <text:p text:style-name="P11">48:38</text:p>
          </table:table-cell>
          <table:table-cell table:style-name="Table1.A1" office:value-type="string">
            <text:p text:style-name="P13">Inferring the hippocampal entrance system in general navigation</text:p>
          </table:table-cell>
        </table:table-row>
        <table:table-row table:style-name="Table1.1">
          <table:table-cell table:style-name="Table1.A1" office:value-type="string">
            <text:p text:style-name="P11">1:01:38</text:p>
          </table:table-cell>
          <table:table-cell table:style-name="Table1.A1" office:value-type="string">
            <text:p text:style-name="P13">Navigation as a hierarchical Bayesian inference</text:p>
          </table:table-cell>
        </table:table-row>
        <text:soft-page-break/>
        <table:table-row table:style-name="Table1.1">
          <table:table-cell table:style-name="Table1.A1" office:value-type="string">
            <text:p text:style-name="P11">1:03:14</text:p>
          </table:table-cell>
          <table:table-cell table:style-name="Table1.A1" office:value-type="string">
            <text:p text:style-name="P13">The relationship between strategy and tactics in Bayesian inference</text:p>
          </table:table-cell>
        </table:table-row>
        <table:table-row table:style-name="Table1.1">
          <table:table-cell table:style-name="Table1.A1" office:value-type="string">
            <text:p text:style-name="P11">1:14:51</text:p>
          </table:table-cell>
          <table:table-cell table:style-name="Table1.A1" office:value-type="string">
            <text:p text:style-name="P13"><text:span text:style-name="T18">E</text:span>nactive Inference 3.8</text:p>
          </table:table-cell>
        </table:table-row>
        <table:table-row table:style-name="Table1.1">
          <table:table-cell table:style-name="Table1.A1" office:value-type="string">
            <text:p text:style-name="P11">1:18:53</text:p>
          </table:table-cell>
          <table:table-cell table:style-name="Table1.A1" office:value-type="string">
            <text:p text:style-name="P13">Expected Free Energy and Variational Free Energy</text:p>
          </table:table-cell>
        </table:table-row>
        <table:table-row table:style-name="Table1.1">
          <table:table-cell table:style-name="Table1.A1" office:value-type="string">
            <text:p text:style-name="P11">1:21:41</text:p>
          </table:table-cell>
          <table:table-cell table:style-name="Table1.A1" office:value-type="string">
            <text:p text:style-name="P13">The variational free energy and expected free energy G</text:p>
          </table:table-cell>
        </table:table-row>
        <table:table-row table:style-name="Table1.1">
          <table:table-cell table:style-name="Table1.A1" office:value-type="string">
            <text:p text:style-name="P11">1:24:55</text:p>
          </table:table-cell>
          <table:table-cell table:style-name="Table1.A1" office:value-type="string">
            <text:p text:style-name="P13">Oh My!</text:p>
          </table:table-cell>
        </table:table-row>
        <table:table-row table:style-name="Table1.1">
          <table:table-cell table:style-name="Table1.A1" office:value-type="string">
            <text:p text:style-name="P11">1:26:35</text:p>
          </table:table-cell>
          <table:table-cell table:style-name="Table1.A1" office:value-type="string">
            <text:p text:style-name="P13">Castration of Planning</text:p>
          </table:table-cell>
        </table:table-row>
        <table:table-row table:style-name="Table1.1">
          <table:table-cell table:style-name="Table1.A1" office:value-type="string">
            <text:p text:style-name="P11">1:28:11</text:p>
          </table:table-cell>
          <table:table-cell table:style-name="Table1.A1" office:value-type="string">
            <text:p text:style-name="P13">From the Single Layer Generative Model for Navigation</text:p>
          </table:table-cell>
        </table:table-row>
        <table:table-row table:style-name="Table1.1">
          <table:table-cell table:style-name="Table1.A1" office:value-type="string">
            <text:p text:style-name="P11">1:36:39</text:p>
          </table:table-cell>
          <table:table-cell table:style-name="Table1.A1" office:value-type="string">
            <text:p text:style-name="P13">Inferring the navigation algorithms from silicon</text:p>
          </table:table-cell>
        </table:table-row>
        <table:table-row table:style-name="Table1.1">
          <table:table-cell table:style-name="Table1.A1" office:value-type="string">
            <text:p text:style-name="P11">1:38:25</text:p>
          </table:table-cell>
          <table:table-cell table:style-name="Table1.A1" office:value-type="string">
            <text:p text:style-name="P13">The visual perceptive aspects of the neural network</text:p>
          </table:table-cell>
        </table:table-row>
        <table:table-row table:style-name="Table1.1">
          <table:table-cell table:style-name="Table1.A1" office:value-type="string">
            <text:p text:style-name="P11">1:40:09</text:p>
          </table:table-cell>
          <table:table-cell table:style-name="Table1.A1" office:value-type="string">
            <text:p text:style-name="P13">Bayesian graph models and navigating navigation</text:p>
          </table:table-cell>
        </table:table-row>
        <table:table-row table:style-name="Table1.1">
          <table:table-cell table:style-name="Table1.A1" office:value-type="string">
            <text:p text:style-name="P11">1:43:13</text:p>
          </table:table-cell>
          <table:table-cell table:style-name="Table1.A1" office:value-type="string">
            <text:p text:style-name="P13">The generative model for robot teleoperation</text:p>
          </table:table-cell>
        </table:table-row>
        <table:table-row table:style-name="Table1.1">
          <table:table-cell table:style-name="Table1.A1" office:value-type="string">
            <text:p text:style-name="P11">1:45:07</text:p>
          </table:table-cell>
          <table:table-cell table:style-name="Table1.A1" office:value-type="string">
            <text:p text:style-name="P13">Turtle Bot and the edge computing implication</text:p>
          </table:table-cell>
        </table:table-row>
        <table:table-row table:style-name="Table1.1">
          <table:table-cell table:style-name="Table1.A1" office:value-type="string">
            <text:p text:style-name="P11">1:49:02</text:p>
          </table:table-cell>
          <table:table-cell table:style-name="Table1.A1" office:value-type="string">
            <text:p text:style-name="P13">The process of localization of a robot</text:p>
          </table:table-cell>
        </table:table-row>
        <table:table-row table:style-name="Table1.1">
          <table:table-cell table:style-name="Table1.A1" office:value-type="string">
            <text:p text:style-name="P11">1:54:47</text:p>
          </table:table-cell>
          <table:table-cell table:style-name="Table1.A1" office:value-type="string">
            <text:p text:style-name="P13">These are the imaginary policies of the Bayesian model</text:p>
          </table:table-cell>
        </table:table-row>
        <table:table-row table:style-name="Table1.1">
          <table:table-cell table:style-name="Table1.A1" office:value-type="string">
            <text:p text:style-name="P11">1:56:31</text:p>
          </table:table-cell>
          <table:table-cell table:style-name="Table1.A1" office:value-type="string">
            <text:p text:style-name="P13">Choosing the right policies for the economy</text:p>
          </table:table-cell>
        </table:table-row>
        <table:table-row table:style-name="Table1.1">
          <table:table-cell table:style-name="Table1.A1" office:value-type="string">
            <text:p text:style-name="P11">1:58:38</text:p>
          </table:table-cell>
          <table:table-cell table:style-name="Table1.A1" office:value-type="string">
            <text:p text:style-name="P13">The long term planning goals of the robot</text:p>
          </table:table-cell>
        </table:table-row>
        <table:table-row table:style-name="Table1.1">
          <table:table-cell table:style-name="Table1.A1" office:value-type="string">
            <text:p text:style-name="P11">2:00:59</text:p>
          </table:table-cell>
          <table:table-cell table:style-name="Table1.A1" office:value-type="string">
            <text:p text:style-name="P13">Active Inference in Robot Learning</text:p>
          </table:table-cell>
        </table:table-row>
        <table:table-row table:style-name="Table1.1">
          <table:table-cell table:style-name="Table1.A1" office:value-type="string">
            <text:p text:style-name="P11">2:04:22</text:p>
          </table:table-cell>
          <table:table-cell table:style-name="Table1.A1" office:value-type="string">
            <text:p text:style-name="P13">A Moment of Connections in the Inference Community</text:p>
          </table:table-cell>
        </table:table-row>
      </table:table>
      <text:p text:style-name="P19"/>
      <text:p text:style-name="P7"/>
      <text:h text:style-name="P5" text:outline-level="2">TRANSCRIPT</text:h>
      <text:p text:style-name="P22">00:27 Daniel:</text:p>
      <text:p text:style-name="P22">All right. Hello and welcome to ActInf Livestream number 420. It's April 16, 2022. Welcome to the ActInf lab. We're a participatory on lab that is communicating, learning and practicing applied active inference.</text:p>
      <text:p text:style-name="P22">You can find us at the links on the slide. This is recorded in an archived Livestream, so please provide us feedback so we can improve our work. All backgrounds and perspectives are welcome and we'll be following good video etiquette for live streams. And Sid, thanks a ton for joining, really looking forward to this conversation. If you want to learn more about active lab activities, check out <text:span text:style-name="T21">A</text:span>ctive<text:span text:style-name="T21">Infere</text:span>nce.org.</text:p>
      <text:p text:style-name="P22">Okay, we're here in Active Livestream number 420 and we are starting to learn and discuss this paper, robot Navigation as Hierarchical Active Inference in the journal Neural Networks, October 2021.</text:p>
      <text:p text:style-name="P28">01:27 It's by <text:span text:style-name="T3">Ozan Çatal, Tim Verbelen, Toon Van de Maele, Bart Dhoedt, Adam Safron</text:span>, and some of whom we're looking forward to speaking with in the upcoming weeks. And this video is an introduction for some of the ideas and just some background and context and rapidly assembled fun and memes that we'll go through. So it's just an introduction of a discussion and we hope that if you're watching live or later that you can still contribute to this. And we're going to go over the main aims and claims of the paper, then the abstract roadmap, and then walk through some cool keywords and concept which will be great to hear since perspective from working with robotics, which is an area that certainly I've never actually been involved in.</text:p>
      <text:p text:style-name="P22">So going through some of the more applied work that we're going to see with robotics and also some of the more formal aspects from active inference, and then this third vector that maybe we both share, which is some of the biological basis of navigation.</text:p>
      <text:p text:style-name="P22">02:28 So we're going to just go into the introductions first. I'm Daniel, I'm a researcher in California and I'll pass to Sid. So Sid, I'll walk through your slides, but yes, let's hear it.</text:p>
      <text:p text:style-name="P22"><text:soft-page-break/></text:p>
      <text:p text:style-name="P22">02:41 Sid:</text:p>
      <text:p text:style-name="P22">Sure, let's go to slide nine.</text:p>
      <text:p text:style-name="P22">And before I even address myself, I would say that we need to address the elephant in the room that this is live stream number 42, which is one of my favorite numbers and the favorite number for a lot of people because it's the answer to life universe and everything. So this is the first time that I am coming to an active active active inference Livestream actively inferring the whole idea, active inference lab itself. I'm very new to the field, so, yeah, I'm very excited to learn a lot of things. And yeah, just as we are on the slide right now, 42 has a lot of other references that you can check out on that Wikipedia link. Okay, moving to the next slide, I usually document the many things that I've been up to at this particular link.</text:p>
      <text:p text:style-name="P22">And in the next slide I highlight like a few places where I have had the fortune to be at.</text:p>
      <text:p text:style-name="P22">03:45 So I formally have studied computer science and design, and I've meandered by accident and by intention in a lot of different places that you can see here. So I studied computer science at a university in India, which practices a lot of hands on experience. And that's where I got my start in robotics and a lot of other things, then studied further through various participatory workshops and internships, space organizations, media labs, and then spent two years at Financial Services to understand how money works and was introduced to robotics mostly through open source software. In the bottommost thing that you see here, that's the Google Summer of Code program.</text:p>
      <text:p text:style-name="P22">And I would go into more detail about how that robotic journey even started. These days, I'm very much interested in how correlation happens and how we can think about security of countries and communities in general, and more importantly, all the emerging aspects of society that's technology, economics, culture and policy.</text:p>
      <text:p text:style-name="P22">04:57 So I know that active inference is a study of autonomous behavior. And we are moving into this era where decentralized and autonomous organizations are gaining a lot of popularity as well as mainstream acceptance increasingly. So it's very interesting to see where this new field of study, that's active coherence, that is a field that is invented in our lifetime, it's very rare to see that you get to explore a field that is so recent and has a long history, like, through connections to other field.</text:p>
      <text:p text:style-name="P22">So it's definitely an evolving area which can help explore other evolving areas. And that's what I find very fascinating about applying active coherence in the way that it's applied in this paper as well. So I'll try to explain, like, the history of robotics in a way through the lens of my emergence with it. So one of the first things that I did when I started studying so, as you can see, I started studying in 2012 and immediately jumped into, like, all the robotics labs that I could get my hands on in university.</text:p>
      <text:p text:style-name="P22">06:09 And one of the first tasks that was very appealing to me was, like, multi robot teams.</text:p>
      <text:p text:style-name="P22">Like, how do teams operate? That teams have been, like, a constant fascination for me throughout life, like, human teams, teams of biological organizations and organisms such as ants and bees, and then teams of robots. And we derive a lot of inclination as well as a lot of biomimicry kinds of techniques in multi robot exploration as well. So the specific topic that we were studying is in the next slide, which is multirobot terrain exploration. So if we go to slide 13, these were the different techniques we were studying.</text:p>
      <text:p text:style-name="P22">Like, just like, ants leave pheromone trails and different signals for other members of their colony.</text:p>
      <text:p text:style-name="P22">07:12 We tried to model these kinds of similar techniques like recency, like, how recent was it? That <text:soft-page-break/>robot that was covering a particular terrain that hasn't been explored before. How recently was that covered? So you can imagine this as like a grid, so a two dimensional grid.</text:p>
      <text:p text:style-name="P22">And you see the green squares, those are the multi robot teams. So the green square represents a robot and they are trying to explore and map out this entire area as a team. And the assumption is that they can communicate amongst themselves and in certain cases they cannot. So the red squares represent obstacles. And you will see a similar obstacle map in this paper in which they use a warehouse.</text:p>
      <text:p text:style-name="P22">But we were using similarly configured different obstacle maps, both in a simulated environment as well as a physical environment. So we explored different approaches back then, which is things like just representing them as an automator, like giving them very simple deterministic rules which they can follow.</text:p>
      <text:p text:style-name="P22">08:20 And those could be imagined as simply as convey's game of life, like the glider pattern or similar patterns that you might know. And then we moved on to more animal inspired or bio inspired techniques, which is a technique like recency in which the robot leaves pheromone trails in each square and each square has like a countdown timer. How recently was it visited by any other robot?</text:p>
      <text:p text:style-name="P22">So this can be understood as ants leaving trails which decay over time. And this gives other ants an idea of how to like map that surrounding region effectively. And then there were very simple approaches which were more suited for the digital world, such as simply node counting. That how many robots have visited this node before. So every time you visit any square, you just increase its visit count by one.</text:p>
      <text:p text:style-name="P22">So that helps the robots in understanding. Okay, this area has been visited five times and the surrounding squares have only been visited two times.</text:p>
      <text:p text:style-name="P22">09:21 So I should maybe explore the explore regions first. So these were different techniques that were used and we moved on, published a few papers and were also inspired by military organization techniques. The typical Udaloop or the Observeorient, Decide and act, which is kind of applied active inference in a way.</text:p>
      <text:p text:style-name="P22">So we did explore that like clustering approaches and different ways of conquering the whole map. So this was an exploration and exploitation problem that I had the opportunity to study in second and third year of my undergraduate computer science. And then I went on to fancier things, thanks to the Google Summer of Code program. So this was a project with the Italian Mars society, which reports to the European Space Agency. And here it was more about autonomous navigation, working with a human.</text:p>
      <text:p text:style-name="P22">So this was a robot and a human team working together.</text:p>
      <text:p text:style-name="P22">10:24 And the next slide shows like how it actually happened. So if we go to the next slide and play the video, we will see that it is meant for and astronaut who is safe in a Martian habitat. And the robot is a rover which is exploring the Martian terrain outside in a more dangerous environment. So every movement of the rover comes from the astronauts movements which are mapped from an omnidirectional treadmill that the astronaut is walking on.</text:p>
      <text:p text:style-name="P22">And similarly, there is feedback received from the rover's camera which feeds into the astronauts virtual reality headset. So do note that this was back in 2015 when headsets were clunky, when things moved very slowly. But Connect was all the range like mapping body movements, mapping like robot movements in explore territory using 3D cameras, which is a technique that this paper also uses using RGB and depth cameras.</text:p>
      <text:p text:style-name="P22">11:29 So those were the techniques which still are very popularly used even today. So this was my <text:soft-page-break/>introduction to understanding how different like robot and human teams can work and how telerobotics and telepresence can work.</text:p>
      <text:p text:style-name="P22">So my responsibility in this project was to do the entire networking architecture and ensure that there's no latency or there's no feedback in which robot can enter a dangerous state just because the astronaut did not receive the information on time. So this is how we began and the operating system that we used in that particular experiment is on slide 16. So whenever the video is done, we can move to the next slide. So in slide 16, you see a husky robot. So these are open source robots that are very popularly used with the robot operating system.</text:p>
      <text:p text:style-name="P22">And we'll keep coming back to this particular framework of Ross. So Ross became extremely popular, it gain its reputation from the earliest DARPA challenges in which very popular car just crossed through an entire desert terrain navigating autonomously.</text:p>
      <text:p text:style-name="P22">12:44 So Ross was an open force robotics library which was built out of that and you see many different sensors and actuators on this particular rover. So you see a lot of symbols which will be repeated in this particular paper as well. So the task of a inclination technique is to gather all these sensor inputs, fuse all those inputs, so the sensors can be understood as IMU or like measurement units.</text:p>
      <text:p text:style-name="P22">Inertia measurement units such as like accelerometers and speed and all those measurement metrics, then you have camera which is similarly RGB, that's red, green, Bleu colors of the visible spectrum. And then you have 3D sensing in the sense of the Connect sensor that you see on that particular robot. And you would see a similar setup in this paper as well. They use a turtle dot two wire robot which we will get into, which is also using Ross and it uses the same concepts as we used in that particular paper.</text:p>
      <text:p text:style-name="P22">13:54 So all these different attributes such as GPS, 3D sensing, Odometry camera and IMU are inputs to the robot localization technique.</text:p>
      <text:p text:style-name="P22">And all of this together is meant to estimate the three dimensional surroundings of a particular robot. And all these techniques do not use active inference, they used probabilistic methods which we will slightly refer in the paper. So it's very promising to see that if we are inspired so much from biological ways, of navigation. We should rather use a technique which organisms have evolved to be so effective at like over so many years. And as humans, way finding was considered a survival skill for a long, long time before we entered the era of Google Maps.</text:p>
      <text:p text:style-name="P22">And we just totally lost like the technique of finding our way around rural, urban and natural settings. So way finding and navigation and localization and mapping was a technique which is very familiar to anyone in their seventy s or eighty s.</text:p>
      <text:p text:style-name="P22">15:03 If you ask them how would you find your way around a city block or the jungle, they will have their own ways of navigating that. So they will either use natural cues like wind direction, the way the sun is setting the map that they have already covered, asking people around. So these kinds of techniques are built in our human brain and it's very natural for animals to use that as well in urban as well as their own natural environment.</text:p>
      <text:p text:style-name="P22">So this paper goes into these many big questions, which is in the next slide, slide number 17. So over to Daniel where he illustrates all these wonderful connections.</text:p>
      <text:p text:style-name="P22"/>
      <text:p text:style-name="P22">15:50 Daniel:</text:p>
      <text:p text:style-name="P22">Thanks for the innovation on the live stream format, a lot of fascinating backgrounds and it sets us up really well to discuss some of the big questions of this paper and some of the big questions in general. <text:soft-page-break/>So one big question just the kind of thing that would bring somebody to want to even read this 2021 paper or future work is how do biological evolved and human created mathematical, statistical and robotic so, several different kinds of human created entities how do biological and human created entities engage in actionable tractable adaptive navigation in complex, conditional and changing landscapes? And that's a question that one could ask about everything from the organismal level to the colony level, arguably also an organism, but in a little different way, and all manner of biological systems.</text:p>
      <text:p text:style-name="P22">And then here is a really nice slide from this Billant robotics project where they did a direct side to side of the harvester ants anatomy and also their robots anatomy.</text:p>
      <text:p text:style-name="P22">16:59 And that's kind of like a bridge that takes us into a different space. First with the walking around the warehouse and does it stay standing when it gets pushed? And can it localize when somebody turns off the light in the room? In these sort of basic, though still relatively advanced, but also relatively basic tasks and settings.</text:p>
      <text:p text:style-name="P22">And then off on the right side, here are some of the visions and representations that people use for when those low level activities are such that if a robot can resist being pushed over, then how does that have complex feedback with society? So it was just something that you also impressed upon, like the very holistic nature of this area and also just how to keep a lot on the table talking about it. So that's what we'll be trying to talk about? What do you think?</text:p>
      <text:p text:style-name="P22"/>
      <text:p text:style-name="P22">17:55 Sid:</text:p>
      <text:p text:style-name="P22">Yeah, I think before we enter into the paper itself, I would want to understand from you, like, what has been your learning from observing ant behavior and studying their actions in such an environment, like in natural as well as artificial environments.</text:p>
      <text:p text:style-name="P22"/>
      <text:p text:style-name="P22">18:16 Daniel:</text:p>
      <text:p text:style-name="P22">I can hopefully accurately relay an anecdote for my PhD advisor, professor Deborah Gordon, and she would often talk about how there would be a coherence or some type of competition. And this is something I've observed, but to a lesser, smaller extent, is there'll be a presentation of an algorithm or a robotics implementation of Socalled Swarm algorithm or ant colony algorithm? Ant colony optimization. We see it on the pure optimization computer only, but also a lot of bio inspired robotics design. And one common feature of these algorithms is that there's some, like, underlying map that's shared, like when you mentioned the grid counting.</text:p>
      <text:p text:style-name="P22">Of course, there has to be like a mesh network so that the robots kind of have basically either telepathy or some kind of common signal, even if it's asynchronous or something like that. But there has to be some sort of like, updating of the grid in their mind and being in the field and also drawing upon what we know about what we know about ants.</text:p>
      <text:p text:style-name="P22">19:20 The nest mate when it's deciding to forage or not. It doesn't know how many seeds the colony has, how many seeds are out there, what the right decision would be. So it must use stochastic interactions that it receives locally and cognitive constraints to make its decision.</text:p>
      <text:p text:style-name="P22">And then once it's out there, there's no telepathy amongst the ants, there's no queen control, there's no forage or groups that all, like, tell each other orders and all of that. So that navigation is also multisensory and related to their cognitive constraints, but also their finesse in a certain niche in a <text:soft-page-break/>harvester. Ant is not going to forge well in the Arctic. And so understanding how it's that interplay between the nest mate and the colony and the variability of the environment. It's a really rich area, and it's easy to bring in other modalities that humans can use, like long range communication and understanding how those novel affordances for decentralized systems design do or don't relate to some of the ways that biological systems work.</text:p>
      <text:p text:style-name="P22">20:23 That's a really fascinating area.</text:p>
      <text:p text:style-name="P22"/>
      <text:p text:style-name="P22">20:26 Sid:</text:p>
      <text:p text:style-name="P22">Yes. And the reason I think that this paper is relevant, first of all, because it's based on active inference, which is like the study of how the human brain would react in certain scenarios, but more broadly, how a biological organism or an organized colony would react in those kinds of situations. And just like you said, the map may not be shared in certain cases, the map the team might be decentralized, communication might be unavailable. These are extremely heuristic situations, even for groups of robots today.</text:p>
      <text:p text:style-name="P22">So you can image these are robots who are exploring the fallout of a nuclear situation like when a nuclear plant needs to undergo maintenance and humans cannot enter that area. So you cannot assume communication when the robot is mapping out that area.</text:p>
      <text:p text:style-name="P22">21:29 So this is one of the important reasons why some amount of cognition and some amount of active inference of the terrain is extremely important. And our infrastructure in robotics as well as communication is only now getting there. Like with the new standards introduced in networks, we will start getting into like scenarios where robots become parts of our daily lives and they already have.</text:p>
      <text:p text:style-name="P22">So I'm based in Singapore and it's very common to see cleaner robots and teams of like helper robots moving around, like in university campuses as well as airports and shopping centers. So these robots have covered the entire term already. So they use very basic approaches of obstacle avoidance and trying to clean the entire area and complete their objectives. And there is very little stochastic action going on there because most of those tasks can be completed in a hardcoded map that is shared among those robot teams in a very specific, highly connected environment.</text:p>
      <text:p text:style-name="P22">22:43 But when we start moving into more urban environments where this cannot be guaranteed, we definitely need approaches like the one described in this paper.</text:p>
      <text:p text:style-name="P22">So yeah, with all that context, we can jump into the aims andy Clark of this paper.</text:p>
      <text:p text:style-name="P22"/>
      <text:p text:style-name="P22">22:59 Daniel:</text:p>
      <text:p text:style-name="P22">Awesome. So just to read some of the aims and claims, which we're going to revisit a bunch, the paper is robot navigation as hierarchical active inference. And some of their main claims were that they are going to first propose a hierarchical generative model, casting navigation as minimizing expected variational, free energy. So that is what brings all of these areas of navigation, robotics under the umbrella or drawing an edge to active inference framework.</text:p>
      <text:p text:style-name="P22">We show how perception, localization mapping and navigation naturally emerge from optimizing this hierarchical generative model under active inference. So that's sort of the theory and background and some of the formalisms that will go through. Then they implement the system in silico on a realworld robot platform, navigating a warehouse environment using camera sensor input only. And then they also have this third angle, not just the theoretical and the robotic implication of that, but the biological.</text:p>
      <text:p text:style-name="P22"><text:soft-page-break/>24:00 And they relate their work to various findings and hypotheses in biology about navigation in the rodent and primate brain.</text:p>
      <text:p text:style-name="P22">Okay, yeah.</text:p>
      <text:p text:style-name="P22"/>
      <text:p text:style-name="P22">24:13 Sid:</text:p>
      <text:p text:style-name="P22">These are wonderful claims. Before we jump into the claims, I was very fascinated by the list of authors of the papers. I'll just zoom into that a bit if that's visible on the slide. So you see that three of those authors are located in Belgium and the last author really fascinated me because they come from a center of psychedelic and consciousness research, which happens to be one of my favorite facilities in the entire world focusing on these kinds of topics. So I would also like to ask you that how do these kinds of multidisciplinary research like show through in this particular paper.</text:p>
      <text:p text:style-name="P22">So obviously, we have teams of engineers and researchers from Belgium, but we also have an author from a very different field. And how do you think that contributed in this paper?</text:p>
      <text:p text:style-name="P22"/>
      <text:p text:style-name="P22">25:09 Daniel:</text:p>
      <text:p text:style-name="P22">That'll be something great to ask them when they visit. But I think at the general level, we see several factors encoding, like, of course, shared interest, common framework, active inference lab, also, I'm sure some we'll find out in this specific case, but it's a great function and it's an important question. Okay, so I'll read the abstract first half and then the first three.</text:p>
      <text:p text:style-name="P22">Localization and mapping has long been a standing inclination, and mapping has been a longstanding area of research, both in neuroscience to understand how mammals navigate their environment, as well as in robotics to enable autonomous mobile robots. In this paper, we treat navigation as inferring actions that minimize expected variational free energy under a hierarchical generative models. We find that familiar concepts like exteroception, path integration, localization, mapping naturally emerge from this active inference formulation.</text:p>
      <text:p text:style-name="P22">26:17 Moreover, we showed that this model is consistent with models of hippocampal functions and can be implemented in silico on a real world robot. Our experiments illustrate that a robot equipped with our hierarchical model is able to generate topologically consistent maps and correct navigation behavior is inferred when a goal location is provided to the system.</text:p>
      <text:p text:style-name="P22"/>
      <text:p text:style-name="P22">26:40 Sid:</text:p>
      <text:p text:style-name="P22">Yeah, I mean, that's a lot to get into.</text:p>
      <text:p text:style-name="P22">So the paper makes a very simple claim. Like, if we broadly look at the paper, it makes a very simple claim that active inference works and it's able to consistently reproduce maps which are representative of the physical world map. So this also goes into this literally goes into the map is not the terrain kind of discussion that we have been having in active active active inference Livestream. In this case, they are able to consistently reproduce a particular kind of map that is a warehouse kind of a setting, and they compare it with many different approaches, and there are many different tasks that you can see here. So the highlighted tasks tell you that there's exteroception, which is understanding the entire environment, then combining all the paths that can be taken from point A to point B and then localization, which is understanding your own position as a robot in that particular environment.</text:p>
      <text:p text:style-name="P22">27:46 And then mapping, as you are doing all of these things simultaneously localizing your position <text:soft-page-break/>and state, as well as mapping the entire region while you're doing that. And all of these are naturally emerging from, like, foraging it as active inference, which is minimizing expected variation in free energy.</text:p>
      <text:p text:style-name="P22">Before we go into more detail, if you want to explain to robotics researchers who might visit this live stream about why they should care about variational, free energy and probably these new words that might be very important for them.</text:p>
      <text:p text:style-name="P22"/>
      <text:p text:style-name="P22">28:30 Daniel:</text:p>
      <text:p text:style-name="P22">Nice. Thanks for that very clear summary. And definitely we hope that this kind of a presentation, at least in the dot zero and also in the group discussions. It's like a two way street.</text:p>
      <text:p text:style-name="P22">So people are going to have different amounts of familiarity with some of the robotics as well as with active inference lab. So to anyone who's anywhere in that space, I think there's a lot to be said for just taking a first principles approach that's sort of a simplicity and elegance route. There's value to be found in transdisciplinary approaches like localization and mapping and cognitive, affect and emotion, some of the psychological frameworks that we've been discussing in other live streams or other papers. And so there's value in not just simplicity, but in finding connections like complexity and patterns across systems. And I think also for something that is clearly so nascent in its development to be able to, as Sid is describing, have some functional closure of maps and cast this problem of, like, where is one and how should one act and what is the bigger space map look like?</text:p>
      <text:p text:style-name="P22">29:40 And all of those things which, as discussed in the real world, have all these other challenges, like the communication of those maps and everything. However, just at the individual way finding route, drawing on first principles from biology and being part of a conversation that's clearly already functional but also a lot of potential is probably a good thing to at least listen to. Okay, so how do they do that? Here's the roadmap. In the beginning, they introduced the problem and some of the background, just like we've done in these last minutes.</text:p>
      <text:p text:style-name="P22">They then discuss some biological perspectives on inclination. They then formulate in sections three and four the hierarchical active inference model for navigation. It's going to be a twolayer model and we're going to go Hinton it a lot and there'll be colors that are consistently associated with the levels. They then discuss the experiments, which is the implementation, the embodiment of the robot, and then they have some discussion.</text:p>
      <text:p text:style-name="P22">30:45 Okay, yeah.</text:p>
      <text:p text:style-name="P22"/>
      <text:p text:style-name="P22">30:48 Sid:</text:p>
      <text:p text:style-name="P22">Before we enter into each of these specific topics, I would share what I had shared with Daniel a week ago when we started approaching this paper. So, I mean, this paper is exceptionally well written even if you're not from any of these Fields. So just looking at the language that's used, it's very easy to follow for the most part. And they make references to like topics which people will be familiar with.</text:p>
      <text:p text:style-name="P22">So they explain active inference, free energy and all these different concepts of slam and very technical terms in an extremely simple language, which is why I think it's a great paper to start with if you are new to either of these Fields.</text:p>
      <text:p text:style-name="P22"/>
      <text:p text:style-name="P22">31:35 Daniel:</text:p>
      <text:p text:style-name="P22"><text:soft-page-break/>Robotics active Inference Lab very true because I know I was looking up a lot of robot citations, watching videos and learning a lot because it's just totally not my area and I can imagine somebody with a different background would have a different experience. So it's I agree an awesome written paper and it exists for anyone who wants to go into more detail and check out the citation networks if you're in the future. They listed several keywords active inference, robot navigation, deep learning, Slam, simultaneous inclination and mapping, and then Rat Slam, which is a biologically inspired version of Slam. So let's just go to your active inference meme.</text:p>
      <text:p text:style-name="P22">If you would like to give a real time meme reading, please feel free to.</text:p>
      <text:p text:style-name="P22"/>
      <text:p text:style-name="P22">32:23 Sid:</text:p>
      <text:p text:style-name="P22">Yeah, so the meme explains itself and this is essentially the teaching robots as if you're teaching a child. And I think that is essentially what all kinds of learning techniques come down to. And there was another meme of like toddler reading neural networks for babies, which is not in this presentation, but that meme essentially meant that a neural network is learning how neural networks works work. So this meme is inspired by that in order to solve a particular purpose, you need to infer actively, which means you need to firstly be active.</text:p>
      <text:p text:style-name="P22">And that's the first condition. And the second condition is that you need to be constantly inferring like your own assumptions about the environment, about the observations that have transpired in the last few time steps, and then continue to do both these steps in a loop and in that combination of those two loops you are able to solve that purpose.</text:p>
      <text:p text:style-name="P22">33:32 So the meme is inspired from Rick and Morty in which the only sole purpose of that robot is to pass butter. And in this case, that sole purpose of just implementing active inference in a robot is all that's needed to solve that particular task and that is intended for the claim of the paper. So that is why active inference as a whole, I think is like all encompassing when it comes to doing all the steps that we covered in the last seconds.</text:p>
      <text:p text:style-name="P22"/>
      <text:p text:style-name="P22">34:06 Daniel:</text:p>
      <text:p text:style-name="P22">I'll only comment on what you said because it's so true that as a holistic and composable model it'd be possible to bring in different sensor modalities, different communication connectivity, different actuator possibilities, and active inference could grow in terms of how it's being used. So this is like relative to some other possible algorithms which would have to be composed in a bit of an ad hoc or in principled way. This is a way to explore just that. You and for active could be for the robot in condition A or the robot in condition B, depending on the generative model and the Markov blanket and the external states in the world itself in the context. So let's just go straight into the meme analysis of the second video meme you have prepared.</text:p>
      <text:p text:style-name="P22"/>
      <text:p text:style-name="P22">35:02 Sid:</text:p>
      <text:p text:style-name="P22">Yeah, meme analysis is something new that might be unique for this live stream, at least in this animated format. And as you can see in this particular meme and in the previous meme, that a robot has to forget all their existing Slam techniques, that robots are popularly used. So we go into. Many different techniques that are cited in the paper. So one of those techniques is obviously rat Slam, which we will go into next.</text:p>
      <text:p text:style-name="P22"><text:soft-page-break/>But probabilistic robotics is like this popular book, this classical book which was used by robots of the last decade or two and it describes many different approaches of how slam can be implemented. And all techniques that we see in conventional robots today, whether it's like a robot that's cleaning your house or a robot that's serving your food in one of those experimental restaurants, all of them use probabilistic robotics techniques.</text:p>
      <text:p text:style-name="P22">36:05 And this meme in particular goes into firstly the mission of this entire participatory lab, which is act infer and serve. And once you do that, once you do all these three things as a robot, you're able to successfully navigate your way around these very confusing terrains, which might be complex and dynamics. And on the top you have a diagram which describes how deep learning methods typically work and how this paper implements one of those techniques with active inference lab flavor on top of it.</text:p>
      <text:p text:style-name="P22">So Dan, do you want to describe like active coherence lab and deep learning, like how this combination of these two Fields has come through in this paper?</text:p>
      <text:p text:style-name="P22"/>
      <text:p text:style-name="P22">36:54 Daniel:</text:p>
      <text:p text:style-name="P22">Sure, first I'll interpret the meme and then describe the deep learning, but then we'll get into the more details as we actually walk through the paper. So I see the act and first serve of ActInf lab, which is open to anybody who ants to participate. And then it's a little bit like the experiment where people are passing basketballs to each other and then something unexpected crosses the screen and many people will not report seeing that other thing crossing the screen. But there's a lot of analogies to other cognitive contexts.</text:p>
      <text:p text:style-name="P22">So it's like we're focused in the lab, but then also we have to be aware of the unknowns and the unexpected and the anomalies within the anomaly space. And then that's how we get to four, which is like the tetrahedra, which is bigger than just us, anyone? So how to be doing that nest image thing that we can juggle and three numbers in our head at once or seven numbers in our head at once, or can only grab two things at once or even fewer.</text:p>
      <text:p text:style-name="P22">37:54 So how do we actually use these limitations that we have and be part of still a bigger navigation? So it's a nice meme.</text:p>
      <text:p text:style-name="P22">Basically this paper is going to present a method that uses some model structures from active inference, but also uses some more mainstream deep learning and machine learning techniques. And those methods will talk about more like the specifics of how they are combined. But it contains both things that are like machine learning, neural network type approaches, as well as that being structured in an active inference way. And that active inference structure when it's just with simple matrices can be looked at like in the model stream. One or active inference lab, a step by step guide.</text:p>
      <text:p text:style-name="P22">That's the very simple matrix multiplication, very austere kernel of the active inference structuring. And then here, because some of the data includes like video data and it's being implemented on Modern hardware, it does have like a deep learning machine learning aspects and modules to it.</text:p>
      <text:p text:style-name="P22">39:01 Okay, so here's slam. Finally the keywords. So researching it, I found this paper.</text:p>
      <text:p text:style-name="P22">Are we ready for service robots and presenting a data set for Slam. And on the bottom right it's showing some different scenes as well as how they change. And the paper concludes that with respect to this challenge of simultaneous inclination and mapping, that various factors can often confuse a robot. And so one can imagine this is just like an algorithm that has a blind spot or some sort of area of <text:soft-page-break/>poor performance for any number of reasons. And that's exactly how these authors begin the paper with.</text:p>
      <text:p text:style-name="P22">Being able to robustly explore and navigate an environment has been a longstanding challenge in robotics. So the paper just begins with what we've been talking about, which is that this is like a perennial and a cross system problem, but also in hashtag 2022, it's far from solved in real world settings.</text:p>
      <text:p text:style-name="P22">40:05 What else would you have?</text:p>
      <text:p text:style-name="P22"/>
      <text:p text:style-name="P22">40:07 Sid:</text:p>
      <text:p text:style-name="P22">I Dean, I especially like the title of the paper which describes why we are doing all of this. The title is RBID for service robots and in the previous meme we saw that the third pillar of the trifecta after act and infer is served.</text:p>
      <text:p text:style-name="P22">So all the robots that we are building and most of the applications that we focus on are meant to serve that they have service as an objective function. And that is what makes this task challenging. Because if you are replacing human actions by a robot, you have to forget all the assumptions we make when dealing with, like, human teams. Because human teams are dynamic and they learn on the fly and obviously they might not be as effective as a robot who might be better evolved to or better suited through its architecture to consider depth and different kinds of attributes in a changing environment.</text:p>
      <text:p text:style-name="P22">41:11 But that group organization poses a lot of challenges to traditional Slam techniques such as changing even one thing in that environment can greatly modify what map the robot had made.</text:p>
      <text:p text:style-name="P22">And you can imagine this as there's a map and you had localized your position with reference to particular objects in the map and then you move those objects. So the robots world just shifted all around it, literally. And that simple change might be very obvious for humans to detect, but for a robot which is using those reference points to localize itself in the world and construct the map out of it, that is a big challenge in traditional Slam approaches. Many people who have tried to train a robot before it cleans their house by driving the robot around in different rooms is very familiar with this particular problem that when you move a chair in between, the robot just completely forgets its entire sense of its surroundings.</text:p>
      <text:p text:style-name="P22">42:19 That's why I really like this coherence.</text:p>
      <text:p text:style-name="P22"/>
      <text:p text:style-name="P22">42:22 Daniel:</text:p>
      <text:p text:style-name="P22">Yes, and that's going to come into play with internally maintained, hierarchical, generative models that the robot has on board and that may offer it some resilience against these kinds of chance. So that's why we're going this route at all. And one adjacent work that's discussed in the paper is Rat Slam. So I will play the video.</text:p>
      <text:p text:style-name="P22">So if you want to maybe describe or contextualize rat Slam.</text:p>
      <text:p text:style-name="P22"/>
      <text:p text:style-name="P22">42:49 Sid:</text:p>
      <text:p text:style-name="P22">Yeah, so Rat Slam was this bio inspired technique which really solved Slam in a very simple manner, which is it could perform as effectively as other Slam techniques which relied on expensive equipment and replaced it with like a simple camera which has imperfect information. So the video goes into it in a lot more detail and we'll cover it in the next slide as well. But essentially it's a hippocampal model, <text:soft-page-break/>which means that it models like a rats brain and is able to map the world and localize the robot that way. So I think the video is very self explanatory and the next video will explain it even more about how the map is constructed.</text:p>
      <text:p text:style-name="P22"/>
      <text:p text:style-name="P22">43:40 Daniel:</text:p>
      <text:p text:style-name="P22">Yeah, let's look at that one. Okay, go for it. So what is happening in this second video?</text:p>
      <text:p text:style-name="P22"/>
      <text:p text:style-name="P22">43:48 Sid:</text:p>
      <text:p text:style-name="P22">Yeah, so the second video is one instance of Rad Slam, which is open Rad Slam. So this was a code base that was released both for C as well as the Ross operating the robot operating system.</text:p>
      <text:p text:style-name="P22">And here you see this one particular robot called the Iraq robot, mapping out an Australian environment, which is an urban environment that you see on the top right and you see the robot making specific circles around certain loops and making both exploration decisions along the boundaries as well. So this is very similar to how we're at or a biological organism would explore a particular territory. So all of this is being done with a single camera and that is the main achievement of this particular piece of work. So through this paper you see that the inputs on the top right are mapped into the images that you see on the bottom right.</text:p>
      <text:p text:style-name="P22">44:49 And those simple images are what's being used to map out the terrain.</text:p>
      <text:p text:style-name="P22">So to the human eye, that particular input is extremely blurry and not high fidelity enough to map out a terrain effectively. But as this paper explores, it can very effectively do that even when we degrade the image quality by a lot. So that is why Radlam became very popular as active inference in this paper because it's one of those bio inspired techniques which comes very close, active coherence lab techniques that this paper goes into. So yeah, that's what this video covers and it explores different kinds of terrains, as you can see.</text:p>
      <text:p text:style-name="P22"/>
      <text:p text:style-name="P22">45:32 Daniel:</text:p>
      <text:p text:style-name="P22">Awesome.</text:p>
      <text:p text:style-name="P22">So the paper in the introduction introduces the relevance of this necessity of the deep navigational functions that humans and other organisms have, but also that robots we would want to design having. That's the main theme here. If we learn from biology and bring action into robotic slam, we may be able to have a way to approach these questions and then they say, okay, well, how are we going to bring action into slam? Because this is sort of the inactivist insight that having the perfect map in one's head is like the knowing. But then the knowing how to act is not always trivial.</text:p>
      <text:p text:style-name="P22">Even with the most high evolution map, like one could know exactly every molecule of the car and still not know how it would fail in an environmental situation. And that's what and activist and and enactivism gets at, which is like what if somebody doesn't have the digital twin model of where things are in their body but actually the representation, if there even is one, is more about how the body should move or how one should act.</text:p>
      <text:p text:style-name="P22">46:44 So that's called the pragmatic term or the enactivism term. And in the terms of cognitive science, that's the four E cognition. So even though that is about the richness of usually human cognition embedded in cultured, extended etc.</text:p>
      <text:p text:style-name="P22">And et cetera, it's interesting to again see that come into play with this dimension of robotics. Like <text:soft-page-break/>what if there are cultural practices around movement in a space? How could that or be integrated? Hinton a robotics model. So there's a lot that goes with this taking serious of action selection as a real primary imperative, not just the hypothetical mapping.</text:p>
      <text:p text:style-name="P22">So they say, well, let's active inference lab as a process theory of the brain that casts action as perception, as two sides of the same coin. Not sure if it was action and perception, but still maybe it stands both ways and a process theory is just like a way that it gets done. So how do organisms get it done?</text:p>
      <text:p text:style-name="P22">47:44 Or taking one step removed in the instrumental direction, how will we model organisms getting it done? And then people can debate about what organisms actually do.</text:p>
      <text:p text:style-name="P22">But this is like us actionably mapping that territory. In section two they introduce some neural correlates of navigation which we're going to discuss in the next slide. And in section three they bring the question of navigation in terms active inference lab. And so that's when they go from this hierarchical Bayesian generative model of localization and on one hand connected to the active inference framework and on the other to this prior work on machine learning in robotics. And that was also related to their previous paper.</text:p>
      <text:p text:style-name="P22">So the others of course, have previous work and there's related work too.</text:p>
      <text:p text:style-name="P22">Okay, so the H e. Do you have anything else?</text:p>
      <text:p text:style-name="P22"/>
      <text:p text:style-name="P22">48:44 Sid:</text:p>
      <text:p text:style-name="P22">Yeah, in the introduction they raised two very important points before they start to go into the actual techniques they have implemented. So they say that humans easily explore and map their surroundings without much extra thought or conversation. Intuitively we build a logically consistent map without needing accurate disturbance measurements.</text:p>
      <text:p text:style-name="P22">And we find it natural to think about navigation in terms of sequences of moves towards locations and when we are considering moving to that new location, humans typically do not consider lower level tasks such as opening doors or lifting feet. In this paper they go into like lower level tasks as well because those kinds of assumptions cannot be made for robots. And they also mentioned an interesting point which is that the working of the human mapping and localization hasn't been thoroughly understood, but the best models we have so far are present for rodent navigation, which is where rat, slam and other techniques come from.</text:p>
      <text:p text:style-name="P22">49:47 So this predicates the work that goes on into this paper and how they model this as a multiagent active inference task.</text:p>
      <text:p text:style-name="P22"/>
      <text:p text:style-name="P22">49:59 Daniel:</text:p>
      <text:p text:style-name="P22">Great.</text:p>
      <text:p text:style-name="P22">So the H slash e system is the hippocampal entorhinal system and homologous brain regions are here shown for the mouse, the rodent, the macawk, which is a type of primate, and the human and these brains are sort of aligned and shown so that one can see how these regions are evolutionarily related to one another. And then on the bottom are some examples of histology or tissue stainings showing, like, kind of a crosssection and a little bit force detail at the cellular level. Because, as one might imagine, this has been studied and there's many, many copious numbers of, like, review papers. And so it's like, the whole thing, how people have studied this, like many others. But here is the citation that they <text:soft-page-break/>provided in the paper, I believe, which was a buzzwordi paper about memory navigation and the theta rim rhythm in the hippocampal entorhinal system.</text:p>
      <text:p text:style-name="P22">50:59 So suffice to say that the function of this coupling of brain regions has been modeled in some very fascinating and rich ways. And trying to understand how the same brain regions in different functional ways can be integrating different aspects of selfishness and memory, navigation wayfinding, some of the complexities of how these different functions are related to each other. Anything to add on that? And then we'll look at how that has been addressed in the active inference framework.</text:p>
      <text:p text:style-name="P22"/>
      <text:p text:style-name="P22">51:36 Sid:</text:p>
      <text:p text:style-name="P22">Yeah, the only thing I would add is one particular image that I'll paste in this particular slide, which is like look at the similarity between the tasks done by the hippocampus and the externalism states and the similar set of sensors on this particular robot.</text:p>
      <text:p text:style-name="P22">So we use extremely brain architectures to center ourselves in the world which is we use sensors in the form of sensory organs and obviously ears and eyes and all these are sensors. But all of that is computed in that particular region of the brain which is considered the robot localization module in this particular robot. So yeah, that's what that analogy I find interesting.</text:p>
      <text:p text:style-name="P22"/>
      <text:p text:style-name="P22">52:25 Daniel:</text:p>
      <text:p text:style-name="P22">Awesome. And that's with the action states in the sense states like just like the sensors and actuators, we could have two of the same kind or 50 of the same kind or 50 different kinds.</text:p>
      <text:p text:style-name="P22">And that's like the kind of multi sensor fusion that's also interesting to think about. And they write in the paper we will ground the following discussion of the hippocampal entrance system in terms of its role in generalized search and navigation. And the citation here is to this Karl J. Friston paper. We're not going to go over this model right now, but people could pause, look at the graphical model, go to the citation and we'll hear about it more from the authors.</text:p>
      <text:p text:style-name="P22">How did they build on prior work? All out here, unless you want to ask them, is totally chill would be they use a Bayesian graphical framework and we're going to see a lot of Bayesian graphical frameworks. The nodes, the circles represent statistical variables of different kinds and then the edges reflect the sparsity of influence of connections amongst those variables.</text:p>
      <text:p text:style-name="P22">53:30 So like, two variables that influence each other have errors pointing between each other. And this is a Bayesian graph way that is sometimes used to represent models graphically.</text:p>
      <text:p text:style-name="P22">That's kind of playing on graphical in two senses, like it's visual it's graphical like a picture, but also it's a graph, like a network. So it's something that is a representation of models at the intersection of those two senses of graphical. And we use them a lot in active inference. And in this paper they made active coherence models for navigation and search and they overlaid it on some of the plausible neuroanatomy of the brain and some of the functions that those regions of the brain have been modeled or seen as performing.</text:p>
      <text:p text:style-name="P22"/>
      <text:p text:style-name="P22">54:15 Sid:</text:p>
      <text:p text:style-name="P22">Great.</text:p>
      <text:p text:style-name="P22"/>
      <text:p text:style-name="P22">54:16 Daniel:</text:p>
      <text:p text:style-name="P22"><text:soft-page-break/>Okay. Yeah. The paper also on the biological section explores the grid cells and we saw the grid cells also in rat slam. The grid cells are in the entorhinal cortex so it's in the he system and they represent a largely triangular or hexagonal tiling of space organized according to egocentric reference frames.</text:p>
      <text:p text:style-name="P22">Now it's hexagonal in the flat plane, but what shape is it in? Higher dimensions. And they write that the regularity of these repeating grids provides a basis for path integration via estimating distances and location in terms of the direction and frequency with which this diametric tiling is traversed. And this was pretty interesting to hear how they framed it in physical domains. It has been observed that the spacing of foraging representations varies as a function of the space being tiled, e.</text:p>
      <text:p text:style-name="P22">G smaller and more finegrained if an agent is situated within an enclosure or larger and more coarsegrained if it is situated in an open space.</text:p>
      <text:p text:style-name="P22">55:23 The granularity of tilings appears to be influenced by brainstem locomotor nuclei potentially reflecting an inductive bias for greater speed, being more likely in larger spaces as well as by exterceptive stimulus such as optic flow. So it makes me think about driving at 70. It's like one still has this extended sense of mobility and, well, I COVID make a left turnout over that space and time scale and that's as natural feeling to somebody who's familiar with driving in a certain context as like I'm running at this speed and I can make a certain turn at a certain speed. And then the optic flow reminds me of a great experiment with honeybees where they had them forage but they had to go in and out through this long section where there was an alternating stripe pattern.</text:p>
      <text:p text:style-name="P22">And so when the stripes were thick, like, let's just say a meter of dark and then a meter of light, then they would forage a certain distance and they would be able to do the waggle dance and communication it to their nest mates. But then when that was replaced with a very fast alternating stripes, it increased what's known as optic flow, which is just the simple rate of change like the frame difference across the retina.</text:p>
      <text:p text:style-name="P22">56:34 And the bees were foraging a shorter distance because it was like their estimates of optic flow were higher. And I think that speaks to also a point that Stephen has raised in the Chat, which is the information geometry versus indoctrination geography and that can be connected to a lot of different other areas. So that's just something to think about with how is the actual space represented, how is the perceptual space represented?</text:p>
      <text:p text:style-name="P22">And the grid cells are something that people have modeled as being at the intersection there from cognitive perspective and from a tissue perspective, anything to and yeah.</text:p>
      <text:p text:style-name="P22"/>
      <text:p text:style-name="P22">57:15 Sid:</text:p>
      <text:p text:style-name="P22">So Stephen has Ramstead a great point about the geography, and I think in humans and organisms like ants and bees, it's more about survival. And that is why they attach a different kind of grid sizing for different kinds of terrains. And your description of driving in and open wide road is extremely accurate and so is the bees one. And I think it comes down to minimizing error or being more specific in constrained environments.</text:p>
      <text:p text:style-name="P22">So if their actions are as wide and as like broad ranging as an open environment, that might be harmful for their objective function which is not only like reaching from point A to point B in that small environment but also like survival. Like just banging into an obstacle if they are not being very specific about their grid size it comes down to optic flow as well as, I think these survival functions which are like hidden states in like the models of all these agents.</text:p>
      <text:p text:style-name="P22"><text:soft-page-break/></text:p>
      <text:p text:style-name="P22">58:34 Daniel:</text:p>
      <text:p text:style-name="P22">Awesome. They move from the biological towards the formal by writing speculatively. If hippocampal pattern competition is inherently predictive or generative in a Bayesian framework, then this could help to scaffold the development of more sophisticated predictive abilities for the rest of the brain.</text:p>
      <text:p text:style-name="P22">So I think this is a very deep Brea that will be fun to explore in the conversations but it's almost like you can bootstrap more complexity off of something that is already providing a more complex and oscillating signal. So I think the richness of self and the placedbasedness and learnability there is quite interesting to explore. And they also note that there's ample evidence that spatial awareness is at the core of the mammal brain with explicit representation for pose heading and location. So what I wanted to explore here in the discussions was location is the core of the mammal brain or cognitive function in general or in insects, two or something.</text:p>
      <text:p text:style-name="P22">59:42 No, it's action, no, it's emotion, no, it's this.</text:p>
      <text:p text:style-name="P22">So where do some of these core functions fit? And then they close the section by just writing, taking it from the introduction with the robotics to the biological in section two. And then they say, in the remainder of this paper we will further build on these insights using a process theory of the brain deeply rooted in predictive processing, active inference. So you'll note that other than our additional context, like we haven't gotten into active in the paper, but that's when they crossed the Rubicon and from here on out we're going to be talking about the active inference formalization. Anything else to add is.</text:p>
      <text:p text:style-name="P22"/>
      <text:p text:style-name="P22">1:00:23 Sid:</text:p>
      <text:p text:style-name="P22">Yeah, I mean, I really like how you framed that particular importance that different kinds of organisms and robots have to be assigned when we are dealing with their objective functions, which is location like the most important state for them or other senses more important. And if you're thinking about self driving cars and evidently Tesla is very particular on not using LiDAR and like laser depth sensing technologies, it's trying to just use RGB depth cameras and trying to navigate the world. And I think the same is true for Comma, which is another open source self driving toolkit. So these kinds of toolkits that exist for navigation in the physical world, they just rely on location and vision as their only source of input and not other senses.</text:p>
      <text:p text:style-name="P22">1:01:28 So yeah, it's interesting how you can modify the importance of these different attributes to achieve different tasks.</text:p>
      <text:p text:style-name="P22"/>
      <text:p text:style-name="P22">1:01:37 Daniel:</text:p>
      <text:p text:style-name="P22">Right. So into section three, navigation as hierarchical active inference. Okay, so this is where active inference gets applied in the theory level and then it gets applied in another way when it becomes simulated and then in another way when it becomes enacted, et cetera. So we cast the slam problem in terms of a hierarchical Bayesian generative model, the agent reasons on two different nested levels. So there's going to be the use of a higher and lower to describe these two different ones, but one could use different spatial metaphors like inner or outer or however else on a higher level.</text:p>
      <text:p text:style-name="P22">But this is going to be consistent with the coloring and which one is placed above or below on a higher level for longterm navigation and on a lower level for shortterm perception. On the higher level, the <text:soft-page-break/>agent is capable of reasoning in terms of sequences of location it wants to visit I want to go to the post office and then to the university and then back home without having to worry about the intricacies of how to control its actuators to get there.</text:p>
      <text:p text:style-name="P22">1:02:39 Like I'm not overthinking the footsteps and how to cross the street. On the lower level, the agent can reason and plan in terms of observation sequences without needing to think too far ahead. Shortterm action selection plans based upon ongoing input.</text:p>
      <text:p text:style-name="P22">We will distinguish between the higher level and the lower level actuation by calling them moves M and Actions A for the two higher and lower levels and the sensor readings like the visual input but other sensors could be added to at the lower level are called observations and that's modeled with an O. And that reminded me of the relationship between strategy and tactics in chaos whereas in strategy there are more heuristics like control. The center or the knight on the rim is grim because it has reduced mobility that doesn't actually suggest how to do it or what kind of a direct or oblique strategy would actually be realized in which way. It's just sort of like general idea.</text:p>
      <text:p text:style-name="P22">1:03:40 And then there's the tactical and the rollout and all of that in the specifics of the situation which cannot be really thought too far in advance because even just two or three in advance, the branching is so complex that it's not really useful all the time, although some brute force approaches have used that to great success.</text:p>
      <text:p text:style-name="P22">And it may work in certain cases, but it's not a general strategy just to roll out tactics further and further and then hope that strategy just falls out of rollouts of tactics. So I'm sure you'll have some thought on that but how do you think that frames this as a multiscale statistical problem and then it's going to be approached from this Bayesian active inference way?</text:p>
      <text:p text:style-name="P22"/>
      <text:p text:style-name="P22">1:04:22 Sid:</text:p>
      <text:p text:style-name="P22">Yeah, I think it perfectly models it. So you added strategy and tactics? I would only add objective objectives like as the third element to that.</text:p>
      <text:p text:style-name="P22">So active states and tactics are like these different levels of tasks that people want to achieve. And this is not only true for the tasks that you refer to, like chess or other applications, but also when we go about in our own life. Like our higher level task can not just be going to the post office, but achieving some objective as a result of that, which is I'm going to the post office because I might have received an admission letter from a university and that has a higher level task on top of it, which is this has broader implications to my career or life in general. So one person or one robot strategy can be another robot's tactics. The way you define moves and actions is totally arbitrary and dependent on how reliable your sensors are.</text:p>
      <text:p text:style-name="P22">1:05:28 So I think the levels are the place where we draw the line between lower, higher or inner and outer levels are dependent on the sensors, which is the ground truth that we can reliably measure in that particular movement.</text:p>
      <text:p text:style-name="P22"/>
      <text:p text:style-name="P22">1:05:45 Daniel:</text:p>
      <text:p text:style-name="P22">The only thing I'll add there is that also just like you said, where one robot strategies another tactics, this nesting of Bayesian generative model models can be three layers, it can be four layers, etc. So there's arbitrary design of these graphs and we've seen like in metacognitive papers like act in five stream number 25 on cognition as mental action. It actually is like action and perception all the way up, <text:soft-page-break/>all the way down. So just because a layer isn't modeled, we have an interface for the unknown through the blankets that we do specify.</text:p>
      <text:p text:style-name="P22">Okay, so let's look at it specifically. On the left is figure one. It is the prototypical generative model of an active inference agent. As we discussed a little before, the nodes in the hierarchical model represent random variables where the gray color is indicating the observed variables. So the observations are observed in gray and then the actions are also observed.</text:p>
      <text:p text:style-name="P22">So one could complicate this assumption.</text:p>
      <text:p text:style-name="P22">1:06:47 But we're assuming that if the robot is hitting the gas that it knows that it's actually doing that motion in observation at the current time step o sub t is generated by the hidden states. It has the white node. So it is not directly observed, but it's like a parameter in a model, the generative model of the robot which in turn is generated by the previous hidden states and ActInf lab timestep t minus one. So it's like here's s in the past and it's margin forward and then it's influenced by its prior states as well as by how active coherence states, if at all.</text:p>
      <text:p text:style-name="P22">And future states and observations depend on future actions which are determined or not completely determined but have a statistical relationship with the policy pi. And policy pi is sequences of actions. If Ronen has a policy depth of one, then the action at the next time step in the policy are the same inference. But when we have a horizon of planning that's deeper than Ronen, it means that policies are actually sequences of action and that's part of the complexity of cybernetics and so on.</text:p>
      <text:p text:style-name="P22">1:07:52 And on the right I have a little bit cut this generative model into a grid.</text:p>
      <text:p text:style-name="P22">So the now time step is the action that we took in the past, the hidden state coherence at that time unobserved and the real time observation. And then the left to right is the past time step, the now time step, the next time step and then just deep future time steps, whatever the horizon of planning is. And this is a discrete time model. There's also continuum time active inference models and they can be used together, but it's not in this paper. And at the top is policy selection and there's a lot of cognitive apparatus that might connect to this Pi, but that's also not modeled.</text:p>
      <text:p text:style-name="P22">Here action selection is these A's and those are just your actions through time. I moved E two, E four and then NF three and then the hidden states are whatever the hidden states are that are being tracked as being influenced or related to policy selections via action and then hidden states in observations.</text:p>
      <text:p text:style-name="P22">1:08:55 And that's what makes it a partially observed Markov process. And then because it's a policy variable that's being modeled here, it's a partially observed Markov decision process because it's not just the Markov process inference, it's also having action as a parameter that's planning as inference. Anything to add on one?</text:p>
      <text:p text:style-name="P22"/>
      <text:p text:style-name="P22">1:09:19 Sid:</text:p>
      <text:p text:style-name="P22">Yeah, I think adding the grid really helps simplify the different steps that the agent has to take and how it's compatible with different policies that might connect from different objectives.</text:p>
      <text:p text:style-name="P22">The observed and unobserved are, I think, the more important key pieces here, which again can be which can have different probabilities because as you go through deeper layers you can consider the previous layers observation previously as unobserved state to be your current layers observed state. So it depends on how much like probability you assign to like the strength of that particular observation.</text:p>
      <text:p text:style-name="P22"/>
      <text:p text:style-name="P22">1:10:08 Daniel:</text:p>
      <text:p text:style-name="P22"><text:soft-page-break/>And yeah, I just ant to add one last thing, which is the observations in the future are unobserved. So just to note that there's a difference between the past and the future. And one could also imagine that maybe there's a forgetting or something like that.</text:p>
      <text:p text:style-name="P22">But that's a very key difference, is that the same type of variable like, actions are unobserved in the future, we can't say we'll make these three moves. It's like, but what if another chess piece blocks that specific move? Well, that would be dumb of them to do, but would it? So that's part of the complexity of strategy. So figure two is where they go from this single layer model.</text:p>
      <text:p text:style-name="P22">This is kind of the kernel of the model and they're going to introduce a slightly more complicated graphical model. This is going to specifically cast navigation as a hierarchical generative model for active inference. And so the lower level is this again more tactical, more local visual perception on the bottom filled in observations. That's the realtime camera data coming in is one way to think about it, but another way to think about it is actually by looking at the arrow direction it's being generated using some underlying states and then the actions at that lower level are also being observed in the past and at the lower level highlighted in Bleu.</text:p>
      <text:p text:style-name="P22">1:11:26 The model is entertaining beliefs about hidden states.</text:p>
      <text:p text:style-name="P22">S that agents and the agents pose p. So here's the S and the P. Like each time step, there's a hidden state and the pose. The hidden states are giving rise to the observations. O and then the hidden state and pose are influenced by the previous state.</text:p>
      <text:p text:style-name="P22">That's the arrow coming horizontally, pose and action. Or the higher level model in the case of the initial states. And so here is like at each time step. So here we're like in this Bleu block with a T, like at the faster model time step. And then at the slower level, there's an injection from this slower click that shoots something in and then that influences the rest of this Bleu block and then it's carried forward and there's another injection like a slower timescale at that more strategic level and at the higher level highlight in red the agent reasons about locations.</text:p>
      <text:p text:style-name="P22">1:12:27 The next location is determined by executing the move on M. So here's the more slower updating coherent like where one is in that map and then this is the more fine brain evolution selection. What do you see in this figure?</text:p>
      <text:p text:style-name="P22"/>
      <text:p text:style-name="P22">1:12:49 Sid:</text:p>
      <text:p text:style-name="P22">Yeah, it's a continuation of the previous figure and like the speed differences are what's interesting here. Like the higher level being just a two step process, whereas the lower figure has more involved actions involved. You see that observations exist in both these layers, but there's more depth of unobserved states in that particular load here.</text:p>
      <text:p text:style-name="P22"/>
      <text:p text:style-name="P22">1:13:22 Daniel:</text:p>
      <text:p text:style-name="P22">I hope that now by filling in some formalisms related to this that we can put a little detail because there's a lot that could be said about this and I hope that we've been at least consistent in our descriptions. But we'll look forward to hearing from the authors on it.</text:p>
      <text:p text:style-name="P22">They write in active inference, agent will infer beliefs over these hidden states based upon experience looking back into the past observations. Those are the observations from the past that the computer has access to as well as infer future actions through a process of minimizing variation of free energy. This is where they're going to introduction this free energy minimization as kind of like a model metric that <text:soft-page-break/>helps do parameter selection, parameter optimization on this type of graph. So we have some graphical structure, believe it or not, and it could look different. That does strategy and tactics.</text:p>
      <text:p text:style-name="P22">It's like the skeleton. But then the real challenge is to have the video data come in and to have the movement data actually modeled and to make that happen on limited hardware and so on.</text:p>
      <text:p text:style-name="P22">1:14:27 And so what they do is first describe that in terms of equations and then they're going to talk a little bit later about like how the equations get adapted into using neural networks and actual cameras and sensors. But this is just going to be still at the equation level going from this graphical intuition about how to do strategy and tactics and how to have them modify each other into an analytical way of framing it. So P is the joint model of Costa Pi that's the observations, the video camera data, the hidden states at this layer and the actions and the policy different aspects of the past, present and future are modeled as sparsely connected.</text:p>
      <text:p text:style-name="P22">So one could believe it or not that those are sparsely connected socalled in reality, but in this model there's actually quite sparse connectivity amongst variables even though if it's new to you, it might look like a circuit board or something.</text:p>
      <text:p text:style-name="P22">1:15:27 But relationship to the all versus all that it could be connected. This is a quite sparse connectivity. Like this bottom left one doesn't influence this top right one, for example. So factorization is a way that that sparsity of the variables can be converted into a factorized equation.</text:p>
      <text:p text:style-name="P22">So we have this joint distribution which is like the ultimate penopticon distinctions. But because there's sparsity of connectivity, different ants of the model can be partitioned out differently. So it's like this big joint model that gets separated into separate parts and each of those one can interpret as being like the distinctions of that. So like there's the distribution of policies over two policies or over continuum policies. Then there's the distinctions of action states that are taken depending on the policy.</text:p>
      <text:p text:style-name="P22">So like, given that I intended to move A and then B did I actually take A? Then there's the state underlying distribution in green hidden state.</text:p>
      <text:p text:style-name="P22">1:16:29 So that's not directly observed. The Bleu is the distinctions of observations conditioned on hidden states. That's like a Bayesian hidden Markov model.</text:p>
      <text:p text:style-name="P22">And then there's this relatively more complex and combinatorial term that is asking well, how do states depend on past states and actions? And then how do actions actually depend on policy decisions and how do the observations in the future depend on the hidden states in the future? So it's taking this joint model and breaking it down into a few different pieces that as we'll see, can be simplified and that makes this problem tractable in a way that just the all by all nonfactorized, non factorizable model is much more difficult to fit.</text:p>
      <text:p text:style-name="P22"/>
      <text:p text:style-name="P22">1:17:20 Sid:</text:p>
      <text:p text:style-name="P22">Yeah, absolutely. This goes into the practical implementation of how such a thing can be done. And the interesting factor in this formula for me is like the combinatoric term which takes in the previous states and multiplies it with the current state. And this is one of the ways active inference can be modeled. And I think in previous live streams there might be different implementations of the same framework.</text:p>
      <text:p text:style-name="P22">Costa and Pi are used in many different formula and arrangements.</text:p>
      <text:p text:style-name="P22"/>
      <text:p text:style-name="P22">1:17:59 Daniel:</text:p>
      <text:p text:style-name="P22">Great point. Yes. Though there are some differences in notation across papers, there is hopefully more <text:soft-page-break/>coherence than not. So knowing this framework helps to understand active inference domain different domain models.</text:p>
      <text:p text:style-name="P22">Okay, so how is free energy going to be used to fit this model both on the sort of perception as inference side? So that's the part of the model on the bottom that's more like a what is my pose given the visual input and what action should I take in the short term? And this deeper more navigational layer in the red, how are those going to be reconciled? And parameterized, which includes action selection and policy selection, how is that going to be parameterized using a single criterion so they use the variational free energy and it's calculated up to the current step. T so variational free energy as contrasted, which we'll get to with expected free energy.</text:p>
      <text:p text:style-name="P22">1:18:59 Variational free energy is like the parts that are observable are easier to calculate over one can imagine. So that's the variation of free energy and the expected free energy is going to have continuity with the variational free energy. But it's going to introduce this complexity of calculating expected free energy about unobserved observations and actions. But they're similar, but it goes like from first variational free energy is looking back and that's the more perceptual component and then there's a deeper expected component once a time horizon is considered. So we can go into this more with authors, but briefly in the first line F, this variational free energy is being defined as the expectation that's the fancy e of the difference between the Q distribution, which is the variational distribution that's under the control of the experimenter of the robot, and that's like a simplified distribution family.</text:p>
      <text:p text:style-name="P22">So just like fitting a linear model can be done even if the data are super non linear and you're totally misled, fitting a linear model can be quite fast, or fitting just a parabolic model can be quite fast.</text:p>
      <text:p text:style-name="P22">1:20:07 So if you constrain what model family you're willing to use for Q, though there are still some quite expressive families that are also trackable, then you can try to minimize the expectation of the difference between the distribution that you're controlling and this distribution that you'd like to know that's going to help you go a long way towards doing policy selection. This expectation can be rewritten using a KL divergence and that can also be rephrased as active inference between a KL divergence and another expectation. We can go more into this with authors and I think that will be great to hear their explanation, but for now I just want to leave it at that level of detail.</text:p>
      <text:p text:style-name="P22"/>
      <text:p text:style-name="P22">1:20:51 Sid:</text:p>
      <text:p text:style-name="P22">Yeah, I agree.</text:p>
      <text:p text:style-name="P22">And I mean, the broader point that I see from this particular framing is like representing it in terms of divergence and evidence. And this is how not only they use it for their experimental setting, but this is how the actual free energy model will be implemented in a real life situation as well, in which the first term, which is in their control, may not be like in their control when the robot is in a dynamic environment like that. So in this particular paper, in a warehouse environment, this kind of a framing makes perfect sense. But when the setting might be different, the framing might also need to reflect that.</text:p>
      <text:p text:style-name="P22"/>
      <text:p text:style-name="P22">1:21:36 Daniel:</text:p>
      <text:p text:style-name="P22">Nice.</text:p>
      <text:p text:style-name="P22">And also there's that complexity minus accuracy interpretation.</text:p>
      <text:p text:style-name="P22"/>
      <text:p text:style-name="P22"><text:soft-page-break/>1:21:40 Sid:</text:p>
      <text:p text:style-name="P22">Yeah.</text:p>
      <text:p text:style-name="P22"/>
      <text:p text:style-name="P22">1:21:41 Daniel:</text:p>
      <text:p text:style-name="P22">Okay, so here's where they move from the variational free energy F to the expected free energy G. So they write crucially active inference lab. The agent will not only optimize its generative model by minimizing F for past observations in addition the agent will also select actions that it believes will minimize its future surprise.</text:p>
      <text:p text:style-name="P22">However, future observations are not yet available. The free energy f cannot be computed and the expected free energy g is used instead to compare the effect of various policies or actions in relation to the goal of reaching the preferred state. So wouldn't it be simple if we could just infer how the map looked in the past and then make decisions based upon how the map looked in the past? But that opens up to all these basically failures of function in changing environment. G in formalism free is a sum across over a given time horizon t.</text:p>
      <text:p text:style-name="P22">So the expected free energy g of pi and t policy in time for a given certain policy pi and time step t in the future is defined as and this is going to be another set of formalisms, but we can just pull back and remind ourselves of that.</text:p>
      <text:p text:style-name="P22">1:22:52 Sentence from the introduction active inference is a process theory of the brain that casts action as perception as two sides of the same coin. So variational free energy, which is more perceptuallike because it's looking in past observed states and then g, which is going to introduce the uncertainty of action in an uncertain future. How are F and g similar or different? How are they being cast as two sides of the same coin?</text:p>
      <text:p text:style-name="P22">How through the present are those two processes being reconciled? Because time step five from now is going to be like now then. So how will we have continuity in dealing with certain moments like now? But then there's things that we're uncertain about in the past and the present and the future and they're all very, quite different kinds and they have different relationships to past actions. And that's like the blockchain angle.</text:p>
      <text:p text:style-name="P22">You can't change the past, you can change your interpretation of the past, but then there's a different kind of variability or openness in inferences about the future.</text:p>
      <text:p text:style-name="P22">1:23:55 So these are great questions to learn about and think about. How are FNG similar and different? What is variational free energy? What is expected free energy?</text:p>
      <text:p text:style-name="P22">What is free energy of the expected future which Beren Milledge et al have introduced? And what other kinds of representations of this nexus are relevant to think about because these cited papers and shown equations do not exhaust the richness of that setting. But it's awesome how they pull back to just this. It's a function g of what you do pi and what horizon you're considering. It over tau and then implicitly how you think about all of that and how you think about that.</text:p>
      <text:p text:style-name="P22">So they both pulled out to a level that I think will provide a lot more discussion, but also we have to get specific in order for that robot to be in the warehouse.</text:p>
      <text:p text:style-name="P22"/>
      <text:p text:style-name="P22">1:24:55 Sid:</text:p>
      <text:p text:style-name="P22">And the only fascinating conversation for me. Obviously, there's a lot in this slide because this is the entire model, this is the crux of the entire calculation, where you have variational free energy and the <text:soft-page-break/>expected free energy and you see the similarity between both these formula where divergence and log evidence is mentioned and then complexity and accuracy are terms of that formula. And eventually it comes down to risk and ambiguity in the expected free energy formula when all the probabilities are given a certain policy and on a particular time horizon, which is represented by Tau. So these terms like divergence, complexity, risk are like in one bucket and log evidence, accuracy and ambiguity are like in the same similar category in those two formula.</text:p>
      <text:p text:style-name="P22"/>
      <text:p text:style-name="P22">1:25:55 Daniel:</text:p>
      <text:p text:style-name="P22">Awesome.</text:p>
      <text:p text:style-name="P22">I think we will, as we expect, the unexpected will start to actually accelerate through, because the goal of the dot zero is really to set a lot of that concept, because that is what brings one to the trailhead. So to speak, for a lot of the details that they're going to present and of course, the accuracy of their experiments and the implications and everything like that. So we're just going to sort of continue on knowing that getting there is getting quite a far way with this paper and then we're going to go slightly faster through many other aspects of the paper just to like give it a first pass. So here in formulas and five, they are casting p of Pi, the distribution of policies as a soft max sigma of the free energy on policy and this temperature parameter of Gamma. This is casting planning as an inference problem which allows one to go from the relative free energies of different policies to a decision on those policies.</text:p>
      <text:p text:style-name="P22">1:27:02 And when there's high temperature it's like the pie chart is made, but one is still just picking from the different policies as if they had relatively more equal pies. Whereas when the temperature is low, like absolute zero, then one is selecting the best policy, like more than it should be expected in a way. And so that gamma reflects the confidence that the agent has and current beliefs over policies. So when there's a lot of confidence, then the best expected policy is selected always. When there's low confidence, then it's not taken into account as much.</text:p>
      <text:p text:style-name="P22">And that's of course a fun to think about in the context of like expecting the unexpected. I think I can, I think I can. And then it says on the bottom right, no one had the heart to tell him he was going the wrong way. So one can think they can and be acting consistent with their model and going the wrong way relative to what? There's a lot again there that connects like the math to some broader questions that we all have.</text:p>
      <text:p text:style-name="P22">1:28:03 What do you think?</text:p>
      <text:p text:style-name="P22"/>
      <text:p text:style-name="P22">1:28:06 Sid:</text:p>
      <text:p text:style-name="P22">Yes, I totally agree. And the meme really brings the point home. So, yeah, let's go to the next one.</text:p>
      <text:p text:style-name="P22"/>
      <text:p text:style-name="P22">1:28:14 Daniel:</text:p>
      <text:p text:style-name="P22">And in 37 Livestream, number 37, people can read about this dual interpretation of preferences and expectations and about how they corealize each other.</text:p>
      <text:p text:style-name="P22">So, section three two, they COVID to the hierarchical generative model for navigation. And here it's the same higher and lower model with Bleu at the lower time scale, red at the higher level. And it's going to be basically as we spent more time on previously, but just applied to this multiscale navigation problem where it was being approached a little bit more abstractly before. So in formalism six, they're <text:soft-page-break/>going to have their big joint model be all the things that one would want to know in this whole nested model. That's why previously when we saw the P distribution, there was only four variables because it was considered ant, just a more simple kernel layer.</text:p>
      <text:p text:style-name="P22">And this is writing it out for the whole nested model where there's actions and moves, so moves across these two layers, Beni, jointly considered.</text:p>
      <text:p text:style-name="P22">1:29:25 And then it's going to be like this multiplication between the lower level distribution and the higher level distribution because it can be factorized across these two levels because they're sparsely connected because of how it was designed. So that simplification takes like sort of an all by all model and just at this level that corresponds graphically to the sparse connectivity, allows those two to kind of twist a little bit independent from each other, yet also containing a common basis in this joint distinctions. Anything to add?</text:p>
      <text:p text:style-name="P22"/>
      <text:p text:style-name="P22">1:30:04 Sid:</text:p>
      <text:p text:style-name="P22">No, I think this will be clarified further in the next slide, which goes into Global policy selection.</text:p>
      <text:p text:style-name="P22"/>
      <text:p text:style-name="P22">1:30:11 Daniel:</text:p>
      <text:p text:style-name="P22">So in the higher level read, the Global policy is omitted, every move is treated independent of each other. This hierarchical arrangement allows the system to reason about its environment further ahead, both temporally and spatially. And so then they take this joint distribution and it gets broken down into these three terms. From formalism seven, we can see the generative model decomposes into terms for both the lower level dynamics, Bleu, ie. How actions influence the next state and post.</text:p>
      <text:p text:style-name="P22">So we broke the Bleu out from the red. And then there's this other term which we can talk about from the joint distribution. What do you think?</text:p>
      <text:p text:style-name="P22"/>
      <text:p text:style-name="P22">1:30:56 Sid:</text:p>
      <text:p text:style-name="P22">Yeah, I think this is when it comes to expressing in terms of G, which was the expected free energy. And we see those terms repeat here. And I think this is, I think, the most important formula of this paper in which the Global policy selection happens at the higher level.</text:p>
      <text:p text:style-name="P22"/>
      <text:p text:style-name="P22">1:31:19 Daniel:</text:p>
      <text:p text:style-name="P22">Okay, so as we saw before with the simpler version, first there was a decomposition on P. There's a factorization on a P distribution.</text:p>
      <text:p text:style-name="P22">We saw this with a simpler P here that then got turned into an F and a G. Here we have a more full featured P. It is also going to be turned into an F, which is the variation of free energy and then a G. So this is F of the hierarchical model. They write now that we've fully specified our generative model that was P the factorized joint distinctions.</text:p>
      <text:p text:style-name="P22">We again turned the variational F and then later the expected G free energy that will be minimized in active inference. So it's a variational distribution Q that they're fitting and they take the same approach as they took earlier with a single layer model and they reach this hierarchical free energy that can be rewritten by the bottom row as the decomposition of the free energy of the lower model and of the higher model.</text:p>
      <text:p text:style-name="P22">1:32:23 So I think it will be great to hear the authors like how do they reach this and what do they think <text:soft-page-break/>it means and so on. But I think the awesome question to think about here is how do we think about free energy minimization in multiagent and multiscale systems? How do free energy decompositions work?</text:p>
      <text:p text:style-name="P22">And what if nine do really well, then one doesn't. How does that group outcome get traded off against well, everybody is doing a little bit worse, but isn't that better than one person doing a lot worse? Well, it depends on how much you mean by a lot in a little and the situation and so on. So how is all of that going to be amenable to these kinds of seemingly cut and dry decompositions?</text:p>
      <text:p text:style-name="P22"/>
      <text:p text:style-name="P22">1:33:10 Sid:</text:p>
      <text:p text:style-name="P22">Yeah, that is an excellent question.</text:p>
      <text:p text:style-name="P22">And another question that I would add to this is how many times can you decompose this into as you think about more and more models? So here we have a lower level and a higher level, but can there be multiple levels for different kinds of scenarios?</text:p>
      <text:p text:style-name="P22"/>
      <text:p text:style-name="P22">1:33:29 Daniel:</text:p>
      <text:p text:style-name="P22">Awesome. Okay, so they are now going to pick up on that bottom line. There's a low and a high decomposition of the hierarchical variation of free energy and this falls apart into a term for the lower level and the higher level of the hierarchy, which we can further unpack for the higher level we get.</text:p>
      <text:p text:style-name="P22">And then they provide expansion of that F high and F low. And these have the same complexity and accuracy interpretation as we saw with the previous F, except that this complexity minus accuracy can be understood as being about only the higher level and this complexity minus accuracy on lower level can be interpreted as being about only the lower level. So it's like been a separation of consideration between these levels. But again, they're coming from a common joint distribution. So that is just like and example of taking the analogous logic and path that was followed on the single level model, then using this composable framework, making the nested generative models and then being able to apply the same kinds of techniques to reach the same kinds of conclusions, but now in this different context.</text:p>
      <text:p text:style-name="P22"/>
      <text:p text:style-name="P22">1:34:41 Sid:</text:p>
      <text:p text:style-name="P22">Yeah, totally agree. Splitting it into these very specific terms and differentiating the forest from the trees, where high is the forest and the lower level of the trees is very, very helpful and it also shows us how they're related and not related.</text:p>
      <text:p text:style-name="P22"/>
      <text:p text:style-name="P22">1:34:59 Daniel:</text:p>
      <text:p text:style-name="P22">Awesome. So now they're going to make that F to G move. When considering future time steps tau the variational free energy becomes an expected free energy which again unfolds to a term for each level in the hierarchy.</text:p>
      <text:p text:style-name="P22">So they're going to do that F high and flow type decomposition. But it's going to be about g the expected free energy. And so here's the low on the right and the high on the left. And so here there's that same risk plus ambiguity, but now it's being applied to the decomposition between the high and the low. And so similarly to equation four, this unpacks in a risk term to reach a prior goal location and an ambiguity term.</text:p>
      <text:p text:style-name="P22">Intuitively this means the agent selects a route to its goal location with the lowest ambiguity. Hence, if the agent operates in a completely static environment without uncertainty, this basically becomes <text:soft-page-break/>equivalent to shortest path planning. So that was really interesting to hear about again in the context of what you described like well mapped, well connected, real time updating, highly controlled settings.</text:p>
      <text:p text:style-name="P22">1:36:05 The future is more like F than it is like g. Because it's like you can just trust in the future that you'll get a snapshot update and you'll be able to make the perfect move because you'll be able to do shortest path planning and traditional optimization techniques because you'll have no ambiguity about the future.</text:p>
      <text:p text:style-name="P22">Basically, in the short term. And then that gets more complex when there actually is different kinds and different patterns of ambiguity in the future. So it's just like such a cool way to hear about it now.</text:p>
      <text:p text:style-name="P22"/>
      <text:p text:style-name="P22">1:36:37 Sid:</text:p>
      <text:p text:style-name="P22">Yeah, COVID not have said it better. Similar thoughts on this particular foraging.</text:p>
      <text:p text:style-name="P22"/>
      <text:p text:style-name="P22">1:36:43 Daniel:</text:p>
      <text:p text:style-name="P22">Okay, so that was section three in section four. Now we still haven't seen active applied yet, we haven't seen any action exteroception loops. It's been like very analytical to this point. So now in section four, they're going to actually bring that generative models into active inference. Now we've established our generative models and the variational free energy optimization objectives.</text:p>
      <text:p text:style-name="P22">We present how to instantiate such a model in silicon for navigation on a real robot with camera input. So it's kind of interesting because in silicon means like we only simulated it, but here it means we implemented it on a silicon processor in a real embedded situation. And so the observations are the raw pixels from the camera sensor and the actions consist of the commands specifying the linear and angular velocity. So that is just taking that generative models structure that we described kind of abstractly like we just talked about the observed observations.</text:p>
      <text:p text:style-name="P22">1:37:47 But is that a one Axel camera?</text:p>
      <text:p text:style-name="P22">Is it a it LiDAR? Like this is where they are going to connect it to the specifics of what they actually do in the robot?</text:p>
      <text:p text:style-name="P22"/>
      <text:p text:style-name="P22">1:37:59 Sid:</text:p>
      <text:p text:style-name="P22">Yes. The only thing I'll add is again this picture because it's such a helpful picture in framing the pixels and the sensors that are being captured. In their case, as well.</text:p>
      <text:p text:style-name="P22">So they are taking just this camera inputs which is RG and B values for this particular paper as well as the IMU units and the Odometry units, which is velocity.</text:p>
      <text:p text:style-name="P22"/>
      <text:p text:style-name="P22">1:38:24 Daniel:</text:p>
      <text:p text:style-name="P22">Awesome. So in section four one, they highlight the visual perceptive aspects of their model. We're not going to describe it here, we'll hear about it soon. But four one focuses on that visual perceptive aspect.</text:p>
      <text:p text:style-name="P22">Four two, which we're also not going to focus on here, takes it a little bit out from the visual perception. How is the tree recognized given the retina? And this is like the path integration around those trees. So this is a path integration approach. And then they also bring up some points about how this has some similarities on the biological side.</text:p>
      <text:p text:style-name="P22">And also they introduction this topological map components of the higher level generative model, the red model. Do you have anything to add especially maybe about that topological basis of the higher <text:soft-page-break/>model?</text:p>
      <text:p text:style-name="P22"/>
      <text:p text:style-name="P22">1:39:22 Sid:</text:p>
      <text:p text:style-name="P22">Yeah, this is where it's attaching it to the physical world. This is where the lower levels and higher levels get connected to these particular formulations. So this is a question I will have for the authors as well, like how is this can CN network represented and why did they choose this particular foraging of connecting the two levels?</text:p>
      <text:p text:style-name="P22"/>
      <text:p text:style-name="P22">1:39:49 Daniel:</text:p>
      <text:p text:style-name="P22">Yeah, they write the posterior distinctions that's the one that we control is represented by a continuous attractor network, can a 3D cube that wraps around the edges with these different dimensions. So that might enforce some type of closure on the network, which we also saw happening with the rat slam.</text:p>
      <text:p text:style-name="P22">But that will be a good thing to ask. Okay, so then in action four three, they highlight the localization and mapping. These are being simultaneously inferred. So it's a slam. And this is the inclination and mapping features which are another level kind of above or different than just path integration and they relate that to the higher level model.</text:p>
      <text:p text:style-name="P22">So they provide some other formalisms and maybe this gets ant. What we were discussing due to Odometry integration drift. So inaccuracy about how many footsteps you took. Like that's the kind of the reason why people apparently walk in a circle when they're lost in a featureless landscape because they have a little bit of a different step length and so they have drift in their heading.</text:p>
      <text:p text:style-name="P22">1:40:55 Matching experiences will not have exactly the same associated pose.</text:p>
      <text:p text:style-name="P22">These displacement errors are distributed throughout the graph by use of graph relaxation, shifting the stored pose according to equation 16. This enforces the map to be topologically consistent even after loop closures, which is often challenging in metric slam systems. So that definitely gets at Stephen information geography or information geometry versus information topology. Because if we enforce a rigid geometry, then tiny differences might drive us wild. But if we force topological closure, then even if a road like became 30% longer, we'd still be able to navigate from city one.</text:p>
      <text:p text:style-name="P22">To City Two and it wouldn't be so bothersome.</text:p>
      <text:p text:style-name="P22"/>
      <text:p text:style-name="P22">1:41:44 Sid:</text:p>
      <text:p text:style-name="P22">Yeah. And including drift is like, one of the fundamental things all robotics experiments have to do, because everything that we formulate via math never seems to work out well in actual physical sensors and actuators. There's always that drift term that needs to be added. And I like how they have handled the drift here.</text:p>
      <text:p text:style-name="P22"/>
      <text:p text:style-name="P22">1:42:07 Daniel:</text:p>
      <text:p text:style-name="P22">Awesome.</text:p>
      <text:p text:style-name="P22">In section four four, they discuss and highlight the navigation features, and here we'll talk more. I just want to raise these questions because they make up like, three of the perspectives that are really getting integrated and recombined here. And you spoke to it right there. How do mathematical entities navigate, like Bayesian graph models and generative models? How do biological entities navigate and how do robotic entities navigate, and what are their similarities and differences and different <text:soft-page-break/>opportunities and challenges?</text:p>
      <text:p text:style-name="P22">And how will we generalize and make the right kinds of connections across different systems within these domains and across and among these domains? So that's an awesome complexity question. I hope a lot of people can enter into these questions and provide their thought and be involved in this.</text:p>
      <text:p text:style-name="P22"/>
      <text:p text:style-name="P22">1:43:03 Sid:</text:p>
      <text:p text:style-name="P22">Yeah, I mean, this could be a whole section on navigating navigation, which is like an interesting topic for complexity.</text:p>
      <text:p text:style-name="P22"/>
      <text:p text:style-name="P22">1:43:12 Daniel:</text:p>
      <text:p text:style-name="P22">Awesome.</text:p>
      <text:p text:style-name="P22">Okay, section five. And this will be, I think, just fascinating to hear their hands on experience about these experiments, which we're not going to go Hinton too much detail in. But in section five, they describe their set up and implementation. So this is a teleoperation of a mobile robot in a lab with a warehouse style. And they describe some details about, like, what kind of robot they used, what kind of camera was used, and how many data points existed.</text:p>
      <text:p text:style-name="P22">And then they talk a little bit about their implementation of how that generative model became basically implemented using machine learning as a LSTM network.</text:p>
      <text:p text:style-name="P22"/>
      <text:p text:style-name="P22">1:43:58 Sid:</text:p>
      <text:p text:style-name="P22">This is the most fun part of the paper for many robotics like researchers because this is like the standard robotic toolkit that's used in almost all robotics labs around the world. Turtle bot has become like the Raspberry Pi of robots in which every lab has one, and anyone can replicate this kind of an experiment easily. And it's interesting that they have access to, like, all these sensors that they talk about, such as LiDAR and millimeter wave radar, but they only use the minimal set of sensors they need, which is the RGB data. And that is what they use to collect data points. And they are sampling it at like an interval, which is very close to human perception, like hundred milliseconds.</text:p>
      <text:p text:style-name="P22">It gets close to biological level perception, like the frame rate that we have for our sensory organs. So that is very interesting. And the implementation is even more interesting, which we have to definitely ask the authors about how they use this setup.</text:p>
      <text:p text:style-name="P22"/>
      <text:p text:style-name="P22">1:45:06 Daniel:</text:p>
      <text:p text:style-name="P22">Thank you. Great.</text:p>
      <text:p text:style-name="P22">In figure three, they show on the right side a picture of the bot bot. So there it is. And then on the left side, we see some still image of the lab warehouse seen at different points. So, like, your .1 on the map is corresponding to what was seen as, like, approaching this wall and kind of doing a uturn. And so this is the path that was taken as it was kind of circulating these warehouse shelves, basically.</text:p>
      <text:p text:style-name="P22">And also, I really appreciate how you described the commonality of these techniques because I just didn't know that this was such a common hardware. And it'd be awesome to see what it will look like when people start to deploy in different settings.</text:p>
      <text:p text:style-name="P22"/>
      <text:p text:style-name="P22">1:45:58 Sid:</text:p>
      <text:p text:style-name="P22"><text:soft-page-break/>Yeah, and it's important because they use Ross. First of all, turtle bot uses the robot operating system. And like, if this is the first time people are looking at a turtle bot and by just looking at the image, you can tell that it's a roomba with a shelf on top of it with many different sensors.</text:p>
      <text:p text:style-name="P22">So honestly, that's all there is. So the movement is done by the vacuum cleaner on the bottom, the cleaning robot module on the bottom of the robot, and then the rest of the rack. The rack is full of sensors where you see the cameras attached. So earlier there used to be connect cameras attached and you can attach any sorts of additional units on top of it. And then there's a processing unit there which takes in all those inputs and does all the calculations.</text:p>
      <text:p text:style-name="P22">On board reproducibility in robotics, research is extremely rare and using a technique like this definitely helps for other labs to reproduce these kinds of results.</text:p>
      <text:p text:style-name="P22"/>
      <text:p text:style-name="P22">1:46:59 Daniel:</text:p>
      <text:p text:style-name="P22">Yeah, thanks for that. And I'd be really curious to learn more also about, like, the edge computing implication. Like, is that a mini PC? What exactly is needed here?</text:p>
      <text:p text:style-name="P22">What if the model were Ronen hundred times simpler? What if it were Ronen hundred times more complex? So in figure five, section five three, they discuss the results and they ask three research questions, and those are addressed in the following section. So they ask, does that lower level model learn accurate representations for inference and prediction by minimizing free energy? So does the lower level work?</text:p>
      <text:p text:style-name="P22">Two, can these representations be used in the hierarchical model for generating topological maps of the environment? Because although we kind of didn't discuss it in detail, that's that topological closure that's impressed upon at the higher level, but not the lower level. So can the lower level work? And then can it be used as a useful interface with this totally different in type topologically closed higher level model?</text:p>
      <text:p text:style-name="P22">1:48:03 And then the holistic question is, does the system infer sensible moves and actions by minimizing expected free energy to engage in navigation?</text:p>
      <text:p text:style-name="P22">Like, okay, given that the two components are interfacing, does the whole thing do free energy minimization in a way that ends up doing so called sensible moves? That is maybe what a person would do if they said just patrol that warehouse, just walk around without any too specific of a goal, but just make sure that you walk everywhere. Pretty much. That's pretty sensible. They didn't spend any time over here.</text:p>
      <text:p text:style-name="P22">They didn't just go up and down one shelf. So that's sensible, even though there's not quite a heuristic for that. But I think that's really a fascinating question. What is sensible behavior?</text:p>
      <text:p text:style-name="P22"/>
      <text:p text:style-name="P22">1:48:50 Sid:</text:p>
      <text:p text:style-name="P22">Yeah.</text:p>
      <text:p text:style-name="P22">And I think they go into how they quantify sensible behavior by comparing it with other approaches in the results. So it will be interesting to ask the authors about that.</text:p>
      <text:p text:style-name="P22"/>
      <text:p text:style-name="P22">1:49:02 Daniel:</text:p>
      <text:p text:style-name="P22">Yeah. Okay. Table one just goes into some details about their neural network parameterization.</text:p>
      <text:p text:style-name="P22">We'll hear about it from the authors. So, Cloud, did neural networks come into play? What was the <text:soft-page-break/>process of fitting that? Okay, figure four. Figure four is the sequences of the ground truth observations.</text:p>
      <text:p text:style-name="P22">First row. So that's the video data coming in on the top. That just looks like regular video data. Reconstructed observations, second row. That's the generative model of visual input.</text:p>
      <text:p text:style-name="P22">And that's kind of like thinking about this in terms like a course graining, but this brings the visual input into the robots terms corresponding to latent space samples, third row. So this is like potentially an internal representation, like a layer of a neural network. And so it's just showing that these perhaps very similar or different scenes can be differentiated via their position in like a higher dimensional latent space.</text:p>
      <text:p text:style-name="P22">1:50:05 Or it's lower dimensional than the video, but it's higher dimensional than just like the X and the Y. The robot is turning towards the left in the sequence, as can be seen for both the sequence of observation as well as the shift towards higher theta values in the pose cube.</text:p>
      <text:p text:style-name="P22">And that's the pose cube activation on the bottom row. So this is what it looks like at that lower model to go from video data to hidden state estimation, the kind of core screening generative model of the video to this latent state internal representation to the pose estimation that's going to come into play at the higher level of the model. They're kind of overlaying time steps as columns during this execution of a turn and showing how different layers of our lower model are updating.</text:p>
      <text:p text:style-name="P22"/>
      <text:p text:style-name="P22">1:50:56 Sid:</text:p>
      <text:p text:style-name="P22">Yeah, and I think this is a time series like you described. Left to writing indicates like the 10 seconds, for example, 10 seconds of a turn of a robot. And that was an interesting comment on the higher level dimension for a robot is lower level fidelity for us with those pixels, the way we represent things and the way it's represented in a robot can have very different terminologies.</text:p>
      <text:p text:style-name="P22"/>
      <text:p text:style-name="P22">1:51:27 Daniel:</text:p>
      <text:p text:style-name="P22">Yeah, and higher, lower, inner, outer, more or less. It's always in relationship and so those can sometimes get swept under the rug.</text:p>
      <text:p text:style-name="P22">It's a high dimensional representation that we did of this.</text:p>
      <text:p text:style-name="P22">What do you have to ask in 42.0? How high.</text:p>
      <text:p text:style-name="P22"/>
      <text:p text:style-name="P22">1:51:47 Sid:</text:p>
      <text:p text:style-name="P22">Just a few pixels in.</text:p>
      <text:p text:style-name="P22"/>
      <text:p text:style-name="P22">1:51:50 Daniel:</text:p>
      <text:p text:style-name="P22">Figure five they show the generated experience map left and the comparison map extracted from localization with R tab map. So I show the inclination here but I would love to hear your interpretation of what do they mean by the experience map is biological while the R tab map is metric. What are being shown differently here?</text:p>
      <text:p text:style-name="P22"/>
      <text:p text:style-name="P22">1:52:16 Sid:</text:p>
      <text:p text:style-name="P22">Yeah. So, yeah, they are comparing the figure that they obtained on the left with the data obtained from a similar technique. So the way these robotics experiments work is they use different localization techniques and they are using our tab map, which is another technique on the right. And the second <text:soft-page-break/>point is very interesting and I think that is Steven's question as well, which is how is the information geography represented? So the experience map which is on the left, it briefly describes how like, the environment is topologically closed and the RTP map is accurate to like, physical world metric units which is measurements.</text:p>
      <text:p text:style-name="P22">So topology just means like how everything is oriented. It doesn't need to be physically precise as a real world.</text:p>
      <text:p text:style-name="P22">1:53:16 It's like wisdom versus knowledge. So topology is more of an idea that if you follow this kind of a map, you will find your way and you won't get lost. Whereas metric is like precise mapping of the physical environment and mapping it to scale like one is to 20 or one is Ronen hundred or whatever that scale.</text:p>
      <text:p text:style-name="P22"/>
      <text:p text:style-name="P22">1:53:39 Daniel:</text:p>
      <text:p text:style-name="P22">May be I really like that. Knowledge and wisdom. And then here's why there's always the minimum of two and why we respect both. Because the topological maps may be totally non comparable in their geometry force. Two different entities.</text:p>
      <text:p text:style-name="P22">Mapping the same space. And so if we are both trying to get the geometry of the geography, that's where it's possible to have the most objective agreement on the knowledge side. Allegorically here. And then the topological side can be so much simpler and so much more personalized and local and can actually help in those way finding and the changing situations. And maybe there's analogy or there's resonance or there's small isomorphisms with different wisdoms, but one has gone down that path and has basically given up making the image on the right that other people will just see and recognize.</text:p>
      <text:p text:style-name="P22">1:54:40 That totally lines up with what I see. So it's quite a nice point.</text:p>
      <text:p text:style-name="P22"/>
      <text:p text:style-name="P22">1:54:46 Sid:</text:p>
      <text:p text:style-name="P22">Yeah.</text:p>
      <text:p text:style-name="P22"/>
      <text:p text:style-name="P22">1:54:47 Daniel:</text:p>
      <text:p text:style-name="P22">Okay, figure six is some more outputs of the model so they imaginary policies. Imaginary policies.</text:p>
      <text:p text:style-name="P22">So there's several images of different things happening. There's the current state, which is the video input at that time step. And then there's image shortterm goals. I want it to look like this. I ant the frame differentiate at that time step to be super small.</text:p>
      <text:p text:style-name="P22">I want to be really unsurprised about looking like this at that short time step. In this turn, you can kind of see that piece on the left that's getting brought more into view as I turn my head left. I don't want to be surprised. I want it to feel normal. And then in the long term goal, there's a lot more like blurriness because it's not super important whether the handle is here or here, because it's just an uncertain future.</text:p>
      <text:p text:style-name="P22">And so these are imagined policies that can be considered at past, present, and future time steps.</text:p>
      <text:p text:style-name="P22">1:55:53 And that's kind of what the partial observability of the hidden Markov model structure or motif brings into this picture. This is why it's good to have a generative models rather than just a recognition or an input, a signal processing model that's like where the whole generative Bayesian concept and predictive processing from the biological side come into play. And also in the future, it trails off. These are the same time series.</text:p>
      <text:p text:style-name="P22"><text:soft-page-break/>And further and further in the future, it gets blurrier and blurrier until it's like, I just want to be in a horizontal plane in the future, basically standing.</text:p>
      <text:p text:style-name="P22"/>
      <text:p text:style-name="P22">1:56:29 Sid:</text:p>
      <text:p text:style-name="P22">Yeah. Figure D is, like, very interesting in this particular picture where they have three different policies and you see very different results as a result of those policies. So this is like Robotics 101 behavior, where you program the robot to always go left, always go right, or always go straight. And you start with these particular policies and then understand that these simple changes in behavior have such vast differences in the results.</text:p>
      <text:p text:style-name="P22">So, yeah, the sentence you just highlighted is yeah.</text:p>
      <text:p text:style-name="P22"/>
      <text:p text:style-name="P22">1:57:07 Daniel:</text:p>
      <text:p text:style-name="P22">So here the three policies are basically the two different terms are going straight. And so I say when calculating flow and evaluating the distribution on policies, this results in a probability close to one to take the policy go left. Like, look at how on the bottom row, that's the Goleft policy. It stays sharp in the future, but then the policies that diverge increasingly from the goals at different timescales with respect to those goals, it becomes really unclear.</text:p>
      <text:p text:style-name="P22">So it's like, I want $100, so I'm saving $1 per day. Then at day 71, I expect $71. Wow. It's exactly $71. That's like this bottom time one.</text:p>
      <text:p text:style-name="P22">And this is like, I'm losing money every day. I'm getting less and less clear on how it's going to end up at 100 at this future time step. So maybe that's not a good policy, not because my expected value is dropping, but because it's unclear how I'm going to get to 100. And that's something that can be neutrally said without even taking a judgment on the amount ant any given time step.</text:p>
      <text:p text:style-name="P22"/>
      <text:p text:style-name="P22">1:58:10 Sid:</text:p>
      <text:p text:style-name="P22">Yeah, I think that analogy really drives the point home that you need to choose your policies according to the goals.</text:p>
      <text:p text:style-name="P22">And I think all those goals were part of their formulation of the expected free energy. So I think it's important to ask this to the authors, like, how are these goals as well as policies chosen? And can this be generalized for different kinds of environments?</text:p>
      <text:p text:style-name="P22"/>
      <text:p text:style-name="P22">1:58:37 Daniel:</text:p>
      <text:p text:style-name="P22">Awesome. So figure seven, they write different goals for the long term path of figure five.</text:p>
      <text:p text:style-name="P22">So just here's the figure five again. With the biological closure of the higher model, the lower level dynamics model will take the corresponding states as preferred state goals sequentially. So this is where we see the connections between the models becoming enacted. So let's just say that one is coming around this edge and there's two options. They can continue straight or they can go right, or they can go in reverse.</text:p>
      <text:p text:style-name="P22">But we're considering forward motion only. So there's two alternate policy. It's not the infinite space decision making that humans are sometimes confronted with, but here it's a robotics motion decision about continuing straight, ostensibly to explore this final rightmost shelf sequence or taking the right turn now. So go straight or turn right now. What would sensible behavior be if one had recently or <text:soft-page-break/>repeatedly visited the closer shelf?</text:p>
      <text:p text:style-name="P22">1:59:42 Then to be more exploratory, it would make sense to like go straight so that this last shelf could be explored. So that's the kind of decision that we would want that robot to be able to incorporate when it's able to be making that decision. And so that could be thought of as having a longterm goal to be expecting oneself to be on the far right shelf here the bottom one. And then in the moment which one of these actions, turn right or go straight is going to be preferred with respect to how one acts now. And so then that's what it means to say the lower level dynamics model will take the corresponding states from the higher longterm path as the preferred state goals.</text:p>
      <text:p text:style-name="P22">So then one could be like, well, I prefer to see myself just right here. Already one has chosen a branch, but that is helping you reduce your uncertainty about being found here later. So that although I really look forward to also hearing everyone else's unpacking of what is the robot doing or thinking in that Pivot moment, that's kind of how I read the way that the long term planning goals become imposed upon the lower level action selections.</text:p>
      <text:p text:style-name="P22"/>
      <text:p text:style-name="P22">2:00:57 Sid:</text:p>
      <text:p text:style-name="P22">Yup, agree.</text:p>
      <text:p text:style-name="P22"/>
      <text:p text:style-name="P22">2:00:59 Daniel:</text:p>
      <text:p text:style-name="P22">Okay, what did you see or want to talk about with the contrast with other slam approaches?</text:p>
      <text:p text:style-name="P22"/>
      <text:p text:style-name="P22">2:01:09 Sid:</text:p>
      <text:p text:style-name="P22">Let me see. So yeah, this paragraph describes different slam approaches. And you see the same group of authors mentioned from Probabilistic Robotics where Sebastian Throne and Coauthors are mentioned. And those were engineered approaches which also used different kinds Bayesian, Statistics, Physics, and then there were more bio inspired approaches such as the Rat slam group, which is the 2013 paper, and then they rely on postcan and this experience map which they compare it with. And recently deep learning has obviously been used on visuals.</text:p>
      <text:p text:style-name="P22">And like, you see in this, like the bottom, like, bottom of this paragraph. And yeah, the underlying section is important.</text:p>
      <text:p text:style-name="P22">2:02:10 Do you want to COVID that active coherence lab, allow for a heuristic treatment?</text:p>
      <text:p text:style-name="P22"/>
      <text:p text:style-name="P22">2:02:15 Daniel:</text:p>
      <text:p text:style-name="P22">I think that's where they bring it home, which is they say, well, yes, people have used this recognition variational, auto encoder model, and yes, there's been this topological approach to rat slam, navigation closure and etcetera. But then those are often again, composed in an ad hoc way, and so active inference is providing a possible way to approach it in a more principled and more integrative first principles way.</text:p>
      <text:p text:style-name="P22">Okay, conclusion, let's hear from the authors. People can draw their own conclusions, but I'll just highlight the last sentence that we think this research direction might offer new insights both on how an application works in the mammal brain as well as how to scale active inference to real world applications. So it's like those were the three vectors we brought in with the biological, mathematical and the robotics. And then from that nexus, it's kind of like it feeds back out because now from the <text:soft-page-break/>brain, they might be learning about the math and the robotics and then the others in a similar fashion.</text:p>
      <text:p text:style-name="P22"/>
      <text:p text:style-name="P22">2:03:24 Sid:</text:p>
      <text:p text:style-name="P22">Yeah.</text:p>
      <text:p text:style-name="P22">And as the authors conclude the paper, they also bring up some open questions, such as, can these techniques be used for lifelong learning? Which is a relatively new field of machine learning in which states change all the time. And you do not need to retrain your model, but you just need to retrain specific parts of your model to continuously learn throughout the lifetime of that application. So they suggest something like a sleep cycle. That means that whenever the robot is charging, that is when it can update its models of the entire environment and share that and do that active inference approach to achieve lifelong learning.</text:p>
      <text:p text:style-name="P22">So I'll be very interested in knowing this from the authors, like, what are the weaknesses in this approach and how can this be solved to scale for real world applications?</text:p>
      <text:p text:style-name="P22"/>
      <text:p text:style-name="P22">2:04:21 Daniel:</text:p>
      <text:p text:style-name="P22">Awesome. And how about just describe what this last video is showing?</text:p>
      <text:p text:style-name="P22"/>
      <text:p text:style-name="P22">2:04:26 Sid:</text:p>
      <text:p text:style-name="P22">Yeah, so this video is just for people who are coming from the active inference lab but want to see, like, a robot actually move. We have been talking about robots moving.</text:p>
      <text:p text:style-name="P22">So if you play the video, it's just an introduction to turtle bot and how people use it in an experimental setting. The first few seconds of the video will describe all there is.</text:p>
      <text:p text:style-name="P22"/>
      <text:p text:style-name="P22">2:04:50 Daniel:</text:p>
      <text:p text:style-name="P22">Awesome. Well, we leave a blank slide for the discussion sections. This was an awesome and memorable discussion, and it's just the opening of the 42 when we'll continue on in a participatory group setting in the coming two weeks and hopefully have any of the authors join or anyone else who would like to join in.</text:p>
      <text:p text:style-name="P22">I'll let you give a penultimate thought, but just really appreciate the care that you brought to these slides into the stream.</text:p>
      <text:p text:style-name="P22"/>
      <text:p text:style-name="P22">2:05:28 Sid:</text:p>
      <text:p text:style-name="P22">Yeah, and thanks to Stephen and everyone else who asked questions.</text:p>
      <text:p text:style-name="P22"/>
      <text:p text:style-name="P22">2:05:34 Daniel:</text:p>
      <text:p text:style-name="P22">Yeah. Okay, so if you have anything else you want to add, otherwise we can just thank listeners and hang out.</text:p>
      <text:p text:style-name="P22"/>
      <text:p text:style-name="P22">2:05:43 Sid:</text:p>
      <text:p text:style-name="P22">Yeah, I mean, this was my first active inference appearance in the sequence of hopefully a lot of appearances in the culture, and this clarified a lot of concepts for me as well, and connected it to one of the Fields that I was very intimately connected with almost a decade back.</text:p>
      <text:p text:style-name="P22"><text:soft-page-break/>So, yeah, happy to see Connections being and looking forward to meet with the authors.</text:p>
      <text:p text:style-name="P22"/>
      <text:p text:style-name="P22">2:06:15 Daniel:</text:p>
      <text:p text:style-name="P22">Okay, thanks a lot. Thanks, everybody, and see you next week. Bye.</text:p>
      <text:p text:style-name="P22"/>
      <text:p text:style-name="P22">2:06:21 Sid:</text:p>
      <text:p text:style-name="P27">Thank you!</text:p>
      <text:p text:style-name="P22"/>
      <text:h text:style-name="P2" text:outline-level="1"><text:span text:style-name="T16">Session </text:span>0<text:span text:style-name="T18">42</text:span>.<text:span text:style-name="T16">1, </text:span><text:span text:style-name="T18">April 20</text:span><text:span text:style-name="T16">, 2022</text:span></text:h>
      <text:p text:style-name="P7"><text:a xlink:type="simple" xlink:href="https://www.youtube.com/watch?v=UUQIVqcI-yw" text:style-name="Internet_20_link" text:visited-style-name="Visited_20_Internet_20_Link">https://www.youtube.com/watch?v=UUQIVqcI-yw</text:a></text:p>
      <text:p text:style-name="P7"/>
      <text:p text:style-name="P21"/>
      <text:p text:style-name="P20"><text:span text:style-name="T11">First participatory group discussion, </text:span><text:span text:style-name="T14">with an author, of </text:span><text:span text:style-name="T11">the</text:span> <text:span text:style-name="T12">2021 paper “</text:span><text:span text:style-name="T13">Robot navigation as hierarchical active inference</text:span><text:span text:style-name="T12">.”</text:span></text:p>
      <text:p text:style-name="P16"/>
      <text:p text:style-name="P17"/>
      <text:p text:style-name="P18"/>
      <text:h text:style-name="P4" text:outline-level="2">S<text:span text:style-name="T18">ESSION S</text:span>PEAKERS</text:h>
      <text:p text:style-name="P25">Adam Safron, Tim Verbelen, Daniel Friedman, Bleu Knight</text:p>
      <text:p text:style-name="P18"/>
      <text:p text:style-name="P17"/>
      <text:h text:style-name="P4" text:outline-level="2">CONTENTS</text:h>
      <table:table table:name="Table2" table:style-name="Table2">
        <table:table-column table:style-name="Table2.A"/>
        <table:table-column table:style-name="Table2.B"/>
        <table:table-row table:style-name="Table2.1">
          <table:table-cell table:style-name="Table2.A1" office:value-type="string">
            <text:p text:style-name="P10">00:00</text:p>
          </table:table-cell>
          <table:table-cell table:style-name="Table2.A1" office:value-type="string">
            <text:p text:style-name="P12">Initial contextualization of the dot zero paper</text:p>
          </table:table-cell>
        </table:table-row>
        <table:table-row table:style-name="Table2.1">
          <table:table-cell table:style-name="Table2.A1" office:value-type="string">
            <text:p text:style-name="P10">02:13</text:p>
          </table:table-cell>
          <table:table-cell table:style-name="Table2.A1" office:value-type="string">
            <text:p text:style-name="P12">Making a robot smarter with AI</text:p>
          </table:table-cell>
        </table:table-row>
        <table:table-row table:style-name="Table2.1">
          <table:table-cell table:style-name="Table2.A1" office:value-type="string">
            <text:p text:style-name="P10">03:49</text:p>
          </table:table-cell>
          <table:table-cell table:style-name="Table2.A1" office:value-type="string">
            <text:p text:style-name="P12">Active Inference in robotics and biology</text:p>
          </table:table-cell>
        </table:table-row>
        <table:table-row table:style-name="Table2.1">
          <table:table-cell table:style-name="Table2.A1" office:value-type="string">
            <text:p text:style-name="P10">08:12</text:p>
          </table:table-cell>
          <table:table-cell table:style-name="Table2.A1" office:value-type="string">
            <text:p text:style-name="P12">Robots and the mind</text:p>
          </table:table-cell>
        </table:table-row>
        <table:table-row table:style-name="Table2.1">
          <table:table-cell table:style-name="Table2.A1" office:value-type="string">
            <text:p text:style-name="P10">10:28</text:p>
          </table:table-cell>
          <table:table-cell table:style-name="Table2.A1" office:value-type="string">
            <text:p text:style-name="P12">Neuroscience: Grid Cells and Navigation</text:p>
          </table:table-cell>
        </table:table-row>
        <table:table-row table:style-name="Table2.1">
          <table:table-cell table:style-name="Table2.A1" office:value-type="string">
            <text:p text:style-name="P10">15:32</text:p>
          </table:table-cell>
          <table:table-cell table:style-name="Table2.A1" office:value-type="string">
            <text:p text:style-name="P12">Intelligence 6, Proprioception in the Robot Model</text:p>
          </table:table-cell>
        </table:table-row>
        <table:table-row table:style-name="Table2.1">
          <table:table-cell table:style-name="Table2.A1" office:value-type="string">
            <text:p text:style-name="P10">18:25</text:p>
          </table:table-cell>
          <table:table-cell table:style-name="Table2.A1" office:value-type="string">
            <text:p text:style-name="P12">The Active Inference principle in robotics</text:p>
          </table:table-cell>
        </table:table-row>
        <table:table-row table:style-name="Table2.1">
          <table:table-cell table:style-name="Table2.A1" office:value-type="string">
            <text:p text:style-name="P10">23:19</text:p>
          </table:table-cell>
          <table:table-cell table:style-name="Table2.A1" office:value-type="string">
            <text:p text:style-name="P12">Cognitive foraging and its implications</text:p>
          </table:table-cell>
        </table:table-row>
        <table:table-row table:style-name="Table2.1">
          <table:table-cell table:style-name="Table2.A1" office:value-type="string">
            <text:p text:style-name="P10">33:27</text:p>
          </table:table-cell>
          <table:table-cell table:style-name="Table2.A1" office:value-type="string">
            <text:p text:style-name="P12">Inactive Inference and its cognitive implications</text:p>
          </table:table-cell>
        </table:table-row>
        <table:table-row table:style-name="Table2.1">
          <table:table-cell table:style-name="Table2.A1" office:value-type="string">
            <text:p text:style-name="P10">34:25</text:p>
          </table:table-cell>
          <table:table-cell table:style-name="Table2.A1" office:value-type="string">
            <text:p text:style-name="P12">An Inferring the Location of the Brain</text:p>
          </table:table-cell>
        </table:table-row>
        <table:table-row table:style-name="Table2.1">
          <table:table-cell table:style-name="Table2.A1" office:value-type="string">
            <text:p text:style-name="P10">43:38</text:p>
          </table:table-cell>
          <table:table-cell table:style-name="Table2.A1" office:value-type="string">
            <text:p text:style-name="P12">The graphical model for hierarchical navigation</text:p>
          </table:table-cell>
        </table:table-row>
        <table:table-row table:style-name="Table2.1">
          <table:table-cell table:style-name="Table2.A1" office:value-type="string">
            <text:p text:style-name="P10">48:10</text:p>
          </table:table-cell>
          <table:table-cell table:style-name="Table2.A1" office:value-type="string">
            <text:p text:style-name="P12">Neuroscience: The Default Mode System</text:p>
          </table:table-cell>
        </table:table-row>
        <table:table-row table:style-name="Table2.1">
          <table:table-cell table:style-name="Table2.A1" office:value-type="string">
            <text:p text:style-name="P10">51:43</text:p>
          </table:table-cell>
          <table:table-cell table:style-name="Table2.A1" office:value-type="string">
            <text:p text:style-name="P12">Stephen Feynman on the Sense of Time</text:p>
          </table:table-cell>
        </table:table-row>
        <table:table-row table:style-name="Table2.1">
          <table:table-cell table:style-name="Table2.A1" office:value-type="string">
            <text:p text:style-name="P10">53:15</text:p>
          </table:table-cell>
          <table:table-cell table:style-name="Table2.A1" office:value-type="string">
            <text:p text:style-name="P12">How does language affect our perception of time?</text:p>
          </table:table-cell>
        </table:table-row>
        <table:table-row table:style-name="Table2.1">
          <table:table-cell table:style-name="Table2.A1" office:value-type="string">
            <text:p text:style-name="P10">55:23</text:p>
          </table:table-cell>
          <table:table-cell table:style-name="Table2.A1" office:value-type="string">
            <text:p text:style-name="P12">Neurosemantic Navigation</text:p>
          </table:table-cell>
        </table:table-row>
        <table:table-row table:style-name="Table2.1">
          <table:table-cell table:style-name="Table2.A1" office:value-type="string">
            <text:p text:style-name="P10">59:26</text:p>
          </table:table-cell>
          <table:table-cell table:style-name="Table2.A1" office:value-type="string">
            <text:p text:style-name="P12">Adam Levine: The Grounding of Science</text:p>
          </table:table-cell>
        </table:table-row>
        <table:table-row table:style-name="Table2.1">
          <table:table-cell table:style-name="Table2.A1" office:value-type="string">
            <text:p text:style-name="P10">1:05:45</text:p>
          </table:table-cell>
          <table:table-cell table:style-name="Table2.A1" office:value-type="string">
            <text:p text:style-name="P12">Strong AI: Symbolic Logic and Representation</text:p>
          </table:table-cell>
        </table:table-row>
        <table:table-row table:style-name="Table2.1">
          <table:table-cell table:style-name="Table2.A1" office:value-type="string">
            <text:p text:style-name="P10">1:12:44</text:p>
          </table:table-cell>
          <table:table-cell table:style-name="Table2.A1" office:value-type="string">
            <text:p text:style-name="P12">Tim Adam on Hierarchical and Emergence</text:p>
          </table:table-cell>
        </table:table-row>
        <table:table-row table:style-name="Table2.1">
          <table:table-cell table:style-name="Table2.A1" office:value-type="string">
            <text:p text:style-name="P10">1:15:39</text:p>
          </table:table-cell>
          <table:table-cell table:style-name="Table2.A1" office:value-type="string">
            <text:p text:style-name="P12">Neurosemantic Spaces and Topic Modeling</text:p>
          </table:table-cell>
        </table:table-row>
        <table:table-row table:style-name="Table2.1">
          <table:table-cell table:style-name="Table2.A1" office:value-type="string">
            <text:p text:style-name="P10">1:16:33</text:p>
          </table:table-cell>
          <table:table-cell table:style-name="Table2.A1" office:value-type="string">
            <text:p text:style-name="P12">Neuroimputation: Lower and Higher granularity</text:p>
          </table:table-cell>
        </table:table-row>
        <table:table-row table:style-name="Table2.1">
          <table:table-cell table:style-name="Table2.A1" office:value-type="string">
            <text:p text:style-name="P10">1:21:33</text:p>
          </table:table-cell>
          <table:table-cell table:style-name="Table2.A1" office:value-type="string">
            <text:p text:style-name="P12">Immunity and the Slam</text:p>
          </table:table-cell>
        </table:table-row>
        <table:table-row table:style-name="Table2.1">
          <table:table-cell table:style-name="Table2.A1" office:value-type="string">
            <text:p text:style-name="P10">1:25:07</text:p>
          </table:table-cell>
          <table:table-cell table:style-name="Table2.A1" office:value-type="string">
            <text:p text:style-name="P12">Predicting hotel rooms from experience</text:p>
          </table:table-cell>
        </table:table-row>
        <table:table-row table:style-name="Table2.1">
          <table:table-cell table:style-name="Table2.A1" office:value-type="string">
            <text:p text:style-name="P10">1:31:56</text:p>
          </table:table-cell>
          <table:table-cell table:style-name="Table2.A1" office:value-type="string">
            <text:p text:style-name="P12">Taking Notes on a Map</text:p>
          </table:table-cell>
        </table:table-row>
        <table:table-row table:style-name="Table2.1">
          <table:table-cell table:style-name="Table2.A1" office:value-type="string">
            <text:p text:style-name="P10">1:38:19</text:p>
          </table:table-cell>
          <table:table-cell table:style-name="Table2.A1" office:value-type="string">
            <text:p text:style-name="P12">Language and its action</text:p>
          </table:table-cell>
        </table:table-row>
        <table:table-row table:style-name="Table2.1">
          <table:table-cell table:style-name="Table2.A1" office:value-type="string">
            <text:p text:style-name="P10">1:40:21</text:p>
          </table:table-cell>
          <table:table-cell table:style-name="Table2.A1" office:value-type="string">
            <text:p text:style-name="P12">Free Will for 6/6/7</text:p>
          </table:table-cell>
        </table:table-row>
        <table:table-row table:style-name="Table2.1">
          <table:table-cell table:style-name="Table2.A1" office:value-type="string">
            <text:p text:style-name="P10">1:45:40</text:p>
          </table:table-cell>
          <table:table-cell table:style-name="Table2.A1" office:value-type="string">
            <text:p text:style-name="P12">Cognitive Space and Emergence</text:p>
          </table:table-cell>
        </table:table-row>
      </table:table>
      <text:p text:style-name="Standard"/>
      <text:p text:style-name="P7"/>
      <text:h text:style-name="P4" text:outline-level="2"><text:span text:style-name="T17">TRANSCRIPT</text:span></text:h>
      <text:p text:style-name="P22">00:00 Daniel:</text:p>
      <text:p text:style-name="P22">Some questions that we had from the dot zero but also new questions arising. So we'll just start with and introduction and saying hello and then it will be awesome to hear the authors initial contextualization. So I'm Daniel. I'm a researcher in California. And as explore a little bit in the dot <text:soft-page-break/>zero with did, there's a few places that we were super curious about, ranging from how does one go from a phenomena that they want to model like navigation to the analytical equations and how is that related to active inference and the free energy principle?</text:p>
      <text:p text:style-name="P22">And then how do we go from that analytical formulation to the actual gigabyte of video data and the real time sensing and action? So a lot of exciting topics and I'll pass to Bleu.</text:p>
      <text:p text:style-name="P22"/>
      <text:p text:style-name="P22">00:49 Speaker B:</text:p>
      <text:p text:style-name="P22">Hi, I'm Bleu, I'm a researcher in New Mexico and this paper was kind of way over my head for a lot of reasons, it's just so far out of what I normally do. But I have some questions related to the hierarchical model modeling and how that is kind of used and how that can be related or cannot be related to maybe biological systems that model in a hierarchical way similarly. And I'll pass it off to Adam, I guess if you want to start or introduce yourself and you guys can take it away.</text:p>
      <text:p text:style-name="P22"/>
      <text:p text:style-name="P22">01:24 Speaker C:</text:p>
      <text:p text:style-name="P22">Hi, I'm Adam, I'm a systems neuroscientist who's currently a research flow at the Johns Hopkins Center for Psychedelic and Consciousness Research. I've been collaborating with Tim and Ozan and others on trying to understand the nature of navigation and the ways in which the hippocampal and enter rhino system might be relevant and the ways in which this could be used. So means of understanding thought more generally. And it's been awesome and slightly intimidating, except Tim is awesome, so that's made it less intimidating.</text:p>
      <text:p text:style-name="P22"/>
      <text:p text:style-name="P22">02:13 Speaker D:</text:p>
      <text:p text:style-name="P22">So that brings it to me. I'm Tim, I'm a computer scientist or patrologist at Agent University and we have them subscribe to the active instance formula to try to make our slightly more intelligent.</text:p>
      <text:p text:style-name="P22">This paper was, I think, one of our major accomplishments last year, exploration with Adam, where we basically look at the problem of navigation from different angles, ranging from active inference modeling to actual implication on real robots and at the same time looking at how could this work in and actual brain or what other relations and the evolution there. So it's really exciting to have this paper out but also this was just getting started, I'd say.</text:p>
      <text:p text:style-name="P22">03:14 It was basically our first artifact that we published. We have another one together with Adam in the works. And yeah, I'm pretty sure that we will continue this endeavor for quite some time longer.</text:p>
      <text:p text:style-name="P22">So we all just only just getting started. So that being said, probably a lot of the questions are also still questions for us. Let's see what extent we can give an answer as of Coda already awesome.</text:p>
      <text:p text:style-name="P22"/>
      <text:p text:style-name="P22">03:49 Daniel:</text:p>
      <text:p text:style-name="P22">Well, we can start with this sort of triad that is highlighted in the paper. And Adam, you set it as understanding the basis of navigation.</text:p>
      <text:p text:style-name="P22">And we have these three legs to the stool, kind of three threads that intertwine in the paper with and analytical formulation of navigation, which is what Bleu mentioned, with a hierarchical generative model and the implication in robotic and in biological systems. So maybe a first question is how has this intersection of modeling inclination with robotics and biology been conceptualized? And what brought you to apply active inference in this way? And what does it add?</text:p>
      <text:p text:style-name="P22"><text:soft-page-break/></text:p>
      <text:p text:style-name="P22">04:44 Speaker D:</text:p>
      <text:p text:style-name="P22">We should go first.</text:p>
      <text:p text:style-name="P22">So maybe my perspective here is that we basically got started from a robotics perspective, like looking at the navigation problem and looking at the ways that it's being solved right now and implemented right now. And at the same time, we already have quite some experience with active inference, but more like simpler problems, let's say. Or first experiments were more on this kind of mountain car environment or goal to kind of try to scale it up to real world robots. And so we got started by drawing and seeing barrels between current implementations out there that seem to match with how we would look at it from an active coherence perspective and kind of work our way from both ways.</text:p>
      <text:p text:style-name="P22">06:00 So on the one hand, try to get some implementation running, and on the other hand, seeing how we could formalize it and actually make the mouse work in the active interest framework.</text:p>
      <text:p text:style-name="P22">And what we found out was that actually the best matching implementation from a robotics perspective was actually one that was quite bio inspired. So it was basically the red Flam model from Milford at all, where they had these heavy inspiration from grid cells, brain cells and these things. And yeah, of course it was not really a surprise given the fact how active coherence is also grounded in neuroscience. And so that's where we reached out to Adam to basically show off like, okay, this is our trajectory, this is our plan, this is our current implementation and how we think the math could work.</text:p>
      <text:p text:style-name="P22">07:02 And then Adam, with his infinite knowledge on how it could work in the brain, he gave all kinds of bonuses like, okay, but this is interesting because what you implemented here is actually looking a lot force, a lot like this kind of system. And what you're doing here is actually very much like these kind of things. And then we just David McKay let's begin this further. And we basically started on Purving out ping pong, like, okay, if this is how it's done in the brain, then maybe we can make something more similar in the mouth or in the implementation, vice versa. And the paper is basically the first step where we had the three bits kind of in place, but we know where the open issues are.</text:p>
      <text:p text:style-name="P22">But it actually has something working on and sensible on all three levels I'd say.</text:p>
      <text:p text:style-name="P22">08:04 And that's where we are at this moment.</text:p>
      <text:p text:style-name="P22">Awesome.</text:p>
      <text:p text:style-name="P22"/>
      <text:p text:style-name="P22">08:12 Daniel:</text:p>
      <text:p text:style-name="P22">Thank you. Adam, anything you add to that?</text:p>
      <text:p text:style-name="P22"/>
      <text:p text:style-name="P22">08:18 Speaker C:</text:p>
      <text:p text:style-name="P22">I guess what I would add is I'm increasingly compelled by the idea that robotics as a touchstone and basis for understanding different aspects of mind is it might be the most powerful, kind of grounded empiricism we can do. And I think it's both because it's like a lot of times, like that Feynman quote of like, what I cannot build, I cannot understand, is like mentioned, but this is actually building systems that have to work, but these problems in going through them and then looking at the different solutions. The kind of understanding you get I think is really unique. But also I think it's particularly apps because of what our minds other than cybernetics control systems for bodies that have to move through the world.</text:p>
      <text:p text:style-name="P22">09:19 And so this idea that the way roboticists are approaching it, that is the exact problem that nature <text:soft-page-break/>had to solve, that natural selection had to solve.</text:p>
      <text:p text:style-name="P22">Now the question is, was it the same? It might be in some cases because you'd expect within bounds nature to be a fairly clever blind designer in terms of what it might discover. And so just going back and forth between the robotics perspective and how it might work in biology and then this abstract ways that the abstract algorithmic implementations of them for the robots and seeing how those can mutually inform each other, for me, this is how I basically want all my thinking about the mind to be from now on. I feel like this is just like, this is how it helps. This is the most powerful way of thinking on it that back and forth.</text:p>
      <text:p text:style-name="P22"/>
      <text:p text:style-name="P22">10:25 Daniel:</text:p>
      <text:p text:style-name="P22">Let's enter in the biological door or Bleu. Do you have a question? Okay, so Adam, even though of course it's a deep area and there's writing in the paper and citations and so on, what is so interesting about the structuring of the grid cells through space and time? And what can we learn from that about effective ways of navigating?</text:p>
      <text:p text:style-name="P22"/>
      <text:p text:style-name="P22">11:11 Speaker C:</text:p>
      <text:p text:style-name="P22">In Agent Slam, we have these pose cells and actually I think probably better for Tim to talk about that. Like the exact ways in which these cells function within the robotic system. I think that actually brings more clarity than the more mysterious. So there's lots of ideas been going around with computational neuroscience of like, what the grid cells might do, but I actually think the greatest clarity comes from like, well, how would the analogs work in the robotic system? So I'm going to kick that to Tim.</text:p>
      <text:p text:style-name="P22">What do you think, Tim?</text:p>
      <text:p text:style-name="P22"/>
      <text:p text:style-name="P22">11:46 Speaker D:</text:p>
      <text:p text:style-name="P22">Yeah, so I think that in our current implication, the parallel with Friston is kind of part wired in the implementation by design, you have something that looks, if you squint your eyes a lot, it looks a bit like grid. So I wouldn't say that we actually have grid sold in here because to me, the grid cell is basically it should be an abstract, it should be giving you a way of modeling movement in an abstract space, basically. And in the case of navigation, the space by accident maps to the real world. And the grid expectation is just a peculiar way of encoding where you are in space without just giving you the x Y coordinates, basically with a more kind of higher dimension, more robust representation of where are you on this grid?</text:p>
      <text:p text:style-name="P22">13:03 And if I now move, how does your location in this reference frame or gift?</text:p>
      <text:p text:style-name="P22">Chang Sub Kim our implementation, we basically just said, okay, we know that we are in a roughly flat surface world. So the main coordinates that we need to track and integrate over are the XY position and the head direction. These are basically the main things. And we use this thing called the continuum director network to kind of represent these three courses. And we basically inject the knowledge that if you move forward, then you will also move forward within this tractor network location.</text:p>
      <text:p text:style-name="P22">And roughly this corresponds to doing kind of bolt integration.</text:p>
      <text:p text:style-name="P22">14:08 And I'm pretty sure that grid cells are giving you similar functionality in the brain that I would not say that our current implementation actually chaos criticals. I think the parallel is more with place cells because there we do have kind of we do learn representations from visual sensory inputs that kind <text:soft-page-break/>of give you and estimate of this is a particular location. And if you see a similar pattern, then it is likely that you are visiting the same location again and at the same time you happen to have a very similar XY and head direction as in your previous time. You kind of saw something still like that, then you have pretty good evidence that you are actually in the same spot.</text:p>
      <text:p text:style-name="P22">And then this is what we then call a loop closure and then you kind of reorient yourself as if you were at the same location.</text:p>
      <text:p text:style-name="P22">15:14 So that's kind of how I would think of grid cells and place cells in our current group.</text:p>
      <text:p text:style-name="P22"/>
      <text:p text:style-name="P22">15:27 Daniel:</text:p>
      <text:p text:style-name="P22">Thank you. Bleu, do you have any questions? Yes, please, go for it.</text:p>
      <text:p text:style-name="P22"/>
      <text:p text:style-name="P22">15:32 Speaker B:</text:p>
      <text:p text:style-name="P22">So I'm curious as to the role, if any, or how the system may change if you included proprio reception, which is like the sense of where your body is in space. And so this is partially modeled through the visual system, place cells, grid cells, etc.</text:p>
      <text:p text:style-name="P22">But it's not always right. So it includes other senses like balance and where is my hand and these kinds of things. And I'm just curious if your model includes that in any way or not, or how it may change if it did give it kind of like a more embodied yeah.</text:p>
      <text:p text:style-name="P22"/>
      <text:p text:style-name="P22">16:14 Speaker D:</text:p>
      <text:p text:style-name="P22">So basically in our case, appropriate action is limited to basically the velocity commands that you issue to the robot. It also observes these again, it assumes that it knows which command encoding and these are also kind of and back to the model as kind of a sensor.</text:p>
      <text:p text:style-name="P22">So if you say drive forward or turn left or turn right with these kind of angular velocity, this information is also sent into the model and this is then what we call the action. So everywhere where especially in the low level model, you see the action pop up. This is basically you can see this as kind of an appropriation thing and so everything kind of predicts what will happen given what I sense that I was doing basically. And we do it both for the visual sensor, like what would I see if I'm turning left or right or go forward, but also for tracking the pose and doing the patent inclination.</text:p>
      <text:p text:style-name="P22">17:26 Like if I move forward and my heading was zero angle, then I will probably just move forward in the x direction of the.</text:p>
      <text:p text:style-name="P22"/>
      <text:p text:style-name="P22">17:38 Speaker C:</text:p>
      <text:p text:style-name="P22">Camp.</text:p>
      <text:p text:style-name="P22"/>
      <text:p text:style-name="P22">17:42 Daniel:</text:p>
      <text:p text:style-name="P22">And that introduction of counterfactuals and anticipation, what would happen if I did this is very interesting area and also it speaks to the competition and the flexibility of active inference. Lab model. Like Sid highlighted that only the visual data were being used here with the RGB values of video. But there are other kinds of sensors that could be used as another sense state and that would kind of increase the dimensionality of the model. Maybe it is a value add, maybe it's not, but it doesn't require rewriting.</text:p>
      <text:p text:style-name="P22"><text:soft-page-break/>It's more like plugging in a different hard drive than it is like having a different computer. So you mentioned a higher dimensional robust representation of location and that's definitely one of the advantages and aspects of the model that will be important to explore more. Like in the zero we explored this paper, are we ready for service robots?</text:p>
      <text:p text:style-name="P22">18:45 That showed how sometimes even trivial changes to environment can result in the robot getting lost because it has referenced to something like a chair that's no longer at the same location. So how does this model provide a higher dimensional, robust representation of location?</text:p>
      <text:p text:style-name="P22">And how did you go from thinking about that to the actual way that the generative model is framed? That's the first question. And then the second part is going to be about how do you go from the framing to the actual computational implication. But just the first stage of this pipeline, how do we go from wishing upon a star that we could have biologically inspired resilient inclination to writing down the formalisms as you had them.</text:p>
      <text:p text:style-name="P22"/>
      <text:p text:style-name="P22">19:40 Speaker C:</text:p>
      <text:p text:style-name="P22">To.</text:p>
      <text:p text:style-name="P22"/>
      <text:p text:style-name="P22">19:41 Speaker D:</text:p>
      <text:p text:style-name="P22">Get back at the problems that you mentioned on the service robot? Like so basically the major problem in robotics slam is that indeed if your environment changes slightly a bit, then the same location doesn't look the same anymore in whatever sensor modality you're using. And that can be problematic, especially if you want to model the environment as like a metric system where you basically define this is my origin. So this is zero in the quarter system.</text:p>
      <text:p text:style-name="P22">And now for every obstacle or thing that I approach, I will log my estimation of the X Y coordinates. And then suddenly when your chair moves, of course everything breaks. But here in this system, we actually get rid of being grounded in a metric space.</text:p>
      <text:p text:style-name="P22">20:49 The only thing that matters is that this location looks very similar to something I visited before. It also seems likely, given the pet integrated trajectory I assume I was following.</text:p>
      <text:p text:style-name="P22">So this might be the same spot. And if you think that, or if the chair moved in that place, that's fine. And you just say, okay, maybe it's a exafferent spot, it doesn't really matter.</text:p>
      <text:p text:style-name="P22">At some points you will have kind of a queue that is stable, right? And that's actually what we also do as humans, that you want to navigate. You just look for the queues that you are, that you know, that are pretty stable. If you visit a new town, you will look for the church tower because you know it will not move. You will not orient yourself based on the color of the cars that are parked somewhere.</text:p>
      <text:p text:style-name="P22">21:51 So I think by using the active inference principle as a starting point, you can get rid of all a lot of these problems because your agent will automatically look for these stable queues. And if suddenly the environment changes, we'll just accept this and just more or less as like, okay, I think I'm revisiting this same trajectory, but now it looks different, so maybe I just have to mobile it as such. As this is kind of a trajectory that can change often. And maybe this implies that if you plan the next time, you would rather prefer a different trajectory where you know that everything is stable, right? So this is the same as reducing your ambiguity.</text:p>
      <text:p text:style-name="P22">So I think that getting rid of everything should be structured in this XY location in the metric space, and else I don't know what's going on.</text:p>
      <text:p text:style-name="P22"><text:soft-page-break/>22:59 Just by getting rid of that and just assume anything can happen, anything can change. And if it does not change, I prefer I like it better. This helps a dot two circumvent. A lot of the traditional problems, I think.</text:p>
      <text:p text:style-name="P22">Cool.</text:p>
      <text:p text:style-name="P22"/>
      <text:p text:style-name="P22">23:19 Daniel:</text:p>
      <text:p text:style-name="P22">Adam, anything to add on that?</text:p>
      <text:p text:style-name="P22"/>
      <text:p text:style-name="P22">23:24 Speaker C:</text:p>
      <text:p text:style-name="P22">One of the things that we've been working on is like in this paper, it's trying to say, okay, so to what degree? Free free energy principle. What we understand about the natures of the hippocampal entorhinal system being reflected in this simultaneous localization and mapping problem in Agent Slam, some of the other work we're doing is also going in the reverse direction. Of what can these principles, of these Slam principles use for autonomous navigation? What can they tell us about the brain function as a cybernetics system?</text:p>
      <text:p text:style-name="P22">One idea in general is that each of these operations, in addition to having this fundamental significance of the basics of being able to move through the world, this past in any active inferential system that's going to survive and do what it needs to do has to handle.</text:p>
      <text:p text:style-name="P22">24:33 But to what extent were these same principles repurposed for sophisticated inference more generally? And to what degree is sophisticated inference structured according to Slam principles? And so, if you're talking about these like loop closure events like this finding this highly familiar state and where you think you know where you are by this coherence of your trajectory information and your pose, this question would be like, is this a model potentially for the ceiling of insight or discovering of causal accounts?</text:p>
      <text:p text:style-name="P22">And is this actually an individual differences which would be fairly fundamental, like how familiar do you think things are or not?</text:p>
      <text:p text:style-name="P22">25:35 How much do you update on accounting or accounting these highly familiar situations? Me personally, I've been wondering as to what a sense of all the details, to what degree rerepresenting the biological details in terms of the kinds of descriptions that Tim is giving here. And also, though thinking of cognition more generally as navigation and so thinking of like each of these things, what are the analogues at the level of thought as a kind of navigation through generalized space, awesome space?</text:p>
      <text:p text:style-name="P22"/>
      <text:p text:style-name="P22">26:17 Daniel:</text:p>
      <text:p text:style-name="P22">A lot of interesting work on exploration, exploitation in Mind and space hills at all 2015 and on thinking about planning and the evolution of planning as being related to spatial as well as cognitive foraging. Bleu.</text:p>
      <text:p text:style-name="P22"/>
      <text:p text:style-name="P22">26:35 Speaker B:</text:p>
      <text:p text:style-name="P22">So it's interesting to think about cognition as navigation. I think about the feeling that I have when I'm searching for a thought, a word, a name of a person. It literally feels like you're scrolling through a filing cabinet, like physically looking for this piece of information in your brain. And I know that <text:soft-page-break/>different neurons like store different pieces of information, like the Jennifer Aniston neuron and these kinds of things. So I wonder what can you just elaborate maybe a little bit more on that, Adam, about cognition as navigation?</text:p>
      <text:p text:style-name="P22">Is it like literally navigating to find the right neurons? That's the one I wanted.</text:p>
      <text:p text:style-name="P22"/>
      <text:p text:style-name="P22">27:24 Speaker C:</text:p>
      <text:p text:style-name="P22">To subject. It could be two ways I might think of it as one like you were talking before and you were bringing up memory palaces. And I think that would be like one example of thought is navigation, which is, like, with this art of memory in terms of it can be, like, part of the way we access and organize the information we work. With we're thinking is through a kind of spatialization often and actually like to the extent that we share really great for curiosity with memory, it's through an explicit process of spatializing and navigating through domain. And that gives us like the best purchase we have on remembering these building, constructing and accessing these complex structures.</text:p>
      <text:p text:style-name="P22">But in terms of what you're describing is like something kind of like Jennifer Anderson or neurons finding the thing that comes to mind there is like foraging theory. And so what you might be foraging for like when you're looking for something that fits, it's a certain amount of familiarity or some amount of like, it could take different forms, like some sort of maybe it's and exteroception code and it's like a visceral feeling of compellingness or maybe it's like a more of an appropriaceptive code.</text:p>
      <text:p text:style-name="P22">28:48 It's like tension in the body. I don't know what it might be, but there's some sort of read you're having on are you finding what you're looking for? And so then the idea would be like, you're foraging for it.</text:p>
      <text:p text:style-name="P22">And so you might spend a little bit of time in some area of conceptual space and you're kind of moving around in there, like trying out different permutations. And then you're like, no, I'm not finding it. And then you might do like a different tack and then move to another area of semantic or concept space and you're searching around there. In foraging theory, these would be called, I believe, levy flights. And so there's like something called the marginal value theorem, which is like, if you're trying to be an optimal forager you're trying to balance expiration exploitation.</text:p>
      <text:p text:style-name="P22">And so you don't want to spend too long in a given patch if it's not having what you want. But you don't want to leave a patch prematurely if it's a good patch to be exploited. And so that is like if you're looking for like searching for a name or something that fits, it might take the form of this kind of like generalized foraging.</text:p>
      <text:p text:style-name="P22">29:55 But instead of you like locomoting through spaces, you're actually spending different amounts of time in semantic spaces and then shifting based on whether you think you're actually like a juicy patch. And so, like, with the marginal value commitment says if your current rate of foraging drops below the historical return, then you should go.</text:p>
      <text:p text:style-name="P22">And so there might be different, like, inductive biases in the brain that would represent this. The Tampa system. This might look like, for instance, the way my plan is, you might get this pricing errors, drops below a certain amount or goes past a certain amount, and then hippocampal system ramps up with a lot of current activity. It's called like a ripple. And then it resets itself and ReTiles the space and stimulates cortex.</text:p>
      <text:p text:style-name="P22">A new set of operative policies and spatializations might occur.</text:p>
      <text:p text:style-name="P22">30:55 And so this would be like an example, like a mechanism, like capitalism. I have a built in <text:soft-page-break/>mechanism for these attention shifts and shifts and these imaginative shifts when you're doing foraging, it might be reflected also in other ways, like dopamine. So there's some thoughts on, I think, like, Nathaniel Dahl will talk about one way of interpreting opponents between phasic and tonic. Dopamine would be like the tonic would tell you what's your average return, basically.</text:p>
      <text:p text:style-name="P22">And there seems to be a kind of functional I don't know if it's not protagonist, but the more your tonic is high, the more the less impact force any basic event is. And so it would be kind of like if you're foraging, like, what would occasion a shift or not. You might actually see this playing out in the way neuromodulators work. I don't know if that helps. But the idea is this is sort of like thinking in terms of foraging or navigation through generalized spaces as basically being I guess there's kind of a priority reason.</text:p>
      <text:p text:style-name="P22">32:02 Like, you would expect it to be generally good, which doesn't everything, like, most of the things we encounter do indeed, existing spaces. And then most things, the way we understand them is by, like, spatializing them. We grasp them. We do, like, multi dimension scaling. We do different things and try to it's just like the way we understand things.</text:p>
      <text:p text:style-name="P22">But it also seems like this was probably both evolutionarily and developmentally. Like, this was the original challenge that had to be solved where the systems were paying their weight and that this would then involve, like, a repurposing and a redeploying for more abstract d. Maisto. I think it's Burgess Chaos done some good work, really, finding like, for instance, we might create, like, a morpho space and we're looking at these generative birds with different neck lengths. And you're trying to do categories over what the different kinds of birds are.</text:p>
      <text:p text:style-name="P22">And there's evidence that the way we do the categorization is we'll create a spatialization of this task structure.</text:p>
      <text:p text:style-name="P22">33:09 And there's some other certificate capital system we're navigating through that in dealing with these categories. That's a lot of rambling, but I don't know if that got it with any of that land or yeah, lots of Atlanta.</text:p>
      <text:p text:style-name="P22"/>
      <text:p text:style-name="P22">33:26 Speaker B:</text:p>
      <text:p text:style-name="P22">That's very cool. Thank you.</text:p>
      <text:p text:style-name="P22"/>
      <text:p text:style-name="P22">33:27 Daniel:</text:p>
      <text:p text:style-name="P22">Okay, one note that will, I'm sure, be exploring going forward. Optimal foraging theory is often put in the context of utility, which is just the pragmatic component in active inference in terms of policy selection. So optimal active inference foraging is like when the epistemic and the pragmatic gain are being considered. So that's quite interesting. And then also there's, as you brought up, individual and collective navigation.</text:p>
      <text:p text:style-name="P22">So one case is sort of the sovereign robot, no WiFi onboard computation alone in the warehouse. But then in the case of, for example, an ant colony where there is stigma g and modification of the environment, that might be possible or even facilitated by different onboard cognition and different outsourced or offloaded. Which brings us to extended cognitive discussions. But let's return to this question about going from this resiliency of navigation that a biologist knows exists.</text:p>
      <text:p text:style-name="P22">34:35 A roboticist might want to see how did you then go to that third space and actually have a hierarchical model?</text:p>
      <text:p text:style-name="P22"><text:soft-page-break/>So here in figure two, or wherever else you suggest, what is happening here? And how did this graphical structure come to be as opposed to potentially, like, other graphical structures that could have been used?</text:p>
      <text:p text:style-name="P22"/>
      <text:p text:style-name="P22">35:02 Speaker D:</text:p>
      <text:p text:style-name="P22">Okay, so basically, let me first maybe explain what all the variables mean in this figure going from the bottom to up. At the bottom we have the O's OT's, which are basically observations. So these are like the visual inputs, what the robot is basically. And then we have two agent variables, s and P, whereas is basically an estimation of all the latent factors that give rise to the conversation. So this is kind of the latent space that confines all possible visual observations.</text:p>
      <text:p text:style-name="P22">And P, on the other hand, is a latent variable that has a representation of your pose, which is then basically in this case, your X Y position and the head direction.</text:p>
      <text:p text:style-name="P22">36:13 And then we go we have one more, which is the aid action. And so that's what I hinted at previously. This is basically your proprioception. You know what you have been doing.</text:p>
      <text:p text:style-name="P22">So therefore up until the 80s are also shaded. So it means that you basically have access to what you have been doing. It's like the low level action, like move forward with this philosophy or turn left or turn right. But then for the future this becomes an unobserved thing and you basically have to infer potential actions you should be doing in the future. And then for the future a number of actions can be just summarized as five, which is then the policy.</text:p>
      <text:p text:style-name="P22">So the policy is no more than a sequence of future action that you want to do or that you intend to do.</text:p>
      <text:p text:style-name="P22">37:15 And then we move up a level in hierarchy. And there we have two more hurdles. One is the location L, and this is then basically kind of a more coarse grained representation of location. Where am I?</text:p>
      <text:p text:style-name="P22">But it's not necessarily tied to a metric space. It's just like identifying this is a location and then we have also an action space at this level. But this is then more we call it moves or M. And the move is basically kind of moving from one location to another. So locations can just be more coarse grains, like what you define as a separate location in your environment.</text:p>
      <text:p text:style-name="P22">Whereas at the lower level, the states, if you move from one state to the other, it's basically just saying what would be the next frame of my camera sensor?</text:p>
      <text:p text:style-name="P22">38:24 And so it's also crucial to know that these two levels operate on different kind of timescales. So the lowest level timescale is basically a very fine brain evolution perception loop. I send the motor commands to the robot and I read out my camera and this can go to I think we implemented it at like 10 Hz. So ten times per second because a new camera frame and we updated the motor command, whereas the location is just like moving from one location to another can take you maybe ten or more time steps at a lower level.</text:p>
      <text:p text:style-name="P22">And then of course, one of the crucial bits is then when do you identify a location? And so basically how it comes to be is. That if you basically observe your space through the camera images, we infer this abstract state space s and then we look at what is the surprise of being in this state versus what I predicted.</text:p>
      <text:p text:style-name="P22">39:35 And if this surpasses like a certain threshold.</text:p>
      <text:p text:style-name="P22">Pretty complex to explain, but I'll do my best. Every time step you get basically a new camera image and you can calculate what is the divergence between what I was thinking about active states <text:soft-page-break/>previously and how did it shift with my new observation. This is basically your kind of evasion surprise that you had from seeing this observation. And every time step we accumulate like this number and once we surpowered a certain threshold, which is kind of a hyper parameter, we just fix it as something that seems to work. So if you survive this threshold, you basically say okay, this is now distinct enough from N time steps before.</text:p>
      <text:p text:style-name="P22">So it must be something new, it must be a new kind of location in my map. And then you add this thing as a distinct location in your map and you add like a link from the previous location to this one and you start and then you continue further on building the map.</text:p>
      <text:p text:style-name="P22">40:46 And this is how you then kind of create this more coarsegrained map of your environment. And you can then reason like how should I move from this location to another? And you can basically use your previously visited locations and moves to kind of have a model of how can I move in this space, but ant a more force brain level moving from one location to another.</text:p>
      <text:p text:style-name="P22">And it also means that by using this surprise on inferred lane space that we infer from visual input, it means that not every edge has the same distance in real space necessarily. So, if the robot is traversing a white hallway where the walls are perfectly white and everything is the same, then it will take a long time for the special to be reached and it will only agent larger distances.</text:p>
      <text:p text:style-name="P22">41:54 Make a new note because everything looks the same anyway, so there's no extra information that I need to put on the map. But if you then suddenly see a door for examples, then you suddenly reach your threshold and you add a new location in your map. And so it's basically the locations in the map are basically find of what is the information I got by looking at this thing, rather than how much meters did I traverse in this side?</text:p>
      <text:p text:style-name="P22">And that makes it a really interesting way of representing maps because it's more like how much information is there in this particular location rather than which XY locate position is here.</text:p>
      <text:p text:style-name="P22">Does it make sense? Yeah.</text:p>
      <text:p text:style-name="P22"/>
      <text:p text:style-name="P22">42:52 Daniel:</text:p>
      <text:p text:style-name="P22">And it feels to map onto the distinction between like Kronos and chaos. Like in this analogy here, Kronos is the chronometer, it's the watch time, it's the geometry, it's the XY grid, it's 1 meter and then Cairos is like the timeliness of action and the time it takes to complete an action. And then something being like foraging that's going through a low information hallway in the cognitive foraging.</text:p>
      <text:p text:style-name="P22">It's like, are we there yet? Driving through this featureless landscape where the salience is low because my predictions are basically being met almost too well and there's a lot of other ways to go with it. Anything to add? And also, again, I'm just kind of curious, like, what is the space of the possible graphical structures? Do you think that this is the only or the sort of grandfather graphical model for hierarchical navigation?</text:p>
      <text:p text:style-name="P22">43:52 How do we go from imagining this tactics and strategy multilevel model to a graphical model that we believe will be consistent with active inference and amenable to message passing?</text:p>
      <text:p text:style-name="P22"/>
      <text:p text:style-name="P22">44:06 Speaker D:</text:p>
      <text:p text:style-name="P22">Maybe to add on this last question, I think Friston has a paper on deep temporal hierarchical model where he basically lays out more generic. If you're looking at the ultimate generic heritage model, you'll find it there, where it's basically just an aggregation of states that give rise to observations that go <text:soft-page-break/>from one state to another, given and option. And then you can add the level on top and level on top, and you can keep on adding levels. And that's kind of the prototypical hierarchical model, I would say.</text:p>
      <text:p text:style-name="P22">And what you see here is kind of particular instantiation where we took some domain knowledge, like, okay, for navigation, what would be sensible levels to think about and what would these latent states then? What should they represent?</text:p>
      <text:p text:style-name="P22">45:07 And then of course, you easily end up like, okay, at the lowest level, I need to have some state that represents my camera images. And at a higher level, I want to have some locations in the map and how do they then relate? Okay, I probably also want to have this false integration.</text:p>
      <text:p text:style-name="P22">So maybe I need to have a special first class citizens here in the form of my post. And that's how you basically build up the model from first looking at this prototypical heroku model, then looking at yeah, but in my case, what do I think is ensemble? What could these things mean? And then try to figure out, like, okay, at this stage, we kind of converge on the one hand, from top down, like, does the math work out to bottom up? Does this match with my implementation?</text:p>
      <text:p text:style-name="P22">46:07 And then ant some point, we converge to this, basically.</text:p>
      <text:p text:style-name="P22"/>
      <text:p text:style-name="P22">46:11 Daniel:</text:p>
      <text:p text:style-name="P22">So the high road and the low road, they do lead to Rome after all.</text:p>
      <text:p text:style-name="P22"/>
      <text:p text:style-name="P22">46:17 Speaker D:</text:p>
      <text:p text:style-name="P22">Exactly.</text:p>
      <text:p text:style-name="P22"/>
      <text:p text:style-name="P22">46:18 Daniel:</text:p>
      <text:p text:style-name="P22">Adam, what would you add in there?</text:p>
      <text:p text:style-name="P22"/>
      <text:p text:style-name="P22">46:26 Speaker C:</text:p>
      <text:p text:style-name="P22">I love that metaphor just now. Another thing I would add on my end, I'm trying to use this as like, abstractions for understanding aspects of brain functioning. So let's say we're talking about these top level. This is one way of interpreting like, hippocampal place cells, whether you create a new node or not, based on what threshold of familiarity or surprise. This would potentially be like an example, I think, of an extremely powerful source of individual differences.</text:p>
      <text:p text:style-name="P22">Maybe you could think of this in terms of piageti and, like, assimilation or accommodation. But you could see that if your thresholds are too low or too high, you can end up representing a domain in ways with you can get false, you can get things that are like excessively granular or insufficiently granular to represent the domain, and you can get different types of errors associated with it.</text:p>
      <text:p text:style-name="P22">47:41 This for instance could define even things like more like some people will talk like autism to schizophrenia spectrums and to accept there could be underlying predispositions for this. It might actually be I think that's an oversplification, but you could think of these thresholds as some cognitive spectrum might just fall out of them as you get different types of minds if you have a more granular like an overly inclusive or an underlying inclusive category structure. But some other things, like trying on this would be if we're talking about this lower level and if we're thinking of these enter rental grid cells as well, not quite being well.</text:p>
      <text:p text:style-name="P22">The Costa here aren't cells. But this idea of this mapping of what your body cognition is and where <text:soft-page-break/>you're oriented and then having this conjoined with what's in your visual field and then using these sources of information to mutually constrain each other and using where you are in space.</text:p>
      <text:p text:style-name="P22">48:54 And these all being necessary. For instance, this seems to be fundamentally what was needed to get the robots to work and we have not so dissimilar sensors and effectors. And so one thought is, I think it's Guame.</text:p>
      <text:p text:style-name="P22">Dubai chaos just messed up his name but he has this interesting paper in like default mode system, it's called like Dark Control and thinking of it as doing like tree search but to loop it around, dispose information. It's possible that someone with the posterior nodes of the DMN are actually helping to encode this information.</text:p>
      <text:p text:style-name="P22">If you go to the parietal portions, that actually might be where is my body, where is it reflected? And then if we're going to use midline portions of it, what's in my visual field or what am I imagining?</text:p>
      <text:p text:style-name="P22">49:55 And then if you ant to go for like this future part that might be like the anterior portions so like the DMN or the dorsal Catal vortex maybe coupling with the anterior hippocampus. But basically it would seem that these core aspects of the model might be ways of functionally understanding the core aspects of an agent architecture used for mental simulation.</text:p>
      <text:p text:style-name="P22">There seems to be a striking amount of conversation between the things that people like Tim are Deneve, just like what's necessary, how do we solve a problem? And the features of neural organization that would be these defaults or canonical processes that you're seeing as really just fundamentally we Catal it the default purposes.</text:p>
      <text:p text:style-name="P22">50:56 It's active all the time. What's it doing? Maybe part of what it's doing is it's allowing us to do this kind of inclination through space and time.</text:p>
      <text:p text:style-name="P22">Those are some thoughts.</text:p>
      <text:p text:style-name="P22"/>
      <text:p text:style-name="P22">51:14 Daniel:</text:p>
      <text:p text:style-name="P22">Navigation through space and time in the sort of territory sense would be clock time and metric space, what is your XYZT? And then navigation through mental space and time might have some resonances or analogies, but it's not a piece of grid paper. So what is it and how does it become realized through ecology, evolution and development? So, awesome points.</text:p>
      <text:p text:style-name="P22">Thank you.</text:p>
      <text:p text:style-name="P22"/>
      <text:p text:style-name="P22">51:44 Speaker C:</text:p>
      <text:p text:style-name="P22">Real quickly, in terms of the time issue, it seems like there's multiple ways of time comes in. It's like one sense of the sense of time is you might be doing accumulation based on the frequency with which you're having meaningful informational. Events like Bud Craig calls up these Global emotional moments, and Daniel and others have some I think Marco Shanahan have some interesting models like the sense of time in terms of the amount of information flux through your sensors. But then there's another kind of time that might actually involve overt spatialization of a trajectory.</text:p>
      <text:p text:style-name="P22">And you might be using something like path integration in terms of how you're doing some types of duration estimation, not necessarily just like accumulating a sense of accumulation, but some of it might be like, where am I in navigating to your timeline? And I think you'll see this reflected in, like, the way people talk. And we could like, dismiss this and say that's just mere metaphor.</text:p>
      <text:p text:style-name="P22">52:45 No, I think that metaphor is we're actually constructing some sense of time which actually gives <text:soft-page-break/>us forms of control that we would not have otherwise were we not able to actually extend our minds. Metaphorically in that way.</text:p>
      <text:p text:style-name="P22">And then be able to basically navigate through spatialized time to keep track of some longer time sequences if we want to plan with respect to them.</text:p>
      <text:p text:style-name="P22"/>
      <text:p text:style-name="P22">53:08 Daniel:</text:p>
      <text:p text:style-name="P28">Awesome. Thank you.</text:p>
      <text:p text:style-name="P28">Stephen.</text:p>
      <text:p text:style-name="P22"/>
      <text:p text:style-name="P22">53:12 S<text:span text:style-name="T21">tephen</text:span>:</text:p>
      <text:p text:style-name="P22">Hello. Great to you.</text:p>
      <text:p text:style-name="P22">I was curious in terms of time, one of the things is, do you think time is or this process is distributed around different parts of the sensorium processing because different sensors have different speeds or different rates or different abilities. And then the other thing coming back to time as well is people can be going through time or time can come towards them, or time can be sort of developing around them, which often happens in Asian cultures. Time is seen more as something that's around them. So I'm curious, like, how these ideas of temporality might link to the ways that we imagine ourselves with our sensor.</text:p>
      <text:p text:style-name="P22"/>
      <text:p text:style-name="P22">54:13 Speaker C:</text:p>
      <text:p text:style-name="P22">Case. That some forms of the spatialization if it's the case of spatializing time that's happening both in some cases through some fairly abstract, metaphorical linguistic instructions. Then this would imply that you should be able to get meaningful cultural differences based on these shared constructions and maybe even some, like, quasi likeworfian effects where, like, linguistic modifications could actually change the way people are seeing themselves and others in relation to time, with some fairly significant consequences of just like the idea that our thought is constrained in some meaningful way by Axel constant and affordance of our language, our constraints and forces on the way we think.</text:p>
      <text:p text:style-name="P22">55:15 There's like, stronger and weaker versions of Brett hypothesis.</text:p>
      <text:p text:style-name="P22"/>
      <text:p text:style-name="P22">55:19 Daniel:</text:p>
      <text:p text:style-name="P22">Thank you, Bleu.</text:p>
      <text:p text:style-name="P22"/>
      <text:p text:style-name="P22">55:23 Speaker B:</text:p>
      <text:p text:style-name="P22">So it's interesting because as we've been talking about spatial maps and spatial context, like spatial representation, navigating through space, I have been thinking a lot about semantic navigation also. Like when we're looking for a thought, when we're looking for navigating, foraging for indoctrination, or in these context rich domain. And I just wonder, is the semantic navigation related to linked to? Like, is there overlap in the brain and the way that we process semantic orientation, representation and space also? So I'm just curious.</text:p>
      <text:p text:style-name="P22"/>
      <text:p text:style-name="P22">56:12 Daniel:</text:p>
      <text:p text:style-name="P22">Hashtag maps of meeting.</text:p>
      <text:p text:style-name="P22"><text:soft-page-break/></text:p>
      <text:p text:style-name="P22">56:22 Speaker D:</text:p>
      <text:p text:style-name="P22">I can respond on this from my perspective and then I'll probably have to leave you guys. But I think one of the most important things, at least to me.</text:p>
      <text:p text:style-name="P22"/>
      <text:p text:style-name="P22">56:36 Speaker C:</text:p>
      <text:p text:style-name="P22">This.</text:p>
      <text:p text:style-name="P22"/>
      <text:p text:style-name="P22">56:36 Speaker D:</text:p>
      <text:p text:style-name="P22">Whole endeavor of constructing this and doing this together with Adam, is that we basically start off with robot navigation, which is from a robotic perspective, it's really like about X and y position and about times in seconds. But what we do here is by creating this model, we basically get rid of this close tie of being grounded in seconds and meters, basically. I think this is one of the most crucial aspects of our model because it shows that well, on the one hand, I think we all agree that we don't get born measuring time in seconds and measuring space and meters. So we actually get at least a framework that also gets rid of these metrics and just learns to navigate in this more abstract space.</text:p>
      <text:p text:style-name="P22">57:41 And if we can get it to work for navigation per se, moving through actual physical space, then I'm pretty sure that we can also extend the model further to navigate any abstract space. Because in the end, once we get the level above our sensory inputs, then everything is in our case, just a learned latent thing, basically. So if we can make this work for physical inclination, I think we are already a big step closer to making it work for any navigation. And indeed, we come to the realm of like, okay, I have lots of memories. These are tied together somehow because how these memories just came to be.</text:p>
      <text:p text:style-name="P22">Can I now navigate the space towards the memory that I'm looking for? Or if you are solving a math problem, how do you navigate the space of math equations to get the solution for this thing?</text:p>
      <text:p text:style-name="P22">58:49 I think once we get rid of the time and space that are so tight for your sensorium and move towards a more abstract space and be able to navigate that. This is the crucial bit here, I would say. With that, I'd like to thank you for the discussion till now.</text:p>
      <text:p text:style-name="P22">I'll try to be there next week as well and enjoy the discussion further.</text:p>
      <text:p text:style-name="P22"/>
      <text:p text:style-name="P22">59:22 Daniel:</text:p>
      <text:p text:style-name="P22">Thank you, Tim.</text:p>
      <text:p text:style-name="P22"/>
      <text:p text:style-name="P22">59:25 Speaker D:</text:p>
      <text:p text:style-name="P22">Cool.</text:p>
      <text:p text:style-name="P22"/>
      <text:p text:style-name="P22">59:26 Daniel:</text:p>
      <text:p text:style-name="P22">Very interesting. And also speaking to that cultural basis, there was the inch foot pound paradigm, and that has in certain places also coexisted or been complimentary or contradictory with the centimeters grams second based upon something exafferent and what would happen if a larvae was born. And the little one, the second was like what we call 3 seconds. Is that just a more chill larva?</text:p>
      <text:p text:style-name="P22">Because every one of its moments is taking a few more heartbeats. It can actually take a breath per little one. So there's a lot that we probably don't even know how much we don't know until we're in feedback <text:soft-page-break/>with these models that both fully realize not just in the equations, but in the actual robotics grounding us in those. Actual observations of red, green, Bleu pixel intensities, which is like when Adam was saying that robotics are an empirical platform to be studying the nature of cognition and brain and mind.</text:p>
      <text:p text:style-name="P22">1:00:34 And then here is where we move into a different space and time.</text:p>
      <text:p text:style-name="P22">And so that is an excellent point by Tim. Steven?</text:p>
      <text:p text:style-name="P22"/>
      <text:p text:style-name="P22">1:00:47 Speaker E:</text:p>
      <text:p text:style-name="P22">Yeah. So following on from what you're saying, Daniel, I know Tim just mentioned about, you know, have the abstracted idea, but there's also maybe the grounded you mentioned grounded ways of knowing. So it might be that the future will abstract out what we think it might be. And then there may be ways where we feel what's right, what feels. So you hit a door and you field.</text:p>
      <text:p text:style-name="P22">There's an information affordance and it can ground. So I was wondering how much that supports not needing to have the metrics, like you say. And maybe the metrics that we've created like the second are partly because they're at that kind of sweet spot or somehow close to a speech sweet spot of what sort of makes sense. Someone had to decide on a foot or a hand. Was it the small person's hand or was the big person's hand?</text:p>
      <text:p text:style-name="P22">And they sort of said, well, what about John?</text:p>
      <text:p text:style-name="P22">1:01:48 And maybe he was the King, I don't know. But it got decided somehow. So I think this is a good question about grounding versus abstraction. I don't know what the thoughts are on that.</text:p>
      <text:p text:style-name="P22"/>
      <text:p text:style-name="P22">1:02:00 Daniel:</text:p>
      <text:p text:style-name="P22">Yes, this higher level, in a purely metric model, it could be like, well, on the bottom level, we're dealing with centimeters and hundred milliseconds frames, and the course foraging is at the level of 100 times the spatial distance and 100 times the temporal distance. What this model is doing is something different. And I think that is, again, this biological inspiration, which is that what is happening in the level that the action perception loop is nested within is not just a bigger version. Well, it both is and isn't because it has some resonance, graphical structures that support the composability and the tractability of active models, yet also it's doing something that's categorically different which is navigating in a more topological space rather than the more geometric space down the bottom. What are you thinking about, Adam?</text:p>
      <text:p text:style-name="P22"/>
      <text:p text:style-name="P22">1:03:06 Speaker C:</text:p>
      <text:p text:style-name="P22">It seems like that I suspect it is no coincidence that seconds are about the time extent that they are and that we have like the metric units we use like a foot or a meter or yard in terms of grounding and in terms of connection to affordance. So, like, a second for maybe a relation to a certain maybe, like, heart rate or certain biological pattern generators or the scope of working memory being an iconic memory being stable on different scales or, like, a yard or a meter basically on the reach at your top of your arm, like peri personal space and like a field of affordance around your body where it's particularly concentrated. And so these are ways in which sense it's like the granularity of our modeling would be influenced by their language would reflect it and maybe to a different extent influence it.</text:p>
      <text:p text:style-name="P22">1:04:12 But you would have this other kind of granularity of space that might be different for different <text:soft-page-break/>species but also within a species and within individual. Like for instance, these tilings of the campus system will lay out these tilings of space for a task domain and they'll have like they'll be refreshed maybe it looks like every 3 seconds or so.</text:p>
      <text:p text:style-name="P22">But if you're in like a big space it's going to necessarily be less granular and if you're in a small space it'll probably be more granular. And there's other things that will influence the granularity also. Like there's like brainstorm, locomotor, nuclear they're like detecting how fast are you moving and then this will influence the granularity of your highland of space.</text:p>
      <text:p text:style-name="P22">1:05:23 Some of this what is relevant, some of this greening of the domain some of it will be reflected by like these basically innate brain architecture inductive biases and some of them will be more like socioculturally constructive.</text:p>
      <text:p text:style-name="P22">One thing before moving on is I thought I liked how Tim Eddie Ross does one hell of a mic drop because what he's saying is basically he's already solved in terms of kinds of grounding. Like not only is this like potentially a way of having an architecture capable of navigating conceptual domains and distinctions basically what Benjio calls like system two AI or what some people call like strong AI but it's also grounding in that it actually works as a control system for an embodied embedded agent. And so now you might have a single system capable of both giving you symbol grounding by allowing something to be in the world alongside other agents and have actual semantics in terms of points to things in the world like a semantic network, just like symbols pointing at symbols.</text:p>
      <text:p text:style-name="P22">1:06:44 But ultimately such a system would allow you to ground out your semantic network and things in the world and shared symbols.</text:p>
      <text:p text:style-name="P22">Ultimately this is a path to who knows how far anyone working on it today gets. But this is ultimately a path to AGI built that takes on an activist principles of what you would need to do so which is more than a little exciting, I think.</text:p>
      <text:p text:style-name="P22"/>
      <text:p text:style-name="P22">1:07:11 Daniel:</text:p>
      <text:p text:style-name="P22">Oh, I'm starting to see why people are interested in this excellent point about the symbolic semantics and logic and Hohwy that connects to the inactive insight, the pragmatic turn, ecological psychology, biosmiosis, like all of these features that get left on the cutting block. If we take a computational linguistics approach only and computational linguistics plus the mouth movement, already one has incorporated that pragmatic turn and that embodiment element and that's quite a different model than just the substrate independent symbol manipulator.</text:p>
      <text:p text:style-name="P22"/>
      <text:p text:style-name="P22">1:07:54 Speaker E:</text:p>
      <text:p text:style-name="P22">Stephen yeah, I think it's exciting indeed because it can open up a lot of I'm really interested in mental space psychology and peripersonal space and working with space as an instrument.</text:p>
      <text:p text:style-name="P22">I'm more than interested in it. That's my main focus in many ways. But what's really been the challenge is giving it a plausible bridge right back because they're working primarily. You're looking at what action policies are and what has been enacted and it's very hard to go back to observations because you're coming from the other direction. So I think it'd be really interesting to see what this robot, whether you could actually see, well, what kind of robot is this robot, what's it like, what kind of story patterning gets triggered by this robot?</text:p>
      <text:p text:style-name="P22">And maybe if I it grew up with a slightly heavier wheel on one side or something, it has a slightly <text:soft-page-break/>different character.</text:p>
      <text:p text:style-name="P22">1:08:59 I wonder if there's a kind of an actual way that the action policies themselves start to encode a sort of a personality based on the physicality and senseorum that get weighted.</text:p>
      <text:p text:style-name="P22"/>
      <text:p text:style-name="P22">1:09:19 Speaker C:</text:p>
      <text:p text:style-name="P22">In terms of this generalization of slam principles as like a way of understanding cognition generally. I think that would be like a great test case and that like, those are the kinds of hypotheses you would look for if your wheels like weighted more heavily on one side or the other. That could have all sorts of things. Like for instance, what Tim was describing, this node creation where it's not just a function of metrics but on information.</text:p>
      <text:p text:style-name="P22">This creates a distorted space, but an adaptively distorted space. You would expect usually because multiple forms of value are influencing the granularity of this Ramstead of space, not necessarily as like a map, it's like space is a graph, but a graph being shaped by multiple kinds of value. And so you would expect things like that kind of wheel asymmetry you're talking about to result in different kinds of graph spaces.</text:p>
      <text:p text:style-name="P22">1:10:19 And this could then potentially have some transfer more generally across more than just physical spaces in theory. Also coming back to that granularity issue, let's say the way you move through the world is quicker or slower.</text:p>
      <text:p text:style-name="P22">That itself then might have transferred not just to, well, how is it that I'm representing the space I'm physically moving through, but that then could get reflected in cognitive styles, in terms of the way you relate to, like, semantic spaces, in terms of the way you're going to forage through them what you consider to be near or far connections.</text:p>
      <text:p text:style-name="P22">That would be like a whole research program which would be using this is like a source of Bridging principles. So some connection between embodied experience and then more abstract thinking. Well, maybe this is a source of some of the ways in which concrete and body experiences go on to shape basically fall off on the more abstract level as well.</text:p>
      <text:p text:style-name="P22"/>
      <text:p text:style-name="P22">1:11:30 Daniel:</text:p>
      <text:p text:style-name="P22">Very interesting and especially when we think about the mental action papers that we've read like Live sharing number 25 with San COVID Smith at all about metacognition as mental action. And so in this two level robotics case, we're talking about the sort of lower level motion and then the higher level navigation of locations where we can say, I want to go to the post office and then the grocery store. But then we have this more Attial taking a step time scale that's a lot faster if this bottom layer is based upon cognition and perception. Also this higher level is not just navigation in the warehouse that's actually like where do I want to be in my regime of attention or what would I like to be considering from a cognitive perspective? How do I navigate to a place where I prefer what's healthy for me?</text:p>
      <text:p text:style-name="P22">So there's all kinds of other questions about navigation in parameter spaces that are not just like biological the Couzin of the warehouse space but truly in the mental space fully Bleu and then Esteves.</text:p>
      <text:p text:style-name="P22"/>
      <text:p text:style-name="P22">1:12:44 Speaker B:</text:p>
      <text:p text:style-name="P22">So since we brought up hierarchical here in the paper, it looks like I Dean, I can hold this for Tim Adam too, if you don't feel comfortable talking about it, but maybe you're good. In the hierarchical <text:soft-page-break/>space, it seems that it's just a course screening like in this paper, right? So like, you know, the higher level is just like a course grade version of what happens at the lower level and it's easy to see how that takes place or takes shape in a topographical way. It doesn't leave a lot of room for emergence.</text:p>
      <text:p text:style-name="P22">And I wonder like if we jump to thinking about a semantic space, we have words and better relationships with words to each other proximity, how close do you expect to find there to was or whatever. So how linked are the words together in a semantic space? But I wonder if you can go into topic modeling and that gives you like a kind of a course screening.</text:p>
      <text:p text:style-name="P22">1:13:47 But is there more room for emergence in that kind of space? Maybe?</text:p>
      <text:p text:style-name="P22">Or like, what other like, how do you I don't know. How would you just allow for merchant things to come through in this kind of hierarchical modeling or mapping?</text:p>
      <text:p text:style-name="P22"/>
      <text:p text:style-name="P22">1:14:06 Speaker C:</text:p>
      <text:p text:style-name="P22">I think when tim comes back, it could be worth it for him to go into more detail on the parameters that go into node correlation or not. Because I feel like to the extent that you're getting some flexibility in ways of understanding like emergence, that would be your models of emergence. That would be like where you would basically create this course grained ontology of different levels of granularity, what constitutes an occasion, force screening of all kinds.</text:p>
      <text:p text:style-name="P22">It seems like the node creation would be where your assumptions about that, of what kinds of emergence you might be dealing with, that's what would come into this kind of model? Is it rich enough to I wouldn't quite say that in terms of like all the different forms of the merchants you can get so some of it but that is force.</text:p>
      <text:p text:style-name="P22">1:15:14 But by enough, I mean enough to be a full on general intelligence.</text:p>
      <text:p text:style-name="P22">But I do think there is room for some flexibility there at that parameterization of Tim's model. But he would explain it better than I would.</text:p>
      <text:p text:style-name="P22"/>
      <text:p text:style-name="P22">1:15:35 Daniel:</text:p>
      <text:p text:style-name="P22">I'll I'll make a comment and then ask a question in the chat and then also see you, Stephen. So it was mentioned that there is the embodiment of certain prior information in the continuous attractor network. Like if my position is this and I move forward, then that is putting me into this different position in the can.</text:p>
      <text:p text:style-name="P22">And Bleu asked about topic modeling and semantic spaces. So that territory is different, so the maps should be appropriately different. And so we could say, for example, like California is nested within the United States. That is not violating any geographical priors. But what about a paper that's interdisciplinary that might be at the intersection of two different topics or independent on how those topic models are generated?</text:p>
      <text:p text:style-name="P22">One could think of every paper as existing across 100 different topics to different quantitative amounts. And so it actually does bring us to this question which Sid has asked, which is we're hearing a lot in the paper, in the natural speech and so on, differentiate, complementarities, lower and higher.</text:p>
      <text:p text:style-name="P22">1:16:50 So here with the lower model is the finer scale and the red. I'm trying dot two mix metaphors, but lower and higher is sometimes used with inner and outer or finer and coarser course graining, more specific, more general. So what is that restaurant where those are the dishes?</text:p>
      <text:p text:style-name="P22">How could it something be above or below and you get it, but it could also be more like a kernel and <text:soft-page-break/>more like the fruit and you get it and it could be more like sand or more like gravel and you would get it? What does that mean? Or say we'll think and then allow Adam to speak first.</text:p>
      <text:p text:style-name="P22"/>
      <text:p text:style-name="P22">1:18:02 Speaker C:</text:p>
      <text:p text:style-name="P22">I think that's a deep and complex question. There's a couple of entry points there. But one thing is like you mentioned, like inner and outer is another way to describe it, as opposed to higher and lower. And there's. I think a connection between this agent align architecture and meta learning where you're having like a more fine grained process that's more task specific and for like adaptive fine gain couzin.</text:p>
      <text:p text:style-name="P22">But then you nest that further. You create like an outer loop which is like a slower aggregation process that's coarser but then allows for sharing of information across episodes.</text:p>
      <text:p text:style-name="P22">This is basically a kind of meta learning system and giving you this divide and conquer approach of like levels of granularity. I don't think anyone quite knows yet what the significance of this is.</text:p>
      <text:p text:style-name="P22">1:19:04 But one interesting thing about the grid cells is they seem to have a multi scale hierarchical in their organization in terms of there's this access. I believe as you go within environment cortex, as you go like more dorsal to venture or more superior to inferior, you'll get these discrete cutoffs of potentially implies kind of harmonic nesting of scales, maybe even coupling with multiscale synchronous dynamics and cortex. Unclear.</text:p>
      <text:p text:style-name="P22">But there does seem to be these multiple scales reflected in grid scales in internal crystals having different levels of granularity of your spatial representations.</text:p>
      <text:p text:style-name="P22">The thing that's interesting I'm curious about, one thing I'm curious about is like to what degree, for instance, do different neuromodulator systems, like some of the ways in which they could be understood in terms of having their functions?</text:p>
      <text:p text:style-name="P22">1:20:19 It may be like influencing which granularity is most present, like moving into now we're in a situation of attending to find granules or this is a situation where we're going to really go force and just ignore those details. And then some neuromusitory systems, their effects on dynamics might actually be best, might be well explained in terms of this adaptive changing of the granularity.</text:p>
      <text:p text:style-name="P22"/>
      <text:p text:style-name="P22">1:20:51 Daniel:</text:p>
      <text:p text:style-name="P22">Very cool. And we see that in teamwork where sometimes it's time to control paste and just fill out the spreadsheet. Other times it's time to add a column to the spreadsheet. Other times there are this open endedness to the task and including the local objectives and also even broader mission and one's own relationship to the team and the project. So perhaps if there's a similar biological substrate then it would stand to reason that there could be multiple representations that are emitted from some kind of common generative models.</text:p>
      <text:p text:style-name="P22">Stephen.</text:p>
      <text:p text:style-name="P22"/>
      <text:p text:style-name="P22">1:21:33 Speaker C:</text:p>
      <text:p text:style-name="P22">So one thing that I'm actually really interested in is explore these Slam principles in the insect case because they have like analogous and potentially largely homologous systems with the central complex. And I feel like that's like an area like I'm looking to look into next is to really understand these things, not just looking at the mammal case, but I ant to look at the inside case with the central conflicts and see the similarities and differences. What special adaptations were there, to what extent <text:soft-page-break/>are the functions realized by similar means or different means? But in terms of a way of understanding things like that neuromodulator hypothesis of infancy, the granularity of spatial modeling, it's possible, although I wouldn't necessarily bet on it based on conversation with you, David. But it's possible that you're getting extensive etymology and common significances for things like flexible influence of the granularity of the foraging parameters.</text:p>
      <text:p text:style-name="P22">1:22:34 It's possible those are remarkably conserved and that you might actually see them. That being said, like you also were alluding to though, the slam instance is different. In fact this is a multi slam in general. There's a lot of multi slam happening, invertebrates also, but I think not to the same degree. You might expect some potentially substantial differences there as a result of the slam problem being having that additional way, additional set challenges and sources of information it can leverage.</text:p>
      <text:p text:style-name="P22"/>
      <text:p text:style-name="P22">1:23:09 Daniel:</text:p>
      <text:p text:style-name="P22">I can't wait for solitary wasp slam and you social colony slam. Stephen.</text:p>
      <text:p text:style-name="P22"/>
      <text:p text:style-name="P22">1:23:18 Speaker E:</text:p>
      <text:p text:style-name="P22">From what I'm hearing, you could correlate these multislams to regimes of attention in many ways because that could dictate the nature of these granularities and where they are in the space, in the place, in the body.</text:p>
      <text:p text:style-name="P22">We often assume, I think when Bleu was saying there about some of those are also false assumptions that that rolls out over everything. So in the sense that inner is pure and higher is pure but often that might depend on the multislam that's being dumped at the time.</text:p>
      <text:p text:style-name="P22"/>
      <text:p text:style-name="P22">1:24:06 Daniel:</text:p>
      <text:p text:style-name="P22">Yeah, like one note then Bleu courser and finer, slower and faster. So one interpretation would be that the slower time scale is the coarser of draining in the sense that it's like seconds not milliseconds and the finer is the faster. But there's also maybe an interpretation where actually if you're clicking up mile by mile instead of foot by foot that is actually moving faster and it's coarser and if you're counting grains of and at a time it's finer and slower.</text:p>
      <text:p text:style-name="P22">So I think even sometimes the direction that one interprets is not there. But it doesn't remove the dialectical nature or the intermodal nature. But the way that is it going to be like a sugar with all the oh is pointing down or all the oh is pointing up or some blend has to go one way or the other. But maybe it doesn't have to be any one specific way. Bleu.</text:p>
      <text:p text:style-name="P22"/>
      <text:p text:style-name="P22">1:25:07 Speaker B:</text:p>
      <text:p text:style-name="P22">So I am wondering, and this is also interesting in terms of the insect case, if there's some kind of maybe like a generic free installed, readily adaptable coursegrained version of a place cell that's just kind of there as like a generic representation. So a perfect example when you're thinking about course graining like a map at a location, like you know where everything is in your house, you know where your bathroom is and you know where all the things are. But when you travel, you have an expectation. Even if you've never been to the hotel before, you have the expectation of what the elevator is going to sound like, how the carpet all looks the same with that funky, weird pattern and the hallways twist and turn. And, like, when you get into the hotel room, there's going to be a bathroom, and there's going to <text:soft-page-break/>be a window, and there's going to be a bed and a TV and a remote.</text:p>
      <text:p text:style-name="P22">So you have this like pre generic supposition of how the hotel is going to look. Does that live in a place now somewhere that just like morphs into, oh, the bathrooms here and the lights here so that you're not stumbling around in the middle of the night?</text:p>
      <text:p text:style-name="P22">1:26:12 And similarly there's all kinds of when you go on hiking you expect there to be trees and rocks and stuff outside. And so do you just like mash your map onto like some pre existing generic place holder, a place sale placeholder? It's interesting to think about.</text:p>
      <text:p text:style-name="P22"/>
      <text:p text:style-name="P22">1:26:35 Daniel:</text:p>
      <text:p text:style-name="P22">It'S like a prior for the abstract space, prior distribution over hotel rooms, which is totally in cultured and totally based upon experience. And then either one is surprised or not, just as when any other prior meets sense. Adam, what do you think of Nancy?</text:p>
      <text:p text:style-name="P22"/>
      <text:p text:style-name="P22">1:26:56 Speaker C:</text:p>
      <text:p text:style-name="P22">These are details that are definitely like after beyond the edge of anything. I or maybe anyone knows how many different.</text:p>
      <text:p text:style-name="P22">So one way that these place Fields are sometimes modeled is in terms of these chained attractors. And so within the hippocampus system you can get this highly recurrent activity, especially some of the subfields, and you can set up these sets of these densities of recurring activity and then you can have information kind of moving between them as a predictive map. Not just like here's the things, but people debate how best things like Gershman talks about success representations, but there's a transition structure of which attractor will active, which of the places will activate first in the sequence.</text:p>
      <text:p text:style-name="P22">1:28:01 So I guess the question I'm wondering is you're encountering a new scene and you're laying down like a set of landmarks or tiling a space. To what degree is this information encoded in circumstances and to what degree is it encoded in the local connectivity within the campus system? And whether you're getting this set of schemas that you're going to draw up like the most similar one based on some degree of similarity will cause one attractor network to get pulled up over another. And now this is the title you're working with and this is like the policy set you would be pulling from and this is your framing of the domain. Or to what degree is it relying more heavily on the moments of moments like cortical dynamics and the mental stimulation that might be happening?</text:p>
      <text:p text:style-name="P22">And to what extent is it constrained by the history of plasticity within the hippocampus?</text:p>
      <text:p text:style-name="P22">1:29:02 What schemas are going to be operative? And to what degree is it more of a negotiation where it's going to be more ad hoc, more determined by the moments when the contingencies and this funneling through the whole cortical virtual reality machinery? Or if you want to think of it and to what degree is this? There's not one answer.</text:p>
      <text:p text:style-name="P22">This varies both across and within individuals. This is actually like a core aspect of cybernetics functioning is actually leaning more heavily on the prior or the current of established over more learning ethics, or leaning more on, like, the situationally specific factors, like how much do you shoehorn what's going on into your resistant SEMAs? How much do you simulate, how much do you accommodate? And that this being potentially a flexible parameter. And maybe some of that flexibility is baked.</text:p>
      <text:p text:style-name="P22">Hinton the logic of neuromodulators actually flexibly influencing this unclear but very edge of <text:soft-page-break/>anything.</text:p>
      <text:p text:style-name="P22">1:30:05 It's very much like part of the excitement for me is wondering, does this provide a functional and algorithmic significance for this otherwise just mess of biological details? These some of them have elegant cybernetic understandings by virtue of thinking of these kinds of questions.</text:p>
      <text:p text:style-name="P22"/>
      <text:p text:style-name="P22">1:30:31 Speaker B:</text:p>
      <text:p text:style-name="P22">Can I just respond really quick?</text:p>
      <text:p text:style-name="P22"/>
      <text:p text:style-name="P22">1:30:32 Daniel:</text:p>
      <text:p text:style-name="P22">Yes, please.</text:p>
      <text:p text:style-name="P22"/>
      <text:p text:style-name="P22">1:30:35 Speaker B:</text:p>
      <text:p text:style-name="P22">So that made me think a whole bunch about maybe we don't need a map, a place to go for each individual hotel room, but it's like a node. When we were discussing nodes earlier, like a course grange, just an attractor space. Dump all of the hotel room maps into this little nodule so that when you get to a hotel room, it's all the same thing. Like, it's okay, I've been here before, even if you've never been to that kind of place. And that would kind of explain things like deja vu.</text:p>
      <text:p text:style-name="P22">Like when you get to a place like, I've been here before. When did I come here? When you're driving down the street. Didn't I just drive down the street? It just lumped over there into that little attractor mesh node that's not necessarily a specific place, but just like a squishy ball of similar places.</text:p>
      <text:p text:style-name="P22"/>
      <text:p text:style-name="P22">1:31:20 Daniel:</text:p>
      <text:p text:style-name="P22">And also I really love how we spoke about some of these things. Adam and your collaboration with Colin de Young, cybernetic big five in live stream number 13, I think, at the beginning of 2021. And now we're revisiting same, but different. More things change the more they stay the same. And this idea of, like, modulatory features of cybernetic systems as being important for variation within and among individuals is just such an essential point.</text:p>
      <text:p text:style-name="P22">And it's so true that a lot of the details are yet to be resolved.</text:p>
      <text:p text:style-name="P22"/>
      <text:p text:style-name="P22">1:31:56 Speaker E:</text:p>
      <text:p text:style-name="P22">Stephen yeah, you could go a bit further still, because what if you don't have maps put to one side, but there's action policies actually, I'm interested in how much this is feasible, but action policies that recapitulate something like a map. So, like, by an embodiment, by an inactive chain or inclination of some ActInf lab, different scales, it basically recapitulates some sort of nascent starting point so you don't have to have any representations there. And when the door is engaged, the set of actions that creates could open up and effectively a map. I don't know how much between I mean, I know in this model, it does start to create a network of attractors.</text:p>
      <text:p text:style-name="P22">But I'm wondering whether how much things could be sparked off from engage in a particular affordance, a particular meaningfulness in something.</text:p>
      <text:p text:style-name="P22"/>
      <text:p text:style-name="P22">1:33:05 Speaker C:</text:p>
      <text:p text:style-name="P22">There's actually like a live debate about like the extent to which Tolman Initiative was talking about the <text:soft-page-break/>epic campaign cognitive map. And part of the reason people like to talk about maps is because of the flexibility they give you in terms of the map serves as a generative model and I can flexibly access it to generate trajectories, but you can do that with our well structured graph also. But there's like a spectrum of interpretations of people thinking that you're dealing with more things that are more math like and things that are more context specific and graph like and flexible and more dynamically constructed. And it seems like it's kind of a top up. And I'm like, I always like take every debate and I'm like, you're probably both right.</text:p>
      <text:p text:style-name="P22">And so it's like you want for the sake of, I guess maybe stability or for the sake of potentially greater transfer of understandings and inferential power across episodes, you might want something more map like.</text:p>
      <text:p text:style-name="P22">1:34:19 But if you go to map like, you're losing the ability to deal with the nuances of like, specific concepts. And so this, again might be like different perspectives on the same thing that tend to converge with tradeoffs. Like you could have more context sensitive or more situationally invariant representations and these could reflect cognitive studies and maybe like fundamental axes of variation for cognition and sense making.</text:p>
      <text:p text:style-name="P22">One thing that's in terms of like, cybernetics, Daniel pointed out earlier, Jordan Peterson Partner it's actually interesting that baptism meeting Peterson's book was actually heavily informed by Lockdown steps affected neuroscience and ecological models more generally, like based on things like animal foraging.</text:p>
      <text:p text:style-name="P22">1:35:19 So I actually think that's where Jordan Peterson got that rhetoric about maps is actually from doing a kind of affect and neuroscience perspective grounded in this ecological perspective of foraging animals. And so I think that's where that came from.</text:p>
      <text:p text:style-name="P22"/>
      <text:p text:style-name="P22">1:35:37 Daniel:</text:p>
      <text:p text:style-name="P22">Yes, very nice. And I think I agree.</text:p>
      <text:p text:style-name="P22">We may have even explored as such in one paper, reimagining maps that I wrote with RJ and a colleague, Mikel, we learned about this historical distinctions between archival maps and Itinerary maps. And today we just think about maps as being like one more lumpy category. But there's many differences between the map that actually is like a multimap or megamap and holds a lot of information potentially in a metric way versus the Itinerary map. Head straight until you see the two big trees, then you're going to want to take a left that type of more conversational or casual or navigable map that is highly contextual. And with current map systems, that's one of the challenges because we have that mega map, it's downloadable, but it's not going to fit on your phone.</text:p>
      <text:p text:style-name="P22">So what is the projection that's contextual and situational that's actually going to enable effective action that is also going to be perceived as map like by the user.</text:p>
      <text:p text:style-name="P22">1:36:44 Yes. Bleu.</text:p>
      <text:p text:style-name="P22"/>
      <text:p text:style-name="P22">1:36:49 Speaker B:</text:p>
      <text:p text:style-name="P22">So this is like a personal attack in question. So anybody who spends any kind of time with Daniel knows that he's constantly drawing or writing or writing things down, like, all the time. Taking notes, taking notes, taking notes. And I wonder, can you take your notes as, like, a mental map of where you were at that time that you were making that drawing? Does it recapitulate your conversations that <text:soft-page-break/>you're having, the ideas that we're running through your head?</text:p>
      <text:p text:style-name="P22">Like, can you use these drawings that you're always doing as a kind of conversational mental space map?</text:p>
      <text:p text:style-name="P22"/>
      <text:p text:style-name="P22">1:37:26 Daniel:</text:p>
      <text:p text:style-name="P22">If anything, it's the opposite. I just leave the thought behind. And if we look at this and think, okay, something happened by which we wrote this down, it would be awesome if there was many people with their regime of attention on taking live notes. I know that's not an approach for everybody, but then we could all look at that shared pheromone distribution and then make it new again. And maybe we remember our exact previous thought, though that's impossible or unlikely, but instead we can make the relationship with the material and with those notes, like, new again.</text:p>
      <text:p text:style-name="P22"/>
      <text:p text:style-name="P22">1:38:03 Speaker D:</text:p>
      <text:p text:style-name="P22">Stephen.</text:p>
      <text:p text:style-name="P22"/>
      <text:p text:style-name="P22">1:38:06 Speaker E:</text:p>
      <text:p text:style-name="P22">Yes, maybe a little harder to categorize with language, but in a way, it's the traces of your action policies, even if it was capturing the interpretation. So one thing I'm very interested in is how we realign things to action, because we've kind of been enculturated to think it's all about thoughts and feelings, right? And because action active inference puts it in this other domain, well, what does that mean? And how do we talk about active coherence when we're inculturated to think through other natural ways of using English?</text:p>
      <text:p text:style-name="P22">I'm finding that a big challenge myself, but I think so, as you're laying down those traces, are you showing your action policies of how to record something rather than your thoughts, if that makes sense? And is your thoughts always slightly hidden?</text:p>
      <text:p text:style-name="P22"/>
      <text:p text:style-name="P22">1:39:06 Daniel:</text:p>
      <text:p text:style-name="P22">Yeah, great question. Just like we were thinking about earlier with a sort of substrate, implicit agnostic, ignored linguistic symbolic models, like a Turing tape, it has infinite space and it can just make infinite grammar. And so that sort of purely symbolic approach to language and then its relationship to thought and experience is one question.</text:p>
      <text:p text:style-name="P22">But when we think about finite actual sequences of language use and deployment as action, either keyboard typing or assisted typing technology, or speaking as also a motor action, it totally changes the game, because we're not just in this forest of infinite plausible grammars, but rather one realized and preferred action sequence. And then, of course, thoughts are unobserved, but the action are not. And that's the whole quantum reference forage and share generative models and rhetorical nature, narrative nature of cognition.</text:p>
      <text:p text:style-name="P22">1:40:08 And so, indeed, the action insight, I think, is going to be something that we'll keep returning to a final closing the plane or whatever. And I'll also just give a little preview, which is that next week we're going to be having a guest stream with Adam.</text:p>
      <text:p text:style-name="P22">So if it relates at all, Adam, how does it relate? What is the guest Dean going to be about? And then perhaps in your absence, what would be exciting to discuss in 42.2.</text:p>
      <text:p text:style-name="P22"><text:soft-page-break/></text:p>
      <text:p text:style-name="P22">1:40:52 Speaker C:</text:p>
      <text:p text:style-name="P22">You'Re right, there is a guest room. Quick thought though. Like Bleu, you were suggesting Daniel's notes could serve almost like a kind of memory palace and accessible map. And then Daniel, you're saying it's more like a stigmatistic mechanism for coordination, like the pointing and queuing. And that's interesting.</text:p>
      <text:p text:style-name="P22">I wonder if when people are reading books, like the ability to like use the book as a map palace gives you better retention than something like a kindle like a book is like a physical object free will. And so for next week, I would say that basically my over hypothesis is that all of the details that many of the details that Tim is using for these systems will end up being relevant as abstract interpretations of the force parameters of us as active inferential segmented systems, both with respect to basically the basics of it.</text:p>
      <text:p text:style-name="P22">1:42:04 Let us be in the world in an embodied way is living robots, but also in terms of their extension to high level cognition, scaling active inference to more complex domains. And so in general, I'm trying to understand with limited success as many details as I can of Tim's work because I think it's just some of the most promising sources of constraints we have on inference interpretations and sources of hypotheses. So basically, whatever details Tim is willing to get into, I think it'll be well worthwhile to try to rock those.</text:p>
      <text:p text:style-name="P22">And that's what I'm doing in terms of next week.</text:p>
      <text:p text:style-name="P22">Some of this is relevant in that the basic idea would be that these Levy phenomenon, these studies in which people are seeing these slowly building potentials leading up to action that have predicted information, but where they peak in advance of people claiming that they have decided to take actions and where these studies are interpreted as otherwise, that people don't have free will.</text:p>
      <text:p text:style-name="P22">1:43:21 And you get into all sorts of conversations about how it makes sense to think free will in different ways, what it makes sense to talk about it all, but that these studies are usually interpreted as saying that your consciously emergence mental states cannot enter causal streams leading to action. And so what I'm suggesting is that it's not the case and that there's multiple ways in which your subjective states are meaningfully causal. If we think of what's leading up to something like deciding to move your hand in the Pet experiment, if that is reflecting a build up of model evidence over your appropriate pose or of you deciding to take that action. This kind of evidence accumulation if it's occurring via sophisticated aspects of coherence that this would be a way of understanding it and that part of it would influence how much build up or not you get would be the specifics of this basically deep tree search from sophisticated that we might understand a sophisticated active inference as being orchestrated about hippocampal and heal rhino system as iterative mental stimulation, where you're sampling out these different possibilities of what?</text:p>
      <text:p text:style-name="P22">1:44:38 Would it be like if I move my arm or knock? And then you're then evaluating that and you're killing off these different counterfactuals and that if across these you get enough affect charge associated with going down some of these forks, eventually this results in threshold crossing. But the idea would be this would be relevant to some of the spicample slam work and that you can think of this imaginative planning stage leading up to even seemingly spontaneous action. You can think of it like imaginative face as being largely orchestrated by the hippocampal system, which might be best understood as a general system for generalized foraging and mapping. I don't know if that makes sense, <text:soft-page-break/>but that's like some of the connectivity.</text:p>
      <text:p text:style-name="P22"/>
      <text:p text:style-name="P22">1:45:29 Daniel:</text:p>
      <text:p text:style-name="P22">Wow. If you still want to come for the guest stream, you're welcome to do so. Thanks for the awesome summary and I know that we'll be able to unpack it a lot more next week. Bleu or Steven, what are some last thoughts? What was exciting or interesting to you in where we've been and where shall we forage next?</text:p>
      <text:p text:style-name="P22"/>
      <text:p text:style-name="P22">1:45:52 Speaker B:</text:p>
      <text:p text:style-name="P22">So I can go? I was really interested in taking this into, like, semantic space, and I wonder what other kinds of spaces that we can maybe think about mapping out, how we build, how we construct maps, cognitive space, and so forth. And I'm excited to talk to Tim about where emergence fits into the hierarchical model.</text:p>
      <text:p text:style-name="P22"/>
      <text:p text:style-name="P22">1:46:15 Daniel:</text:p>
      <text:p text:style-name="P28">Awesome. Thank you, Bleu.</text:p>
      <text:p text:style-name="P28">Stephen?</text:p>
      <text:p text:style-name="P22"/>
      <text:p text:style-name="P28">1:46:18 Stephen:</text:p>
      <text:p text:style-name="P22">Yeah, I think keeping the idea of keeping things clean, keeping things nascent and deflatory, even in this case here, is really something I think to continue looking at. And I'm really curious about what happens when we see that door and that door says you can go down that corridor. Am I going to go down into a different regime of attention? Am I going to stay where I am?</text:p>
      <text:p text:style-name="P22">So I think that ability to take these principles and say, okay, what is it that happens when I encounter something and it triggers something? How much is that significant in terms of making things happen? And I'm curious then how that can marry with a lot of the mental space work that I do building out metaphor landscapes or actually letting someone explore spatially. And one last thing actually that came up, someone said to me the other day is I was really curious why when he picks up his plastic pencil, it doesn't mean as much to him as when he holds a shell.</text:p>
      <text:p text:style-name="P22">1:47:27 So there's something about like when that door has dot one prior, there's something that you know, about being in the woodland versus being somewhere which is dead.</text:p>
      <text:p text:style-name="P22">And even that itself could explain a lot about how navigating those places, the eco psychology of going into a wooded space, a living place, actually can be important for people just in a wellness. What might seem a very woo woo type of stuff, actually could be somehow linked to what we're talking about here. So, yeah, brilliant. Thanks.</text:p>
      <text:p text:style-name="P22"/>
      <text:p text:style-name="P22">1:48:06 Daniel:</text:p>
      <text:p text:style-name="P22">Awesome.</text:p>
      <text:p text:style-name="P22">Yeah, very exciting and fun discussion. I really like that last piece, which is what I know I'm going to carry forward and hopefully reflect on next week. How will we build that colony? Is it a memory palace? Blueprint.</text:p>
      <text:p text:style-name="P22">Is it stigm<text:span text:style-name="T21">erg</text:span>ic correlation? But how? And so somewhere between the mental palace cathedral and the <text:soft-page-break/>sort of picking up pebbles and having no bigger picture is where we are in our cognitive and social maps. And so that's quite an area. And Adam, the central complex modeling, I can't wait.</text:p>
      <text:p text:style-name="P22"/>
      <text:h text:style-name="P2" text:outline-level="1"><text:span text:style-name="T16">Session </text:span>0<text:span text:style-name="T18">4</text:span><text:span text:style-name="T17">2.</text:span><text:span text:style-name="T21">2</text:span><text:span text:style-name="T16">, </text:span><text:span text:style-name="T18">April 2</text:span><text:span text:style-name="T21">7</text:span><text:span text:style-name="T16">, 2022</text:span></text:h>
      <text:p text:style-name="P7"><text:a xlink:type="simple" xlink:href="https://www.youtube.com/watch?v=IXJn-BMsKVw" text:style-name="Internet_20_link" text:visited-style-name="Visited_20_Internet_20_Link">https://www.youtube.com/watch?v=IXJn-BMsKVw</text:a></text:p>
      <text:p text:style-name="P7"/>
      <text:p text:style-name="P21"/>
      <text:p text:style-name="P20"><text:span text:style-name="T15">Second</text:span><text:span text:style-name="T11"> participatory group discussion, </text:span><text:span text:style-name="T14">with authors,</text:span><text:span text:style-name="T11"> </text:span><text:span text:style-name="T14">of </text:span><text:span text:style-name="T12">the 2021 paper “</text:span><text:span text:style-name="T13">Robot navigation as hierarchical active inference</text:span><text:span text:style-name="T12">.”</text:span></text:p>
      <text:p text:style-name="P16"/>
      <text:p text:style-name="P17"/>
      <text:p text:style-name="P18"/>
      <text:h text:style-name="P4" text:outline-level="2">S<text:span text:style-name="T18">ESSION S</text:span>PEAKERS</text:h>
      <text:p text:style-name="P26">Tim Verbelen, Daniel Friedman, Bleu Knight</text:p>
      <text:p text:style-name="P18"/>
      <text:p text:style-name="P17"/>
      <text:h text:style-name="P4" text:outline-level="2">CONTENTS</text:h>
      <table:table table:name="Table3" table:style-name="Table3">
        <table:table-column table:style-name="Table3.A"/>
        <table:table-column table:style-name="Table3.B"/>
        <table:table-row table:style-name="Table3.1">
          <table:table-cell table:style-name="Table3.A1" office:value-type="string">
            <text:p text:style-name="P10">00:28</text:p>
          </table:table-cell>
          <table:table-cell table:style-name="Table3.A1" office:value-type="string">
            <text:p text:style-name="P12">Livestream</text:p>
          </table:table-cell>
        </table:table-row>
        <table:table-row table:style-name="Table3.1">
          <table:table-cell table:style-name="Table3.A1" office:value-type="string">
            <text:p text:style-name="P10">01:04</text:p>
          </table:table-cell>
          <table:table-cell table:style-name="Table3.A1" office:value-type="string">
            <text:p text:style-name="P12">Discussion of Robot Navigation</text:p>
          </table:table-cell>
        </table:table-row>
        <table:table-row table:style-name="Table3.1">
          <table:table-cell table:style-name="Table3.A1" office:value-type="string">
            <text:p text:style-name="P10">02:46</text:p>
          </table:table-cell>
          <table:table-cell table:style-name="Table3.A1" office:value-type="string">
            <text:p text:style-name="P12">Where does emergence fit into the neural network?</text:p>
          </table:table-cell>
        </table:table-row>
        <table:table-row table:style-name="Table3.1">
          <table:table-cell table:style-name="Table3.A1" office:value-type="string">
            <text:p text:style-name="P10">09:09</text:p>
          </table:table-cell>
          <table:table-cell table:style-name="Table3.A1" office:value-type="string">
            <text:p text:style-name="P12">Inferring and navigating maps</text:p>
          </table:table-cell>
        </table:table-row>
        <table:table-row table:style-name="Table3.1">
          <table:table-cell table:style-name="Table3.A1" office:value-type="string">
            <text:p text:style-name="P10">15:40</text:p>
          </table:table-cell>
          <table:table-cell table:style-name="Table3.A1" office:value-type="string">
            <text:p text:style-name="P12">Computation and the Cognition of Objects</text:p>
          </table:table-cell>
        </table:table-row>
        <table:table-row table:style-name="Table3.1">
          <table:table-cell table:style-name="Table3.A1" office:value-type="string">
            <text:p text:style-name="P10">17:24</text:p>
          </table:table-cell>
          <table:table-cell table:style-name="Table3.A1" office:value-type="string">
            <text:p text:style-name="P12">Mathematics 6, Actions and Maps</text:p>
          </table:table-cell>
        </table:table-row>
        <table:table-row table:style-name="Table3.1">
          <table:table-cell table:style-name="Table3.A1" office:value-type="string">
            <text:p text:style-name="P10">20:59</text:p>
          </table:table-cell>
          <table:table-cell table:style-name="Table3.A1" office:value-type="string">
            <text:p text:style-name="P12">Inference of Actions on a DAG</text:p>
          </table:table-cell>
        </table:table-row>
        <table:table-row table:style-name="Table3.1">
          <table:table-cell table:style-name="Table3.A1" office:value-type="string">
            <text:p text:style-name="P10">27:37</text:p>
          </table:table-cell>
          <table:table-cell table:style-name="Table3.A1" office:value-type="string">
            <text:p text:style-name="P12">Inactive Inference in the Machine</text:p>
          </table:table-cell>
        </table:table-row>
        <table:table-row table:style-name="Table3.1">
          <table:table-cell table:style-name="Table3.A1" office:value-type="string">
            <text:p text:style-name="P10">31:24</text:p>
          </table:table-cell>
          <table:table-cell table:style-name="Table3.A1" office:value-type="string">
            <text:p text:style-name="P12">Inferring the Actions and the Moves of the Mind</text:p>
          </table:table-cell>
        </table:table-row>
        <table:table-row table:style-name="Table3.1">
          <table:table-cell table:style-name="Table3.A1" office:value-type="string">
            <text:p text:style-name="P10">35:28</text:p>
          </table:table-cell>
          <table:table-cell table:style-name="Table3.A1" office:value-type="string">
            <text:p text:style-name="P12">Deep Learning and the Neural Network</text:p>
          </table:table-cell>
        </table:table-row>
        <table:table-row table:style-name="Table3.1">
          <table:table-cell table:style-name="Table3.A1" office:value-type="string">
            <text:p text:style-name="P10">43:58</text:p>
          </table:table-cell>
          <table:table-cell table:style-name="Table3.A1" office:value-type="string">
            <text:p text:style-name="P12">Factorization of a Bayesian model</text:p>
          </table:table-cell>
        </table:table-row>
        <table:table-row table:style-name="Table3.1">
          <table:table-cell table:style-name="Table3.A1" office:value-type="string">
            <text:p text:style-name="P10">47:59</text:p>
          </table:table-cell>
          <table:table-cell table:style-name="Table3.A1" office:value-type="string">
            <text:p text:style-name="P12">Inactive inference with states and policy</text:p>
          </table:table-cell>
        </table:table-row>
        <table:table-row table:style-name="Table3.1">
          <table:table-cell table:style-name="Table3.A1" office:value-type="string">
            <text:p text:style-name="P10">51:16</text:p>
          </table:table-cell>
          <table:table-cell table:style-name="Table3.A1" office:value-type="string">
            <text:p text:style-name="P12">Quantum complexity and the age of the system</text:p>
          </table:table-cell>
        </table:table-row>
        <table:table-row table:style-name="Table3.1">
          <table:table-cell table:style-name="Table3.A1" office:value-type="string">
            <text:p text:style-name="P10">54:11</text:p>
          </table:table-cell>
          <table:table-cell table:style-name="Table3.A1" office:value-type="string">
            <text:p text:style-name="P12">Inferring at the higher level</text:p>
          </table:table-cell>
        </table:table-row>
        <table:table-row table:style-name="Table3.1">
          <table:table-cell table:style-name="Table3.A1" office:value-type="string">
            <text:p text:style-name="P10">1:03:08</text:p>
          </table:table-cell>
          <table:table-cell table:style-name="Table3.A1" office:value-type="string">
            <text:p text:style-name="P12">The Cognitive Structure of Choice</text:p>
          </table:table-cell>
        </table:table-row>
        <table:table-row table:style-name="Table3.1">
          <table:table-cell table:style-name="Table3.A1" office:value-type="string">
            <text:p text:style-name="P10">1:15:01</text:p>
          </table:table-cell>
          <table:table-cell table:style-name="Table3.A1" office:value-type="string">
            <text:p text:style-name="P12">Bayesian Inference on Discrete States</text:p>
          </table:table-cell>
        </table:table-row>
        <table:table-row table:style-name="Table3.1">
          <table:table-cell table:style-name="Table3.A1" office:value-type="string">
            <text:p text:style-name="P10">1:27:29</text:p>
          </table:table-cell>
          <table:table-cell table:style-name="Table3.A1" office:value-type="string">
            <text:p text:style-name="P12">Quantum factorization of the action network</text:p>
          </table:table-cell>
        </table:table-row>
        <table:table-row table:style-name="Table3.1">
          <table:table-cell table:style-name="Table3.A1" office:value-type="string">
            <text:p text:style-name="P10">1:36:46</text:p>
          </table:table-cell>
          <table:table-cell table:style-name="Table3.A1" office:value-type="string">
            <text:p text:style-name="P12">How to Have a Self-Navigation</text:p>
          </table:table-cell>
        </table:table-row>
      </table:table>
      <text:p text:style-name="Standard"/>
      <text:p text:style-name="P7"/>
      <text:p text:style-name="P22"/>
      <text:h text:style-name="P5" text:outline-level="2">TRANSCRIPT</text:h>
      <text:p text:style-name="P22">00:28 Daniel:</text:p>
      <text:p text:style-name="P22">Hello and welcome, everyone. It's April 27, 2022, and we're in ActInf Lab Livestream number 42.2. Welcome to the ActInf lab. We're a participatory online lab that is communicating, learning, and practicing applied active inference. You can find us at the links on this slide.</text:p>
      <text:p text:style-name="P22">This is recorded in an archived Livestream, so please provide feedback so we can improve our work. All backgrounds and perspectives are welcome and will follow. Good video etiquette for live streams. Check out Active Inference.org to learn more about what's happening in the lab. All right, well, here we are in 42 two.</text:p>
      <text:p text:style-name="P22">We're in our third discussion around the paper, robot navigation as hierarchical active coherence by the <text:soft-page-break/>authors listed here. And this is a discussion where we're going to pick up on a few different threads that were arising in the one and have a lot of time to explore some of the formalisms and the robotics aspects of the project and take any questions that people are bringing up and just randomly posting in the live chat.</text:p>
      <text:p text:style-name="P22">01:42 So we'll just start with introductions and say hello, and then we'll jump to where we were leaving for last time, or leaving for this time from last time, and then just see where we go. So I'm Daniel. I'm a researcher in California and I'll pass to Bleu.</text:p>
      <text:p text:style-name="P22"/>
      <text:p text:style-name="P22">01:59 Bleu:</text:p>
      <text:p text:style-name="P22">I'm Bleu. I'm a researcher in New Mexico, and I will pass it to Tim.</text:p>
      <text:p text:style-name="P22"/>
      <text:p text:style-name="P22">02:05 Tim:</text:p>
      <text:p text:style-name="P22">Hi, I'm Tim. I'm a researcher in James, Belgium. I coauthors of the paper, so feel free to ask me anything.</text:p>
      <text:p text:style-name="P22"/>
      <text:p text:style-name="P22">02:14 Daniel:</text:p>
      <text:p text:style-name="P22">Wow. Three researchers walk into a dot. Two. Do you have that kind of joke over there, Jim?</text:p>
      <text:p text:style-name="P22">Okay, we had a few different notes down, so anyone who ants to pick one of these threads up, or we can return to some of the formalisms and questions about the robotics, but we're just going to pick up a thread and start with whoever wants to go first. So we mentioned different detail and implementation and just, like, fun stories or things that happened in the implementation, the idea of different types of maps. And where does emergence fit into this?</text:p>
      <text:p text:style-name="P22"/>
      <text:p text:style-name="P22">03:15 Tim:</text:p>
      <text:p text:style-name="P22">One thing I COVID elaborate on is basically from the last stream, I think Bleu brought up the idea of when you enter a hotel room, everything kind of looks familiar. Rather, you might have never entered that particular hotel room. Right. And the question was, how could this arise from this kind of model? Because here it's still kind of very tightly coupled to whatever you're observing in that particular environment, and it doesn't really seem to scale to something else, which is correct.</text:p>
      <text:p text:style-name="P22">As for this kind of understanding, I think you'll need to build a system that goes even higher in hierarchical and higher in abstraction levels. I've been thinking about this kind of emergence kind of model that could give this kind of behavior.</text:p>
      <text:p text:style-name="P22">04:21 And I think at some point you need to have a model that is complexity reasoning in abstract concepts rather than observations that you can observe in your sensory screens. So I could imagine that you build a layer on top of this model. So here you basically go from camera inputs to graph based representation of your environment.</text:p>
      <text:p text:style-name="P22">I could imagine that you repeat this for many different kinds of environments which results which field you a number of graphs that map to that particular environment and at that point you start kind of looking for patterns in this repertoire or graphs that you visited in the past and you start figuring out structure in these graphs.</text:p>
      <text:p text:style-name="P22">05:34 Like, bedrooms all have, like, a bed and maybe a closet, whereas kitchens have a fridge and a sink. And you kind of see these kind of repeating things in certain graphs and that at this level, you <text:soft-page-break/>kind of make a model that classifies kind of each type of environment into such a Calgary which will then inform you or kind of give you prior on what kind of graph to expect in a hotel room, for example. So I realized that I'm talking in very vague and abstract ideas here because we don't have it yet, but I think that's kind of a way how it could be done and I look very much forward to actually head into this research direction as well in particular.</text:p>
      <text:p text:style-name="P22">06:39 So if we would think about how would I implement it, then I would start with first applying the current system on a bunch of environments that have like two different categories, for example, and then kind of learn a model on these graph structures and in particular these current evolutions in graph neural nets might be an interesting route to take to see can you learn representations of graphs or part of the graphs and build the latent codes that generates similar style graphs?</text:p>
      <text:p text:style-name="P22">Basically. And then you can kind of navigate to real environments, then learn a model that builds similar graphs and then use that model to kind of imagine potentially similar looking environment but still this will be so if we would implement it purely on this level, I imagine it will still be very much tied to the conversation level.</text:p>
      <text:p text:style-name="P22">07:56 Like you could generate potential camera frames that kind of look like it's like training a generative model on this LSU N bedrooms data set. So you can kind of generate novel kind of bedrooms but it's still very much tied to the pixel level. Whereas I think to go to more semantic and human level reasoning like we do, then at some point you'll have to start have more understanding carving up the observation space into different kind of objects and these kind of representations which are totally not in the current model.</text:p>
      <text:p text:style-name="P22">You'll need to have some understanding at that level before you can have reasoning like okay, I go to a hotel room and I stick there to find the TV and remote control for TV basically.</text:p>
      <text:p text:style-name="P22"/>
      <text:p text:style-name="P22">09:06 Daniel:</text:p>
      <text:p text:style-name="P22">Yes, Bleu it's.</text:p>
      <text:p text:style-name="P22"/>
      <text:p text:style-name="P22">09:09 Bleu:</text:p>
      <text:p text:style-name="P22">Thanks, that's super interesting and kind of a good maybe tie in to like I was also thinking about different kinds of maps more than just over some kind of spatial scenario. And the one obvious idea that comes to mind is like a semantic map over natural language processing. And using this kind of hotel room scenario as a topic, like in the topic of politics, you expect to find right wing, left wing, conservative, liberal like you expect to find all of these words in the topic of politics if you're trying to model a topic. And I just wonder what other, if either of you guys have ever thought about other kinds of spaces that can be mapped over like this, like physical space, semantic space, where else can we build maps where we can kind of implement this type of navigation?</text:p>
      <text:p text:style-name="P22"/>
      <text:p text:style-name="P22">10:06 Tim:</text:p>
      <text:p text:style-name="P22">Yeah, I mean, that's a very interesting question and actually I think one of the core hypotheses that Adam and I are investigating is basically that anything that is related to our cognition basically stems from building a kind of map and then navigating it and how this could be more concept sized for different kind of maps. Of course, this is a huge effort and you'll need to have like experts on a certain domain in order to kind of think about is this possible and how could it be? And for some topics that's <text:soft-page-break/>pretty obvious, like navigation, for instance, and the semantic modeling that you mentioned, I think it's also intuitively.</text:p>
      <text:p text:style-name="P22">11:09 You can relate to how you can build a map from this. And related, there's also the work from James Swittenstone on the dormant Eichenbaum machine that goes in a similar direction where he basically builds a system that's also true navigating a structure, tries to infer certain relationships and he also applies the same model on different kinds of tasks.</text:p>
      <text:p text:style-name="P22">So for example, one task is also navigation. But like navigation in a grid world, like you go north, east, west, south, and then you expect to be in the same location again. But he also applies like on family trees. Like John is the father of Daniel and then Daniel is the brother of Bleu. Then you could infer who is the sister or Daniel program.</text:p>
      <text:p text:style-name="P22">12:12 And he also managed this in like navigating the space and learning how relationships which are then like taking actions in the math, it's like following the broader errors, it's like it's taken and action in the physical map, let's say. And then you basically have to traverse through the family free only once, but then you basically know all the relationships and you can start navigating and make these kind of inference. This actually pretty cool work. And I think there was another task we also applied on. So there are some tasks that really obvious how to do it.</text:p>
      <text:p text:style-name="P22">There are plenty of other certs, not so obvious, but somewhere Adam and I basically think, yeah, this is kind of anything should be mappable to the system and this could then be like a universal way of how did humans come to thinking in these kind of abstract levels?</text:p>
      <text:p text:style-name="P22">13:24 Well, basically because they evolved from a very good mapping and navigation system. That's kind of the main idea. So if we can solve how to build a map and then navigate it first on the navigation level and then on a more abstract level, then we might be on a way to kind of a general system for a reason.</text:p>
      <text:p text:style-name="P22">Yes.</text:p>
      <text:p text:style-name="P22"/>
      <text:p text:style-name="P22">13:53 Daniel:</text:p>
      <text:p text:style-name="P22">Thank you.</text:p>
      <text:p text:style-name="P22"/>
      <text:p text:style-name="P22">13:55 Bleu:</text:p>
      <text:p text:style-name="P22">Thanks. That was super helpful.</text:p>
      <text:p text:style-name="P22">That opened up a lot of doors. So in relationship to another project that Daniel and I are working on. It seems like from the family tree, then it would be easy to map over, like a genetic space, a genomic space, or even like a phylogenetic space from one species to the next. Or even, like, mapping over recipes, like when you're cooking, or even different types of art. So just kind of anywhere where there's the adjacent possible, it seems like that's where you can construct these kinds of mouths.</text:p>
      <text:p text:style-name="P22">That's really neat.</text:p>
      <text:p text:style-name="P22"/>
      <text:p text:style-name="P22">14:35 Tim:</text:p>
      <text:p text:style-name="P22">I think the gain thing is, how do you transfer the action concept to the space that you're looking at? Like, in a family tree, the action is like moving from one person to the other. And the action type basically defines the relationship between two persons. I think that's kind of the difficult portal, always, which is the action space that you need to traverse the world. And then the second thing is, what are the <text:soft-page-break/>locations in the world?</text:p>
      <text:p text:style-name="P22">And once you can map these two, then I think you're pretty much done right. It's finding a way of moving from one location to another via these actions. And if the actions are relations between entities, you can basically draw an inference on what is now the relation between A and B, given this structure.</text:p>
      <text:p text:style-name="P22"/>
      <text:p text:style-name="P22">15:38 Daniel:</text:p>
      <text:p text:style-name="P22">Awesome. A few points. So, Tim, thanks for beginning with this nice description about how we could add in this conceptual or in culture layer and about generalizing across different environments. And that reminded me of the work on pattern languages. And it's kind of a bottom up discovery.</text:p>
      <text:p text:style-name="P22">And then it was a great point. Like, yes, there's the algorithms that generate a house scene, but there might be something that at a pixel level makes sense, like putting a toothbrush under a cabinet. But then semantically or culture, a person will look at that. It's like, but that doesn't make sense. And so then that would be like let's just say it explored a bunch of different warehouses, and the commonality was like it was always rectilinear.</text:p>
      <text:p text:style-name="P22">Shelving there's a genre of warehouse that's like, always that way. And then whether it was like three shelves by ten shelves or the other way around, there would be like another space that those graphs would map to.</text:p>
      <text:p text:style-name="P22">16:43 So that was a very nice piece. And then Chris Field and Michael Levin just a few days ago, wrote this paper competency in navigating arbitrary space intelligence as an invariant for analyzing cognition and diverse embodiments. So perhaps something relevant for us to explore going forward.</text:p>
      <text:p text:style-name="P22">What do you think, Bleu?</text:p>
      <text:p text:style-name="P22"/>
      <text:p text:style-name="P22">17:07 Bleu:</text:p>
      <text:p text:style-name="P22">I think these guys write papers, like, faster than I can read papers, which is amazing.</text:p>
      <text:p text:style-name="P22"/>
      <text:p text:style-name="P22">17:12 Daniel:</text:p>
      <text:p text:style-name="P22">I know it was April 24, so three days ago. I have not fully read it, but a lot of the figures look very interesting.</text:p>
      <text:p text:style-name="P22">I want to continue on this last point about the actions and maps, because that kind of mapping and multiscale mapping and transmuting and translating across different types of maps is kind of what the multilevel slam is. It's what a single level slam is. But then the composability of this discussion is what enables, like, there to be a slam where it goes from a geometric space to a topological space and then from that into like, a cultural or narrative space or something. So how does action relate to maps? And I thought about that family tree you mentioned how there was one representation where the actions were like just like, well, if you're in a room shaped like a bifurcating tree, then the actions would be you walking around that room.</text:p>
      <text:p text:style-name="P22">18:16 So that's one action. Then there's the cognitive action as that entity is building its knowledge representation of the tree and that is related to its planning and its preferences or all of this that isn't it inferring the tree, but it's like figuring out how it's going to infer the tree. And then there's like there's other actions, though. There's the action that we won't talk about it of how families arise. There's all kinds of actions, and the tree is just a representation of some other process.</text:p>
      <text:p text:style-name="P22">So how do we think about all these ways that active states to maps and what kind of maps are <text:soft-page-break/>actionable? What about ones that are about action but not actionable or all these other possibilities?</text:p>
      <text:p text:style-name="P22"/>
      <text:p text:style-name="P22">19:13 Tim:</text:p>
      <text:p text:style-name="P22">Yeah, I'm not entirely sure whether I'm all the way with you with your last explanation. So I think that the second bullet, like the action of updating generative models, I would not necessarily consider that an action. I think that the updating of the generative model just arises from experience and trying to minimize the free energy. Anyhow the action from from the other action, I think is like, what is the action concept on different levels. For example, to be more concrete, in the generative models, we had the low level action, which is basically velocity commands for the robots, like move forward or turn around with this kind of velocity.</text:p>
      <text:p text:style-name="P22">20:18 But then the higher level action would be we call this a move, which is like traversing the space from one location to another, which is kind of in this case, of course, graining of the flow level action. But I think for every level in your abstraction, hierarchical, there will be an action concept that moves from one thing to another. And what that concept has to be will be field to whatever level of abstraction you're modeling, ant the stage, I guess, but I don't see any other actions besides that per se.</text:p>
      <text:p text:style-name="P22"/>
      <text:p text:style-name="P22">20:59 Daniel:</text:p>
      <text:p text:style-name="P22">Thank you, Jim. Liz.</text:p>
      <text:p text:style-name="P22"/>
      <text:p text:style-name="P22">21:01 Bleu:</text:p>
      <text:p text:style-name="P22">So I think about like at different levels of actions. If you, for example, think about foraging, right? So you can have like camps of human foragers and the task of each individual forager is to go out and find food. So you go out, you find food and you come back and you go out and you find food and you come back. And then like, if it takes too long to find the food, then collectively as a unit, the camp decides to move, right?</text:p>
      <text:p text:style-name="P22">So you pick up and you make camp somewhere else. So that's like an example of like every DAG the individual unit does something, some task and then the cognitive makes the decision based on the input of the individual foragers or like the time it takes them to find food. So that's kind of a way that I can think about the nesting of action.</text:p>
      <text:p text:style-name="P22"/>
      <text:p text:style-name="P22">21:49 Tim:</text:p>
      <text:p text:style-name="P22">Yeah, I think we're on the same page on that account because you will have at some point a very high level generative model that encoding in active states. Like do we have enough foods?</text:p>
      <text:p text:style-name="P22">If not, we collect. If we don't find foods, we go to another state. So it could be like a very high level abstract map with a few states and notes. And you could drop imagine you can draw out like a graph with notes where every note is kind of specific state and then doing an action brings you from one note to the other. It could be a note like not enough food.</text:p>
      <text:p text:style-name="P22">Enough foods move to another location and then you go from not enough food to foraging, which brings you which either brings you in the same state or brings you to state, I have enough food, which is fine, and if you keep on residing in the non food state and you decide to move.</text:p>
      <text:p text:style-name="P22">22:54 So you could kind of imagine and abstract map where you have this kind of dynamics and the actions make sense. And then at some point you will have the task or the action in this level that says <text:soft-page-break/>search for food, which at some level down the road will be driving actions for start walking or start navigating or search for places that are promising for finding Monod. So lots of levels of a concept hierarchical will have different kind of action that bring you from one note to the other, where the notes might be like a general state of the community, which is the very top level that you just described. And then you also have nodes that are physical locations in your environment and then you also have very low level nodes that might just describe like your current pose in the world, basically.</text:p>
      <text:p text:style-name="P22">And the lowest level action will just be the torque that you do or the muscle movement that you do with your legs and your hands will be the very low level.</text:p>
      <text:p text:style-name="P22">24:03 So I think you can draw this concept all the way up and down with many layers of the hierarchy and at each layer going from one state to another. This is basically the action at that layer. But the meaning will be different depending on which level you are. And the difficult part, I think, is how can you have these concepts emerge from bottom up?</text:p>
      <text:p text:style-name="P22">And I'm not sure that whether it's possible, but we are trying to get us as high up as we can.</text:p>
      <text:p text:style-name="P22"/>
      <text:p text:style-name="P22">24:49 Daniel:</text:p>
      <text:p text:style-name="P22">Thank you, Bleu.</text:p>
      <text:p text:style-name="P22"/>
      <text:p text:style-name="P22">24:52 Bleu:</text:p>
      <text:p text:style-name="P22">It's super interesting and definitely it's why I link next to semantics space, because when you're trying to communicate with someone, the purpose of communicating can be have many faces, but in communication it's like reaching a shared understanding and then like, okay, we have enough understanding of that topic, let's move on to another topic in a conversation. And so that's why that's like very easily it's very easy for me to see how the semantic mapping and the spatial mapping can link together. But I can't think of why would people like, well, maybe in genetic or genomic maps that also makes sense, right.</text:p>
      <text:p text:style-name="P22">What would be the action to evolve, I guess, is the action in kind of a genomic map space, but I guess maybe novelty.</text:p>
      <text:p text:style-name="P22">25:53 And that's kind of where active inference comes in. Like why would you traverse a map of recipes or a map of different types of art? And I guess the idea is in exploration, in trying what happens if I combine these ingredients in this other way or add this other ingredients or like where is the adjacent possible? Like that's where I kind of think that the exploration, the room for exploration comes in.</text:p>
      <text:p text:style-name="P22">And so when you traverse the map, sometimes the action is just to see what's next or just to explore or reduce uncertainty about your possibilities or affordances.</text:p>
      <text:p text:style-name="P22"/>
      <text:p text:style-name="P22">26:31 Tim:</text:p>
      <text:p text:style-name="P22">Yes. I think once you've nailed down the different nesting of states and what are the different actions you can take that bring you from one state to another on a certain level, then basically what you will do can emerge just from minimizing effective energy. Right. And that would be the powerful ingredient or the powerful tool that active inference gives you is that once you I would see building a map or like a more kind of graph structure where you connect notes and the transition between notes or then the actions as kind of a way to build a generative models that is a bit more complex than well, actually it's <text:soft-page-break/>not that more complex but then the traditional A and B matrices and in that way you can apply the same principles.</text:p>
      <text:p text:style-name="P22">27:37 Right.</text:p>
      <text:p text:style-name="P22"/>
      <text:p text:style-name="P22">27:44 Daniel:</text:p>
      <text:p text:style-name="P22">Let me write this one very important point down, Tim, because you said maybe you could just unpack this active inference lab. Being able to provide a structure of the model provides us a way to optimize it using variational Bayesian methods, message passing software, toolkits like Force Lab, Active Blockchains, P, MDP, MATLAB SPM. And I think that's something that's subtle but interesting and different from a lot of other models where the mere data structure doesn't lend itself to, like, an implementable algorithm. What do you think about that?</text:p>
      <text:p text:style-name="P22"/>
      <text:p text:style-name="P22">28:27 Tim:</text:p>
      <text:p text:style-name="P22">Yeah, I think that's very true and I think one of the important things also in the whole Slam system here is that we basically move from more or less high dimensional continuous observation and action space. You could do any continuous you can command and number of velocity that is sensible to the robot and the amount of pixel information that you can get is also very big, if not close to infinite. So we basically move from this high dimensional continuous spaces to something that is more like a discrete set of nodes that you can traverse, which is much more like an A and a B and a C matrix like we are used to in Pinevp. So just by enforcing the model to learn this more discrete state space that we can manage is already a big step that would allow for active inference to be applied basically because one of the biggest issue is always like okay, you could active inference lab for planning.</text:p>
      <text:p text:style-name="P22">29:48 But if your state space is so large, then you cannot just iterate overall potential policies and calculate the expected free energy and pick the best one because your space just blows up.</text:p>
      <text:p text:style-name="P22">But if you are able to at some level discretize it through a limited set of states that are applicable to your current context, then maybe you can start iterating through all the potential relevant behavior. It's like going back to the foraging example. If you just have to choose between moving versus foraging, the problem becomes much more easy than when you have to decide for any possible missile movement that you can do the next few hours right. So I think moving to a more discrete set of states is crucial to scale these methods to realistic subjects.</text:p>
      <text:p text:style-name="P22"/>
      <text:p text:style-name="P22">31:00 Daniel:</text:p>
      <text:p text:style-name="P22">Awesome. So returning to this maps of action question and that's a little bit in contrast with the maps of meaning and I think it points again to active inference. As always, having inference in action as like two approaches to minimize free energy, two ways to think about the same process.</text:p>
      <text:p text:style-name="P22">I want to return to this question about what the actions and the moves are. So I'm imagining Bleu on the foraging trip and there's what was the semantics of the Slam presented in this paper? It was a location based approach, whether in a geometric space or in a topological and relational space. But am I in the right position is a question about location satisficing. And then it can also be thought of as like that entity is existing at a exploration in cognitive parameter space.</text:p>
      <text:p text:style-name="P22">32:04 Because this question about estimate about space is a cognitive parameter, it's one about the territory, it's a map of the territory. But these are cognitive parameters that can include like am I paying <text:soft-page-break/>attention, am I where I ant to be with respect to how I'm paying attention about things. And so to actually explore that, I wanted to juxtapose two different generative models that we have seen and keeping in mind also that capacity of active inference where being able to form these generative models, it also is helping us get towards applying them. So on the right is the structure of the model from your paper. On the left is a three level model, but there's also a two level one that I can pull up and it's from the San COVID Smith et al.</text:p>
      <text:p text:style-name="P22">Paper on computational phenomenology and mental action. And so the actions in this case are happening at the level of what am I perceiving and what is the action at this sort of like motor level.</text:p>
      <text:p text:style-name="P22">33:13 And whereas in your multilevel slam this level was about space, still again from the geometric smaller scale tactical scale of space to the biological bigger scale strategic level of space, but it's still about the territory. And in here a somewhat analogous multi scale nesting of the partially observable Markov decision process is used to represent not a spatial layer or course graining, but actually an attention layer. So what does this make you think of?</text:p>
      <text:p text:style-name="P22">Or what does nesting POMDPs mean and what could it mean?</text:p>
      <text:p text:style-name="P22"/>
      <text:p text:style-name="P22">34:12 Tim:</text:p>
      <text:p text:style-name="P22">In essence, what it basically does, it puts the higher level puts like a prior on your lower level right on the next. So in my figure, like the one, if you have a belief over your state in the red box, then basically this gives you a prior on what you expect to observe in a single Bleu box. And in this case, in my case, it's indeed very tied to the spatial domain, but in essence it can give you a prior on any aspect of the level below right. And I think that's what they do in the left model. Then also if you have like an inference on if you have a belief on the orange states in the left mode, it basically gives you a prior on what states you expect to observe or to believe in the Bleu Ronen.</text:p>
      <text:p text:style-name="P22"/>
      <text:p text:style-name="P22">35:28 Daniel:</text:p>
      <text:p text:style-name="P22">There here's going to be I think this is figure twelve instead of figure five. So this is the generalized deep model of action. And here the emissions of the hidden state at the higher internal mental level cognitive domain, the emission mediated by the a matrix, just like it would be in a retina. But the emission of a is the hidden states at the lower level s one, but also the uncertainty parameters like the variance estimates on every other core kernel parameter.</text:p>
      <text:p text:style-name="P22">Which of these other generalized connections do you think have relevance for the robotic slam context?</text:p>
      <text:p text:style-name="P22"/>
      <text:p text:style-name="P22">36:27 Tim:</text:p>
      <text:p text:style-name="P22">I think it makes a lot of sense. You also have like something modulating your precision parameters.</text:p>
      <text:p text:style-name="P22">It's like having a certain press on your observations for certain environments. For example, for example, if you go if you go to your cellar, you might know that the lighting conditions will not be optimal and you'll have different precision than when you're in your kitchen, for example, just thinking out loud. So I think it makes sense to have this hierarchical structure on anything that you have beliefs over or that anything that can have importance on making better predictions, basically. So you can have a less you can have better predictions if you have a good prior on how precise you would expect your observations to be here.</text:p>
      <text:p text:style-name="P22">37:33 So that's why it makes sense to have a model evolve that takes this into account.</text:p>
      <text:p text:style-name="P22"><text:soft-page-break/>I guess.</text:p>
      <text:p text:style-name="P22"/>
      <text:p text:style-name="P22">37:45 Daniel:</text:p>
      <text:p text:style-name="P22">It just is very interesting. Like if the nesting can represent staying within the same domain and a course graining of like okay, district, state, continent like sort of within the same genre but different course granings or can seemingly at least in the case of mental action and hyper prior optimization modeling in general like investigation and research in general those cases this is not a course screening. It's something totally different. So if the interface can mean two totally different things, couldn't there be a third implication Toon? Or do these exhaust the implications of nesting?</text:p>
      <text:p text:style-name="P22">Can nesting only refer to like a like, kind nesting, for example, nested times scales, nested spatial scales, or the cognitive action of basically removing something from the sensory territorial domain and then entering it once into the cognitive domain.</text:p>
      <text:p text:style-name="P22">39:02 But then once it's been entered into socalled hidden internal states which are not even being proposed to actually exist in space or time, then you're kind of in like the matrix simulation structure learning on cognitive models and then it's not like that's going to be nested. I don't know.</text:p>
      <text:p text:style-name="P22"/>
      <text:p text:style-name="P22">39:31 Tim:</text:p>
      <text:p text:style-name="P22">In the end it's just finding the most simpler model that explains it, but not simpler, right? And you could imagine a model that operates on the lowest level always and that indeed just has, in case of a robot has pixel input and has torque or velocity output and builds a model that can predict or hours in the future accuracy. But then you also realize that this should be a very, very, very complex model.</text:p>
      <text:p text:style-name="P22">It's almost the environment, right? And this is knowledgeable. And the only way to kind of do it then is to start adding structure to the model and start factorizing out different variables.</text:p>
      <text:p text:style-name="P22">40:34 And in essence, nesting is nothing else but factorizing out a certain variable.</text:p>
      <text:p text:style-name="P22">I think in the end it's just a matter of finding the model that most accurately predicts what's going to happen with the least complexity. And building an hierarchical nested model is one way to make this happen.</text:p>
      <text:p text:style-name="P22"/>
      <text:p text:style-name="P22">41:06 Daniel:</text:p>
      <text:p text:style-name="P22">The way that Bleu spoke about the genetic nesting in the sort of Aristotelian sense giving rise to in. The genetic sense and in the sort of cellular and then how you framed it as the simplest model but not any simpler, which is often, at least in the Bayesian Area, framed as being like the AIC or BIC Pereto optimal model, like some kind of a tradeoff of accuracy and complexity and so on. And it's like there's a process of structured learning because we want to know, okay, Categorically, should we be fitting a one level, two level model? What kind of structure within the three level nesting? Which one of these edges are going to be making the machine learning model in real life run a hundred times slower and not even converge?</text:p>
      <text:p text:style-name="P22">Which one of these edges are we going to be just totally in the dark without Bayesian model selection on structures, including cognitive structures and those structures, we're not picking the final best this structure learning is not picking the final best parameterization.</text:p>
      <text:p text:style-name="P22">42:12 And this is kind of like how Karl is always speaking about developmental robots and how out of the Factory or whatever it's going to be in a learning mode. So the structured learning is on learning <text:soft-page-break/>structures and the learning structures are about perception, including the actions that one is observing themselves to be doing. Because if we couldn't observe the consequences or at least even our own active states in some way, there'd be like a total disconnect and we could never get our action policies. It would just be like the motor babbling and the sort of uncoordinated movement and I'm sure a lot of robotics and evolutionary simulators.</text:p>
      <text:p text:style-name="P22">That's why they have that wobbly leg phase because I think a lot of those models that they don't know their wobbling, they're just implementing like in this super high dimension space of motor policies, they agent getting the feedback. So it is like a nesting.</text:p>
      <text:p text:style-name="P22"/>
      <text:p text:style-name="P22">43:16 Tim:</text:p>
      <text:p text:style-name="P22">Cool.</text:p>
      <text:p text:style-name="P22"/>
      <text:p text:style-name="P22">43:17 Daniel:</text:p>
      <text:p text:style-name="P22">Very interesting direction here. And I think there's a lot more to explore about what kinds of nestings because maybe it's actually that attention layer that you described in your opening thoughts about the higher level of abstraction that was taking in a graphical graph. I mean, maybe that is the layer that it just comes on top right here and the can gets input into some other thing.</text:p>
      <text:p text:style-name="P22">Let's look at some of the formalisms and figures or if Bleu or if anyone in the live shot has any questions, they can totally ask.</text:p>
      <text:p text:style-name="P22">I have a question on this. Or if there's another equation or formalism that it's clear to address this question in this P on left side.</text:p>
      <text:p text:style-name="P22">44:28 You can describe it in your own words, but it's a joint distinctions of multiple variables. How does one go from knowing what variables they want to include in the joint distribution, like what arguments they want that function to take and then a specific partitioning factorization? Is this the only factorization or how do we make this factorization based upon what we kind of know what we want to model, maybe even very early.</text:p>
      <text:p text:style-name="P22"/>
      <text:p text:style-name="P22">45:00 Tim:</text:p>
      <text:p text:style-name="P22">Yeah. So basically going from the left hand side to the right hand side, you can basically one on one derive it from the figure basically. So if you look at the figure, you see that pi has no incoming errors, so there will be no conditioning on pi. And then if you look at the action notes, then you see that these all get an input errors from pi. So then you know that phi is actually influencing the action that you do.</text:p>
      <text:p text:style-name="P22">So this will be a probability of actions given phi. And so that's basically how you could you can write down the equation just by looking at the figure basically. So typically how we, if we start off with a new type of model, we start off indeed with just listing all the variables that we want the model and then we start with drawing out a potential diagram like we have on the right and try to make sense of that.</text:p>
      <text:p text:style-name="P22">46:17 And once we have that, the equation just falls out basically. And it's always a matter of thinking like which variable has influence on which other ones.</text:p>
      <text:p text:style-name="P22">For instance, you can also make your own assumptions. There like one the assumptions that we often make, the hidden states should be Markovian. So once we know the state ant times t, we don't need any information on the path anymore to generate the current observation, for example. So these kinds of <text:soft-page-break/>assumptions go also in and they will then decide on which things you need to condition. Because if in general you have the joint distribution, you can also just restrict yourself to basically base rule to come up with a factorization.</text:p>
      <text:p text:style-name="P22">47:21 So this could be then p of pi times p of A given by times p of s given A and pi times p of O given s a pi. So if you just use base rule you COVID also come up with a factorization that will be perfectly valid, but that might not be easy to implement. So you basically search a bit for what is possible and you add some assumptions in order to make it work intuitively as well as practically, if that makes sense.</text:p>
      <text:p text:style-name="P22"/>
      <text:p text:style-name="P22">47:59 Daniel:</text:p>
      <text:p text:style-name="P22">Thanks a lot. So you mentioned the first two terms here.</text:p>
      <text:p text:style-name="P22">It would just be great to hear for the green, Bleu and the purple term. Just how do you describe the way that you look at the graph and then translated it here? And then I'll have another question. But first up, green and Bleu and purple.</text:p>
      <text:p text:style-name="P22"/>
      <text:p text:style-name="P22">48:18 Tim:</text:p>
      <text:p text:style-name="P22">Yeah.</text:p>
      <text:p text:style-name="P22">So for the green one you look at the individual nodes of the Bleu part. So this is like your initial state at the start of sequence.</text:p>
      <text:p text:style-name="P22">Sorry, this will be the ultimate original state that you're in. I don't think that the equation on the left corresponds to the figure because there is no locations and moves in there.</text:p>
      <text:p text:style-name="P22"/>
      <text:p text:style-name="P22">48:58 Daniel:</text:p>
      <text:p text:style-name="P22">Right, okay. Yes. This is a lower level model that we're looking at?</text:p>
      <text:p text:style-name="P22"/>
      <text:p text:style-name="P22">49:02 Tim:</text:p>
      <text:p text:style-name="P22">Yes.</text:p>
      <text:p text:style-name="P22"/>
      <text:p text:style-name="P22">49:03 Daniel:</text:p>
      <text:p text:style-name="P22">Okay. The initial condition is conditionally independent of other edges.</text:p>
      <text:p text:style-name="P22"/>
      <text:p text:style-name="P22">49:11 Tim:</text:p>
      <text:p text:style-name="P22">The green and the Bleu is basically your individual start state. So you have to bootstrap somewhere so you have some prior on your starting state and then from then on the next states will all depend on the actions you take. So then it's in the purple. The first term is basically saying okay, my next state will depend on my previous state and the action I took. And then the second one in the purple is saying okay, the action that I take will depends on my policy.</text:p>
      <text:p text:style-name="P22">And the last term then just says okay, my current observation, it only depends on my current state because I assume that all information of the time step is basically represented in active states at the time.</text:p>
      <text:p text:style-name="P22"/>
      <text:p text:style-name="P22">50:01 Daniel:</text:p>
      <text:p text:style-name="P22"><text:soft-page-break/>This is really powerful and I think that the fact that all future states are part of a combinatoric relationship with action, it really shows how deeply action is embedded within active inference. Like there simply is not a consideration of culture, observations or latent states except for conditioning action on policy and conditioning states on action. So policy is above actions that are selected that are actually taken and enacted, but all inference is conditioned on action selection which is conditioned on policy. And there agent two separate models like an expectation module and then like and action selection, state value mapping, state policy mapping, policy statement, all those kinds of constructs that are meant to bridge the gap between inference and action being two sides of the same coin to minimize free energy literalist.</text:p>
      <text:p text:style-name="P22">51:06 Also for those machine learning models, it's just really interesting how that is all concisely simplified and integrated in active inference. And so I want to ask you a question on this purple term, which is, is anything known about the computational complexity of changing H with respect to how you actually ran the models, like sort of in principle or how you actually ran it? Like if you go like 12345 time steps, does it go like time steps squared? Is it like time steps triple squared or what is it?</text:p>
      <text:p text:style-name="P22"/>
      <text:p text:style-name="P22">51:45 Tim:</text:p>
      <text:p text:style-name="P22">Yeah, so I think you have to distinguish two differences here.</text:p>
      <text:p text:style-name="P22">So when just modeling system then H doesn't really matter. It could go to infinites without loss of generalization. It's like your agent gets born and then it operates like this until the end of its life and it could be age based. So from just modeling the system it doesn't really matter, it just say, okay, this is the time horizon, I consider the system and this is then how I assume it acts. Basically it's a different story if we look at an Attial implementation where you suddenly have to choose an age.</text:p>
      <text:p text:style-name="P22">If I implement this model, how long do I want this thing to be able to predict?</text:p>
      <text:p text:style-name="P22">52:46 Because of course, if you build a model that is predicting and then you have to check whether your prediction was correct. And you use the kind of model that we use that basically want to back propagate all the way back to have a gradient update step. Then, of course, the age becomes determined by practical considerations, like how much memory does my machine have to keep all these intermediate states in memory and I can still back propagate through this model.</text:p>
      <text:p text:style-name="P22">So then it's basically an implementation driven choice on how far in the future do you want to model the same or can you model the same? Because it might also be that if you try to predict too far ahead that there's so much noise that it doesn't even make sense to try to predict its support in the future.</text:p>
      <text:p text:style-name="P22">53:48 So it can be driven either by what makes sense for this environment versus how much computer and memory do I have to make this happen, basically.</text:p>
      <text:p text:style-name="P22"/>
      <text:p text:style-name="P22">54:05 Daniel:</text:p>
      <text:p text:style-name="P22">Awesome. Do you want to? Yes, go for it.</text:p>
      <text:p text:style-name="P22"/>
      <text:p text:style-name="P22">54:11 Bleu:</text:p>
      <text:p text:style-name="P22">So I have a question over this figure and then also over the formalism fix. I don't know if you have that anywhere in the slide.</text:p>
      <text:p text:style-name="P22">Samuel if you want to grab it, yes. Okay. So in formalism six, the same observations are there at both levels, at the lower level and the higher level. And this makes a lot of sense for something like <text:soft-page-break/>foraging, right? Like the lower level, the individual is going to go out move forage, and then at the higher level, the group is going to move, right?</text:p>
      <text:p text:style-name="P22">So in a hierarchical sense, that makes sense. And then in figure two, in the legend of the figure, it says that the higher level operates on a coarser time scale. So where, like, the lower level decisions are made at 15 minutes time scales or 1 hour time scales, the higher level is like a day or something, some similar relationship.</text:p>
      <text:p text:style-name="P22">55:13 And that also would make sense for something like foraging. This is kind of relates back to the question of emergence.</text:p>
      <text:p text:style-name="P22">And I just wonder if you can allow for so, like, not all systems operate this way. And here's the big, big question.</text:p>
      <text:p text:style-name="P22">Every organ in my body does something different, right? And then all my cells are getting dehydrated, and then suddenly I say I'm thirsty and I drink. It's not like my cells cannot move to go take a drink of water. So in a hierarchical sense, where the higher level is doing a different action than the lower level, have you thought ant all about how to try to navigate something like this? Like we're at the higher level, the action is totally different.</text:p>
      <text:p text:style-name="P22">Well, the time scale might be coarser, but here the variables change. And this is something I think about a lot. And so I'm always collecting inputs, and I just wonder what you think.</text:p>
      <text:p text:style-name="P22"/>
      <text:p text:style-name="P22">56:12 Daniel:</text:p>
      <text:p text:style-name="P22">Tim.</text:p>
      <text:p text:style-name="P22"/>
      <text:p text:style-name="P22">56:16 Tim:</text:p>
      <text:p text:style-name="P22">Yeah, so basically, I guess the core question is if you take a decision at a higher level, which is like a move in this case, how does it triple down to a lower level action that might not even be related to the move you want to make? Ant the higher level, or something like that? Right. So basically how this happens is that if you look at a single level, like a vanilla active inference formulation, then at some point you tie in the preferences from a prior. It's like these are my preferences, so that's what I want to obtain in this one level.</text:p>
      <text:p text:style-name="P22">And in the hierarchical model, how we do it is basically the action on the higher level.</text:p>
      <text:p text:style-name="P22">57:21 So in this case, making a move to another location, it basically sets. So do you have a bigger version of the image maybe suppose that we go from so we are now at L BigT and we ant to make a move to L big t plus one. At some point this is a decision, we Toon, we want to go to the other one. Then basically we can use the A matrix or the lacquer model that answers okay, if I'm at Lt plus one, then this is the kind of state and pose that I expect.</text:p>
      <text:p text:style-name="P22">So this is then being fed back downwards as this is now the preference for the lower level model to obtain this kind of state.</text:p>
      <text:p text:style-name="P22">58:24 And then at the lower level you again have your expected free energy to work out the low level policy and actions that actually bring you closer to that kind of preference. But at the same time, so at each actual finegrained time step you get lowlevel observations that can give you new beliefs over the state and the forest you're in, which might give you more information on the location that you're in. And then either at some point you will reach the preferred location and then okay, great success. Or it might be that something went terribly wrong and you'll end up in a different location, but then it <text:soft-page-break/>basically also goes up again.</text:p>
      <text:p text:style-name="P22">And at the higher level you then say, okay, I'm now not at the location I want to be, but apparently some different ones that I was. So then you start planning again at that level to correct and search for a new step to take that will then ripple down as like a preference for the lower level and that's how everything kind of continues on going.</text:p>
      <text:p text:style-name="P22">59:35 So you use the likelihood model that maps the states or higher level model to, I believe, on lower level states. And this lightweight model becomes kind of your preference for the lower level, which then has your inference process there to do to infer the action and that's how you can kind of decouple them from semantic meaning as well.</text:p>
      <text:p text:style-name="P22"/>
      <text:p text:style-name="P22">1:00:05 Daniel:</text:p>
      <text:p text:style-name="P22">This is awesome. It reminds me of the kind of question that people often ask where do you want to travel? Where would you like to travel? Where would you prefer to travel? It's often interpreted in a very life scale of analysis.</text:p>
      <text:p text:style-name="P22">Like I would really like to go to this other area. So then that's like, let's think about that as the biggest level. So where would you like to travel? I'd like to go to California. How will you get there?</text:p>
      <text:p text:style-name="P22">I'll take a plane. Where will you go to take a plane? I'll drive to the airport. How will you drive to the airport? I'll get in my car.</text:p>
      <text:p text:style-name="P22">How will you get in your car? I'll leave my room. How will you leave your room? I'll get out of my chair. That's very much the nesting between the top level having more of, like, this biological where I want to be, which then is imposed and propagated and sets the constraints and opportunity for this lower level, like, how I will get there, because it's a totally where would you like to go?</text:p>
      <text:p text:style-name="P22">1:01:15 Somebody could think in their head, I want to go to California in my life. And then the answer to the where do you want to travel? Would be, like, to the next room, but be like, that wasn't really the scale of the context of the question. But this, like, really shows how the multiscale nesting of location lends itself to heuristic and algorithms that help us chunk complexity navigation tasks like navigating to somewhere in California in the next few years. But you can't do the roll out for all of the actions taken at the chair level for that because it's going to be too many explosions of committorics tim.</text:p>
      <text:p text:style-name="P22"/>
      <text:p text:style-name="P22">1:02:04 Tim:</text:p>
      <text:p text:style-name="P22">Yeah, and just to add into the storyline, at some level in the hierarchy, you are like, okay, I want to go to my car. But then you could say, okay, but I need my car keys and I don't know where they are. Where are my car keys? So then suddenly, from having this really goal directed nesting, at some point you say, okay, I need some more information at this level to actually reach my goal. And so at that level, it might switch to more epistemic foraging, which will then ripple down to the level below, like, okay, let's take a look in my kitchen or at the kitchen table, maybe you're there.</text:p>
      <text:p text:style-name="P22">And so that's how at every level of the hierarchy, you have this exploration, exploration trade off. And the outcome of that inference process will then ripple down to the level below. Like, this is the preference for this level to obtain. And this is how everything then starts.</text:p>
      <text:p text:style-name="P22"/>
      <text:p text:style-name="P22">1:03:03 Daniel:</text:p>
      <text:p text:style-name="P22">Foraging, this awesome Bleu.</text:p>
      <text:p text:style-name="P22"><text:soft-page-break/></text:p>
      <text:p text:style-name="P22">1:03:08 Bleu:</text:p>
      <text:p text:style-name="P22">So I'm going to now ask another really hard question. So this is really awesome. And it reminds me of how the higher level constrains the actions at the individual level. It reminds me of and I know, like, you were intending to take this out of semantics space, but it puts it back into semantics space for me. I was having a conversation over the weekend at Complexity Weekend, and one of the participants brought up a kind of political and controversial talk about the topic and they said, so what do you think?</text:p>
      <text:p text:style-name="P22">And I said, I think I shouldn't talk about that. And then they said, okay, well, so what do you want to talk about? Which is kind of like an odd question to have in a conversation, but it constrains when you assign a topic. Or like here, I mean, we're obviously assigning a topic also we're here to talk about this paper and related things that might come up. But in like a spontaneous conversation, when you assign a topic, it very much constrains the conversation to it limits the topic or at least starts a seed.</text:p>
      <text:p text:style-name="P22">1:04:18 And I wonder, like, why do we have to talk about anything? Can't we just sit or like, can't we just talk about the first thing that comes to mind? Or can we just be and be quiet? But for a lot of people, that space is kind of awkward. And where then does emergence fit into the model?</text:p>
      <text:p text:style-name="P22">Which this is the hard question, or can it fit into the model? Like when one component of the lower level says, well, maybe we'll move to the right and then everybody says okay, and they start to pull to the right and then, okay, well, maybe we'll pull to the left. Is there room for emergence or it's always constrained by the assignment of the top level.</text:p>
      <text:p text:style-name="P22"/>
      <text:p text:style-name="P22">1:05:00 Daniel:</text:p>
      <text:p text:style-name="P22">Yeah, you spoke about the top level propagating and rippling down. So what's the other direction there?</text:p>
      <text:p text:style-name="P22"/>
      <text:p text:style-name="P22">1:05:13 Tim:</text:p>
      <text:p text:style-name="P22">I think ultimately you need some preferences at the highest or at any of the levels. Right. And if there's no such preference, then indeed we end up in the situation like, yeah, what happened now? And there is no real constraint and anything can happen. But I think typically in life we are in the at some level, we'll always have a preference and that defines our behavior, I guess.</text:p>
      <text:p text:style-name="P22">I was actually talking to a colleague on similar things. Like as a human we always have like we make plans or there's always something on our mind to do and we're like, yeah, but if you look at the monkey in the zoo, he can just sit there and do nothing. So what goes on in the animal's mind is like, okay, all my preferences are mess, I'm not hungry, I have a safe place, so I just do nothing.</text:p>
      <text:p text:style-name="P22">1:06:23 So yeah, it's an interesting question. Like what happens if you don't have any urgent preferences that need to be met?</text:p>
      <text:p text:style-name="P22">I don't know.</text:p>
      <text:p text:style-name="P22"/>
      <text:p text:style-name="P22">1:06:38 Daniel:</text:p>
      <text:p text:style-name="P22">Well, in the zoo example, that behavior of, for example, low levels of activity might also be associated with like learned helplessness or trauma or like a free reaction or the affordances are not presenting themselves in a certain way. So then that speaks like the ambiguity of cognitive niche respect to <text:soft-page-break/>behavior. And like the robot could be bumping into the wall for a lot of cognitive reasons. It could prefer to bump into the wall, it could prefer to do something else and so there's a many to one mapping with cognitive systems and behavior.</text:p>
      <text:p text:style-name="P22">Like someone COVID be thinking have different reasons or preferences for why they emit a given sentence. So that's part of the complexity but also like the opportunity of the cognitive and then also the classic Lewis Carroll quote probably also misquoted alt quoted many other places.</text:p>
      <text:p text:style-name="P22">1:07:39 But it's like a great folk active question. If you don't know where you want to go then it doesn't matter which way you go. If you don't have high precisionish on your preferences at location then it's a wash.</text:p>
      <text:p text:style-name="P22">It doesn't matter which policy selection you're taking because why would it the only way that you could justify I like this way, okay, because you have a preference for simplicity or you ant to head off in this direction. Those are all valid. It's not to say that if you do know where you want to go you're right or you're doing the right thing or it's going to be easy or possible. It's just like if you don't have preference then it's not possible to make any kind of decision worth evaluating. And that also speaks to the integration of preference in active inference as a means of guiding epistemic and pragmatic value rather than reward learning.</text:p>
      <text:p text:style-name="P22">1:08:43 Reinforcement learning which only centers on pragmatic value and the implicit coherence is more reward, would be better. And then there has to be always ad hoc ways of introducing epistemic and balancing the paperclip maximizing into these models. Bleu and then tim so great example.</text:p>
      <text:p text:style-name="P22"/>
      <text:p text:style-name="P22">1:09:05 Bleu:</text:p>
      <text:p text:style-name="P22">Daniel and I think back to the monkey in the zoo and if the preferences of the monkey might just be constrained by the zookeeper like the monkey just does whatever the zookeeper wants it to do and then that made me really think about parents and children in the United States. So is there always some kind of downward causation?</text:p>
      <text:p text:style-name="P22"/>
      <text:p text:style-name="P22">1:09:29 Daniel:</text:p>
      <text:p text:style-name="P22">Right?</text:p>
      <text:p text:style-name="P22"/>
      <text:p text:style-name="P22">1:09:29 Bleu:</text:p>
      <text:p text:style-name="P22">So like if you have a child and in many families and not only in the United States, but it's different culturally, right? So even the school system in Europe is very different than that in the United States. So the kids just kind of go to some generic school. The parents may or may not have some preference for what they want the child to be.</text:p>
      <text:p text:style-name="P22">I want you to be a doctor, I want you to be a lawyer, I want you to take over the family business or whatever and the child grows in these constraints with this predetermined idea. So there's some kind of top down causation happening from parents to children but in many Americans and like we're just floundering over here. So what drives then the preferences of the child when there's no downward causation? And this is kind of where exploration comes into play, right? Like so you might try this major, you might try that major or you might do this or you might do that and you have this incredible amount of freedom and so you really kind of don't go anywhere or like maybe you take one path in 25 different directions and then just end up right where you started.</text:p>
      <text:p text:style-name="P22"><text:soft-page-break/>1:10:29 So you just start a whole bunch of things and then don't really get down and make any progress on any one path. In contrast to Europe, where I think you have to choose an 8th grade like Stem or not Stem or something like this. So it's interesting. So I think this lack of downward causation so the emergence may this is what I'm picking up from our conversation. The emergence may come from just an exploratory, an exploratory structure.</text:p>
      <text:p text:style-name="P22">And like in this exploration, you just kind of find some direction through exploration.</text:p>
      <text:p text:style-name="P22"/>
      <text:p text:style-name="P22">1:11:02 Daniel:</text:p>
      <text:p text:style-name="P22">Thank you.</text:p>
      <text:p text:style-name="P22"/>
      <text:p text:style-name="P22">1:11:04 Tim:</text:p>
      <text:p text:style-name="P22">Maybe two notes. So one thing is if we don't have preferences, then we still have our information gain, right? So this might drive you to at least some form of exploration or some drive to kind of at one point infer as good as you can where you are.</text:p>
      <text:p text:style-name="P22">Or on the other hand, maybe some actions will yield you force new information to update your model, like the information gain on your model parameter. So this might still drive some exploratory behavior and then how preferences come to be shaped. I guess one relevant piece of related work is done by North Dajit on her paper system where it's actually all about can you learn preferences from behavior? Where the idea is kind of like the things you usually do when you're happy with basically grow to be your purposes as well.</text:p>
      <text:p text:style-name="P22">1:12:14 And you're kind of attracted to revisit these states.</text:p>
      <text:p text:style-name="P22">And this also ties in like parenting, like just seeing your parents or having your parents taking you to some states. Just make it happen that these become your preferred states. Also culturally, the things that you just get to do because that's what people around you and you do just become your preferences because you see it Beni done and you're doing it all the time. So by doing it, it becomes kind of your prior on things that happen and that you have to do or that you are expected to do. And I think it's kind of related as well to the work of Nor.</text:p>
      <text:p text:style-name="P22">Like how maybe the things that you just ought to be doing and that somebody takes you to do becomes kind of your preferences.</text:p>
      <text:p text:style-name="P22"/>
      <text:p text:style-name="P22">1:13:18 Daniel:</text:p>
      <text:p text:style-name="P22">Great points. So when you said that even without preferences there's still info gain, so that does hide a little preference, which is a preference to resolve uncertainty. But if you remove that like coherence or assumptions, then it's kind of like, okay, there's a million ways to make your Gaussian distribution worse. You can just inflate the variance and your errors will get infinitely high. So putting those types of inferences away, then there's the info gain approach.</text:p>
      <text:p text:style-name="P22">And then the things that reminds me of was the idea of novelty search. And so this is within the field of evolutionary algorithms and evolutionary computation where there's often this very exacting fitness test, the top 5% fastest runners are going to survive or they're going to be evaluated on the task every single time. And then people realize and thought about how well, maybe it's not like super harsh selection. Maybe there's sort of oscillating selection pressures on the task or maybe multiple tasks are being selected and then sort of like the and absurd but not, say, ineffective version of this argument is <text:soft-page-break/>forget the task and the performance and the fitness on that task and either entirely or partially use novelty search and simply select for novelty of different kinds.</text:p>
      <text:p text:style-name="P22">1:14:45 And so it does need to make its way back to task performance like homeostasis maintenance.</text:p>
      <text:p text:style-name="P22">But this is like an interesting thread that was sort of like balancing out the overly pragmatic value view. And the second thing that it reminded me of is the figure in the active inference on discrete states basis of synthesis DA Costa at all 2020. And so here in the case of no errors on the left Bayesian surprise, optimal Bayesian design, intrinsic motivation, curiosity and the Info max principle. And so it's like interesting to see how under different special cases that are shown here, no priors, which might be no prior preference, but let's think about that.</text:p>
      <text:p text:style-name="P22">1:15:46 No ambiguity like no no space between the observation and the hidden states total observability.</text:p>
      <text:p text:style-name="P22">That's the mall where we were speaking about the robotics last time, like where you can just have perfect evolution of your spatial location, then there's no ambiguity or risk a deterministic action environment where you know exactly how well each stock is going to perform. Then you can make expected value decisions purely based around utility and then no ambiguity or priors on the right side here with maximum entropy principle and ants and max ends. So it's like this action perception loop has so many degrees of freedom that it's just wild. And the special Casper Hesp us zoom in on the information gathering aspect of a given level epistemic gain the utility oriented components of a given level that's the pragmatic policies and the utilitarian component.</text:p>
      <text:p text:style-name="P22">1:16:52 And then there's this balancing of the pragmatic and the epistemic and the ability to flex and to adapt between those, which is why some are excited about active coherence as speaking to this explore exploit dialectic in a way that hasn't been approached by like we'll learn a parameter that switches between them.</text:p>
      <text:p text:style-name="P22">This is like a very different way to integrate all those things by finding an action perception loop that's a generalization of some of these cases.</text:p>
      <text:p text:style-name="P22">And it's really interesting that this is a discrete state space synthesis. So all but implying that there hasn't been a synthesis on continuous and hybrid state spaces. So how do discrete and continuum variables come into play in just like this paper or robotics more generally?</text:p>
      <text:p text:style-name="P22">1:17:57 How does that field think about discrete and continuous actions?</text:p>
      <text:p text:style-name="P22"/>
      <text:p text:style-name="P22">1:18:02 Tim:</text:p>
      <text:p text:style-name="P22">Yeah, So in this paper, it's rather all continuum I'm sorry, all discrete, right?</text:p>
      <text:p text:style-name="P22">So we use discrete time steps.</text:p>
      <text:p text:style-name="P22">Personally, we didn't do a lot of research on actually the continuum timelism. I know that for example, Pablo Neyofa has done a lot of work in Kyrtin lutsa in Delft, where they actually do the more continuum time torque control, low level control of robotic arms and so on. And it's an entirely different format. And personally, I'm not an expert on that kind of systems, but I get that similar ideas are there as well on the information gain versus reference resolving kind of planning.</text:p>
      <text:p text:style-name="P22">1:19:12 But yeah, I cannot really say a lot about it.</text:p>
      <text:p text:style-name="P22"/>
      <text:p text:style-name="P22">1:19:21 Daniel:</text:p>
      <text:p text:style-name="P22">What is it like in this warehouse? Like, do people work in there or is it just a test area or what is it on <text:soft-page-break/>the shelves?</text:p>
      <text:p text:style-name="P22"/>
      <text:p text:style-name="P22">1:19:32 Tim:</text:p>
      <text:p text:style-name="P22">Yeah, just a test area. Basically when we enter that particular building, this room was allocated, as we have a data center in the building, so it's the group floor of our building. And this room is actually allocated as a part of the data center.</text:p>
      <text:p text:style-name="P22">But at the moment we don't have enough racks to fill it. But it was like to be future proof and so it was just an empty space. And then people started using it as storage space for all of the things that are just lying around and nobody really has a place for them to be. So they had some racks over there with all kind of random stuff that needs to be stored somewhere. You also have like a lot of old server cases from older machines over there that are just sitting there in case we need a hae park or something.</text:p>
      <text:p text:style-name="P22">1:20:39 So it's like generic forage space. And then we figured, yeah, if we have the space anyway, we can start doing experiments in this. And so we have an area now where we have some robots manipulators and then ant the same time we have this more kind of warehouse setup that kind of reflects how in actual industrial warehouses things might be. And so we share the space with researchers working on awareness virtualization that then put some beacons on and see how the wireless signal propagates with all this metal shells around and these kind of things. So it's just now a generic space that you can use for experimentation on navigation, but also localization senior propagation through different kinds of material.</text:p>
      <text:p text:style-name="P22">These kind of experiments all happen there now. Cool.</text:p>
      <text:p text:style-name="P22"/>
      <text:p text:style-name="P22">1:21:40 Daniel:</text:p>
      <text:p text:style-name="P22">The part you mentioned about the electromagnetic radiation and how it propagates, it makes me think about how you have this current bot using only the visual light. Like, we kind of talked about that previously. It could have all kinds of different sensors, but it only has the visual light and it doesn't use any kind of WiFi updating.</text:p>
      <text:p text:style-name="P22">Like what if every minute it gets an update of its actual location. So that could be in the model and then different kinds of situations could be enacted, simulated and then enacted. Like what happens when the lights go off? What if the WiFi goes down? And then that is where the generative model being on board is really going to reveal the robustness of the approach.</text:p>
      <text:p text:style-name="P22">Because if it does have this internal spatial sense, the lights going off may or going very dim, which changes the pixel values of every pixel and the ratio of the colors and everything.</text:p>
      <text:p text:style-name="P22">1:22:49 But maybe just the very light, the exit sign that light alone is enough for the camera to still dot two relearn and just have enough input from the observation layer. So it's like very cool that you can control the space. Like you have policy over this space, whereas in an operating environment that you don't control it's. Like you are subject to the generative process emitting actions to you which might have regularity or favorability, but you don't control them.</text:p>
      <text:p text:style-name="P22">And then that's what the lab is as like a space where there are nest mates or robots or learners. But then the lab can also set policy with feedback from the bottom up. But also it is a place where the policy can be controlled and that can help the robot like learn and develop. So that's kind of cool. And again, it speaks to what Karl is saying about like the learning robots.</text:p>
      <text:p text:style-name="P22">Like there is a time scale at which the community or the collaborators are in feedback with this niche.</text:p>
      <text:p text:style-name="P22"><text:soft-page-break/>1:23:56 Like without this paper, or maybe without this paper there wouldn't be the discussion, but then without this being enacted there wouldn't be the paper. So there's a lot of interesting dynamics there.</text:p>
      <text:p text:style-name="P22"/>
      <text:p text:style-name="P22">1:24:11 Tim:</text:p>
      <text:p text:style-name="P22">Yeah, maybe to add on scenarios that you were describing on turning over the license and using other steps and abilities. So we actually do have experiments with, for example, also modeling on this robot in particular. At the front you see a planar lighter scanner, so it just scans with light graph and it measures the distances and then the resting on there is actually a radar so that's one curves and ant 679 gigahertz curves and then it listens for the reflecting signal. And that's also a way to kind of estimate where are obstacles around you and which distance are they and which velocity are they approaching or going further from you. We actually also create models on these kind of modalities and we could actually show that it could kind of imagine lighter scans inside the Ale or how radar would evolve if the robot moving.</text:p>
      <text:p text:style-name="P22">1:25:22 And some other things that we did, which was these things are especially Ozan Catal, who is the first author of the paper as well, did a lot of work on this. So one of the things he did was if we now put like a cable guru in one of these Ails, then when the robots would drive over it, you would see a whole different type of dynamics because it would bump up and go down. And if you monitor the patient, surprise. So basically the other versions between your dynamics model and then your postcard, you could see like a huge spike in kind of surprise signal on this kind of dynamics. Like, this is something weird that's happening.</text:p>
      <text:p text:style-name="P22">And you could kind of use this to see is everything going normal? Or is this something weird going on suddenly in my space? And also this, we had the robot driving around, but also people passing by, just walking by.</text:p>
      <text:p text:style-name="P22">1:26:24 And if that was in the brain on that model, it would actually not be surprised if it sees people passing by. And if you would let it, like, imagine how would it be if you drive forward.</text:p>
      <text:p text:style-name="P22">And sometimes you could see, of course it's very blurry because it's like a reconstruction. You could see kind of skimmy signatures passing by as if a person was walking past a robot. Like, yeah, this is a scenario that can happen. You just learned it, which is pretty fun. So maybe discovers the fun fact.</text:p>
      <text:p text:style-name="P22"/>
      <text:p text:style-name="P22">1:27:03 Daniel:</text:p>
      <text:p text:style-name="P22">That is a fun fact. Yeah, this is the total do robots, Dean of Electric Sheep. Like that whole question. It's like if their generative models is generative. Sure.</text:p>
      <text:p text:style-name="P22">Depends on what you mean by dream. If it's only a recognition model, probably not. That's very funny. Let's take just one last look. Since we talked a lot about the factorization of the one level, which was a great discussion, let's just look at the factorization of this multiscale setting and just any other things that people want to ask or any other thoughts you have.</text:p>
      <text:p text:style-name="P22">But what is happening with the factorization here? And similar to how you kind of like gave a natural language representation of the factorization that we looked at here, this is the single level just within the Bleu level.</text:p>
      <text:p text:style-name="P22">1:28:09 And so what is happening with a multiscale factorization?</text:p>
      <text:p text:style-name="P22"/>
      <text:p text:style-name="P22">1:28:14 Tim:</text:p>
      <text:p text:style-name="P22"><text:soft-page-break/>Yeah, so if you here look at the bubble, you basically see again the same kind of factorization as you had before. Right?</text:p>
      <text:p text:style-name="P22">So it's like, okay, my current state depends on my previous state and action, and my action depends on the policy and my conversation depends on my current state. And the only thing that is added here is the term on bees, which are the poses. So it's the second term, that one.</text:p>
      <text:p text:style-name="P22"/>
      <text:p text:style-name="P22">1:28:53 Daniel:</text:p>
      <text:p text:style-name="P22">And this p is Pose.</text:p>
      <text:p text:style-name="P22"/>
      <text:p text:style-name="P22">1:28:55 Tim:</text:p>
      <text:p text:style-name="P22">Yeah, exactly.</text:p>
      <text:p text:style-name="P22">What we did here is since we are working on this inclination setting and we already had some inspiration from existing Slam approaches, we decided like, yeah, it actually makes a lot of sense to treat Boses as kind of a first class sitting in the model. And we really would like to have because you kind of know how poses evolve given the action, because it's pretty simple. You can have a pretty simple transition model that says, okay, if you move forward, then your posts will increase in the direction that you're heading, basically. So that's a very basic way of entering your post. And your post is of course also very relevant for knowing where you are.</text:p>
      <text:p text:style-name="P22">So that's why we decided to kind of split off the abstract states and have an additional post state that was dedicated for modeling where you are in the space, like in this continuous action network.</text:p>
      <text:p text:style-name="P22">1:30:09 And then if we go to the level above then there you have a similar structure but now the action is the move. So you have a prior on moves and then you move from one location to the next given the move that you're doing. And then you have the connection between the upper level and the lower level which is what's? Now the probability of having a certain lower level state given the diamond in this location.</text:p>
      <text:p text:style-name="P22">And what would be my post of the robot if I'm in this location basically. And that then sums it up I guess.</text:p>
      <text:p text:style-name="P22"/>
      <text:p text:style-name="P22">1:30:49 Daniel:</text:p>
      <text:p text:style-name="P22">What is the purple term and why is there the big pie at the end of it?</text:p>
      <text:p text:style-name="P22"/>
      <text:p text:style-name="P22">1:30:57 Tim:</text:p>
      <text:p text:style-name="P22">Yeah, so the purple term basically is your individual state for a higher level. So I think it's like the if you look at the Bleu box it's the gray note.</text:p>
      <text:p text:style-name="P22">It's like you observe the initial conversation from the new Bleu block basically that's your current time step.</text:p>
      <text:p text:style-name="P22"/>
      <text:p text:style-name="P22">1:31:34 Daniel:</text:p>
      <text:p text:style-name="P22">Cool.</text:p>
      <text:p text:style-name="P22"/>
      <text:p text:style-name="P22">1:31:35 Tim:</text:p>
      <text:p text:style-name="P22">And then the big pie is then from then on you basically go for a number of lower level time steps which <text:soft-page-break/>is basically the counts that you make within the Bleu box, basically. So we have this big T and small T which basically are just denotes a time step within the fine brain level or time step within the orange level, but in actual timing, like the big D going from big T to big and it's just like a number of timestamps on the actual real increase time, let's say. So suppose if we say that our sensor operates at 10 Hz. Like every seconds you get a new conversation.</text:p>
      <text:p text:style-name="P22">That's like the lowest granularity time stamping.</text:p>
      <text:p text:style-name="P22">1:32:39 And then the big T just is like okay, now I'm at current time step. And now it could be 1 second later. It could be 2 seconds later. Could be 5 seconds later.</text:p>
      <text:p text:style-name="P22">It's just like going from big T to big D plus one just says there some time has elapsed from going to this thing that I call a location to this next thing that I call location. But exactly how many actual second half passed? Yeah, that's up to the model basically because you have the system that looks at how much surprise or how much information did I gain from moving. And this basically determines when you shift from one location to another. So the concept of location is based on the threshold on when we add a new note to the map.</text:p>
      <text:p text:style-name="P22">So we added this big T notation just to introduction kind of a time step on the higher level.</text:p>
      <text:p text:style-name="P22">1:33:47 But this is totally abstracted from the actual timing, which you do have for the lower level. So the lower level there, the small free, is actually the rate at which your observations come in, basically. So this could be fixed to like 100 milliseconds. Every ten milliseconds you shift time step.</text:p>
      <text:p text:style-name="P22">But when the big B shifts, it all depends on when you infer to be in a new location, basically, if that makes sense.</text:p>
      <text:p text:style-name="P22"/>
      <text:p text:style-name="P22">1:34:17 Daniel:</text:p>
      <text:p text:style-name="P22">And you mentioned that there was a parameter, you kind of just empirically determined when it made sense to add the new node. Yeah, but then the frequency of the discrete time steps to bottom was 100 Hz or 10 milliseconds. And that was just the sampling rate of all of these features.</text:p>
      <text:p text:style-name="P22"/>
      <text:p text:style-name="P22">1:34:36 Tim:</text:p>
      <text:p text:style-name="P22">Yeah.</text:p>
      <text:p text:style-name="P22"/>
      <text:p text:style-name="P22">1:34:39 Daniel:</text:p>
      <text:p text:style-name="P22">Wow. There's so much happening with nesting. There's the movement from the geometric to the biological. There's the movement from something that is at a smaller, finer scale to something that is really enclosing it or conceptually enclosing it in this kind of way that we were talking about the cognitive domain earlier. There's this movement from the chronos to the chaos, from the actual sensor defined speed that things are happening in the world to like, the timeliness of when it's time to think that you're in a different location.</text:p>
      <text:p text:style-name="P22">And then in the biological case, it was woven so clearly to this multiscale navigational capacity of the he system. Because, like, if you said I'm in a different place in my room, that might be a foot, but to be in a different place on the train, it might be the next train spot.</text:p>
      <text:p text:style-name="P22">1:35:43 And so the way that language is vague, yet does allow us to really drill into what model, what was valuable about that for you? What were you curious about in that moment? Like these kinds of ways that we interrogate ourself and that we can also engage in conversation.</text:p>
      <text:p text:style-name="P22"><text:soft-page-break/>So, yeah, Bleu, why don't we sit silently, maybe for performance? Ant stream number one, it could happen, but also there's uncertainty to resolve and message passing to be done. Otherwise, it's implausible that we're going to coordinate in our, like, actions or in our thoughts.</text:p>
      <text:p text:style-name="P22">If you have any other ideas or thoughts or questions or places you want to jump to, we can totally do so. Otherwise, this is a great thought, too.</text:p>
      <text:p text:style-name="P22">1:36:46 What are the next steps? You've mentioned several things, but just what would be like a next outcome or deliverable or thing that you're hoping to see in the niche and maybe even enact yourself?</text:p>
      <text:p text:style-name="P22"/>
      <text:p text:style-name="P22">1:37:01 Tim:</text:p>
      <text:p text:style-name="P22">Yes. Some of the things that I was discussing today with one of the students just today actually is to basically work on because one of the biggest limitations now is that in order to navigate, you're basically limited to what it has seen before. Right. So we still need to hand control the robots to the lab to build a map. And then only when it has visited the whole space, it can start just then start navigating it basically.</text:p>
      <text:p text:style-name="P22">So one direction is can we kind of have the robot self navigate? And one idea there is to again linking to our story about preferences at different hierarchical levels. Maybe we could have a preference on the lower level that just says okay, I don't want to bump into things.</text:p>
      <text:p text:style-name="P22">1:38:05 And if you don't have a map, the only thing you want is on the one hand be curious and try to update your model as good as you can, but also not bump into things. And then you have like this robot that just starts driving around at the same time building a map.</text:p>
      <text:p text:style-name="P22">And then at least you can just put it anywhere. It will start mapping and at some point you say okay, the robot now go to now search for this particular object and then you give it a goal and it starts exploring. Maybe you can imagine this is maybe the location where I saw something very similar. So this is probably the location I want to go to and then you can have it like more goal directed. So this is Ronen thing we were thinking about.</text:p>
      <text:p text:style-name="P22">And then another implication is also that the edges between the notes are also only the edges that you actually traversed force.</text:p>
      <text:p text:style-name="P22">1:39:09 So for example, one stupid thing is that it does not know that if it went from one location to the other, it can actually turn around 360 degrees and go back and it will be at the same location because in this visual space it might be a totally different thing. And if you never thought it or actually control errors to turn around 360 degrees, it will never make the link. Okay, I can actually do this. So one of the things that we were exploring, like, can we use our low level generative model to kind of imagine potential links between notes and then kind of add these links to the map as if you kind of visited those before or maybe add some weight to these links?</text:p>
      <text:p text:style-name="P22">So, you know, yes, this might be a link and this is the likelihood of this link, but at least you can take them, these links into account and planning and say, hey, I'm feeling adventurous, so maybe it's time to explore this link or for this particular goal.</text:p>
      <text:p text:style-name="P22">1:40:16 If this link exists I never tried it, but if it exists, it will be a huge shortcut to reach this goal. So I'm willing to take this gamble in this situation and do like this kind of behavior by just kind of imagining which kind of locations can I visit that maybe I never tried this before, but given the things I could learn from this environment, this might be the case. So I'll just try it. So maybe these two points are basically the next things on our list to start exploring.</text:p>
      <text:p text:style-name="P22"><text:soft-page-break/></text:p>
      <text:p text:style-name="P22">1:40:54 Daniel:</text:p>
      <text:p text:style-name="P22">Nice. It is like knowing other streets you could take. What if the road I always take is blocked and then there are so it's just cool. And what arises after you're implementing it in the chat, steven has been making some comments about the door. And we discussed like, being in the hallway and then there's the pixel contrast.</text:p>
      <text:p text:style-name="P22">And then like if there were a higher level concept of door probability of a door at that location, so that pixel change abruptly could be associated with the door. And then there's this location of door, not just the pixel level mapping, but then there's like what does the door bridge to? And what if it explore a closed room and now the door opens and then it can say, well now I'm curious about what's out there? Or what is that node?</text:p>
      <text:p text:style-name="P22">1:41:54 A bottleneck?</text:p>
      <text:p text:style-name="P22">And that's like the door as Markov blanket. What happens when you train it up on the warehouse, including with curiosity, and then you open the door, what's going to happen? But these are awesome directions. So thank you for sharing it. Bleu, do you have any final comments or questions?</text:p>
      <text:p text:style-name="P22"/>
      <text:p text:style-name="P22">1:42:13 Bleu:</text:p>
      <text:p text:style-name="P22">Just think this was super interesting to think about and explore and try to map onto my map of my cognition in my mind.</text:p>
      <text:p text:style-name="P22"/>
      <text:p text:style-name="P22">1:42:24 Daniel:</text:p>
      <text:p text:style-name="P22">Yeah, agreed. It was really cool to see the analytical formal and the biological and the robotic coming together. And so much appreciated, Tim, for joining us and to Adam for joining previously and all the other authors. So hope to see you around.</text:p>
      <text:p text:style-name="P22"/>
      <text:p text:style-name="P22">1:42:45 Tim:</text:p>
      <text:p text:style-name="P22">Yeah, also from my side, it was a nice discussion.</text:p>
      <text:p text:style-name="P22">Open up a lot of new perspectives also for me and new ideas. So thank you for that.</text:p>
      <text:p text:style-name="P22"/>
      <text:p text:style-name="P22">1:42:55 Daniel:</text:p>
      <text:p text:style-name="P22">Thank you, Tim. See you later. Thank you, <text:span text:style-name="T18">Bleu</text:span>.</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4T11:26:38.093000000</dc:date>
    <meta:editing-duration>PT1H1M52S</meta:editing-duration>
    <meta:editing-cycles>4</meta:editing-cycles>
    <meta:generator>LibreOffice/7.4.1.2$Windows_X86_64 LibreOffice_project/3c58a8f3a960df8bc8fd77b461821e42c061c5f0</meta:generator>
    <meta:document-statistic meta:table-count="3" meta:image-count="0" meta:object-count="0" meta:page-count="89" meta:paragraph-count="1279" meta:word-count="48349" meta:character-count="271627" meta:non-whitespace-character-count="224556"/>
  </office:meta>
</office:document-meta>
</file>